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2" svg:font-family="Tahoma"/>
    <style:font-face style:name="Lucida Grande" svg:font-family="'Lucida Grande'" style:font-family-generic="swiss"/>
    <style:font-face style:name="AssyrianDictionary" svg:font-family="AssyrianDictionary" style:font-pitch="variable"/>
    <style:font-face style:name="Courier New" svg:font-family="'Courier New'" style:font-pitch="variable"/>
    <style:font-face style:name="Tahoma" svg:font-family="Tahoma" style:font-pitch="variable"/>
    <style:font-face style:name="AO Times New Roman" svg:font-family="'AO Times New Roman', Cochi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ing_20_1">
      <style:paragraph-properties fo:line-height="150%"/>
      <style:text-properties style:font-name="AssyrianDictionary"/>
    </style:style>
    <style:style style:name="P2" style:family="paragraph" style:parent-style-name="Heading_20_1">
      <style:paragraph-properties fo:line-height="150%"/>
    </style:style>
    <style:style style:name="P3" style:family="paragraph" style:parent-style-name="Heading_20_1">
      <style:paragraph-properties fo:line-height="150%"/>
      <style:text-properties fo:font-variant="small-caps" style:font-name="AssyrianDictionary"/>
    </style:style>
    <style:style style:name="P4" style:family="paragraph" style:parent-style-name="Plain_20_Text">
      <style:paragraph-properties fo:line-height="150%"/>
    </style:style>
    <style:style style:name="P5" style:family="paragraph" style:parent-style-name="Plain_20_Text">
      <style:paragraph-properties fo:line-height="150%">
        <style:tab-stops>
          <style:tab-stop style:position="6.5in" style:type="right"/>
        </style:tab-stops>
      </style:paragraph-properties>
    </style:style>
    <style:style style:name="P6" style:family="paragraph" style:parent-style-name="Plain_20_Text">
      <style:paragraph-properties fo:line-height="150%">
        <style:tab-stops>
          <style:tab-stop style:position="0.5in"/>
          <style:tab-stop style:position="6.5in" style:type="right"/>
        </style:tab-stops>
      </style:paragraph-properties>
    </style:style>
    <style:style style:name="P7" style:family="paragraph" style:parent-style-name="Plain_20_Text">
      <style:paragraph-properties fo:line-height="150%">
        <style:tab-stops>
          <style:tab-stop style:position="0.5in"/>
        </style:tab-stops>
      </style:paragraph-properties>
    </style:style>
    <style:style style:name="P8" style:family="paragraph" style:parent-style-name="Plain_20_Text">
      <style:paragraph-properties fo:line-height="150%"/>
      <style:text-properties style:font-name="AssyrianDictionary" fo:font-size="12pt" style:font-size-asian="12pt"/>
    </style:style>
    <style:style style:name="P9" style:family="paragraph" style:parent-style-name="Plain_20_Text">
      <style:paragraph-properties fo:line-height="150%">
        <style:tab-stops>
          <style:tab-stop style:position="6.5in" style:type="right"/>
        </style:tab-stops>
      </style:paragraph-properties>
      <style:text-properties style:font-name="AssyrianDictionary" fo:font-size="12pt" style:font-size-asian="12pt"/>
    </style:style>
    <style:style style:name="P10" style:family="paragraph" style:parent-style-name="Plain_20_Text">
      <style:paragraph-properties fo:line-height="150%">
        <style:tab-stops>
          <style:tab-stop style:position="0.5in"/>
          <style:tab-stop style:position="6.5in" style:type="right"/>
        </style:tab-stops>
      </style:paragraph-properties>
      <style:text-properties style:font-name="AssyrianDictionary" fo:font-size="12pt" style:font-size-asian="12pt"/>
    </style:style>
    <style:style style:name="P11" style:family="paragraph" style:parent-style-name="Plain_20_Text">
      <style:paragraph-properties fo:line-height="150%">
        <style:tab-stops>
          <style:tab-stop style:position="0.5in"/>
        </style:tab-stops>
      </style:paragraph-properties>
      <style:text-properties style:font-name="AssyrianDictionary" fo:font-size="12pt" style:font-size-asian="12pt"/>
    </style:style>
    <style:style style:name="P12" style:family="paragraph" style:parent-style-name="Plain_20_Text">
      <style:paragraph-properties fo:line-height="150%"/>
      <style:text-properties style:font-name="AssyrianDictionary" fo:font-size="12pt" fo:language="pl" fo:country="PL" style:font-size-asian="12pt"/>
    </style:style>
    <style:style style:name="P13" style:family="paragraph" style:parent-style-name="Plain_20_Text">
      <style:paragraph-properties fo:line-height="150%">
        <style:tab-stops>
          <style:tab-stop style:position="0.5in"/>
          <style:tab-stop style:position="6.5in" style:type="right"/>
        </style:tab-stops>
      </style:paragraph-properties>
      <style:text-properties style:font-name="AssyrianDictionary" fo:font-size="12pt" fo:language="pl" fo:country="PL" style:font-size-asian="12pt"/>
    </style:style>
    <style:style style:name="P14" style:family="paragraph" style:parent-style-name="Plain_20_Text">
      <style:paragraph-properties fo:line-height="150%">
        <style:tab-stops>
          <style:tab-stop style:position="0.5in"/>
        </style:tab-stops>
      </style:paragraph-properties>
      <style:text-properties style:font-name="AssyrianDictionary" fo:font-size="12pt" fo:language="pl" fo:country="PL" style:font-size-asian="12pt"/>
    </style:style>
    <style:style style:name="P15" style:family="paragraph" style:parent-style-name="Plain_20_Text">
      <style:paragraph-properties fo:line-height="150%"/>
      <style:text-properties style:font-name="AssyrianDictionary" fo:font-size="12pt" fo:font-weight="bold" style:font-size-asian="12pt" style:font-weight-asian="bold" style:font-weight-complex="bold"/>
    </style:style>
    <style:style style:name="P16" style:family="paragraph" style:parent-style-name="Plain_20_Text">
      <style:paragraph-properties fo:line-height="150%"/>
      <style:text-properties style:font-name="AssyrianDictionary" fo:font-size="12pt" fo:letter-spacing="0.0138in" style:font-size-asian="12pt"/>
    </style:style>
    <style:style style:name="P17" style:family="paragraph" style:parent-style-name="Plain_20_Text">
      <style:paragraph-properties fo:line-height="150%"/>
      <style:text-properties style:font-name="AssyrianDictionary" fo:font-size="12pt" fo:letter-spacing="0.0138in" fo:font-weight="bold" style:font-size-asian="12pt" style:font-weight-asian="bold" style:font-weight-complex="bold"/>
    </style:style>
    <style:style style:name="P18" style:family="paragraph" style:parent-style-name="Plain_20_Text">
      <style:paragraph-properties fo:line-height="150%"/>
      <style:text-properties fo:font-variant="small-caps" style:font-name="AssyrianDictionary" fo:font-size="12pt" fo:font-weight="bold" style:font-size-asian="12pt" style:font-weight-asian="bold"/>
    </style:style>
    <style:style style:name="P19" style:family="paragraph" style:parent-style-name="Plain_20_Text">
      <style:paragraph-properties fo:line-height="150%"/>
      <style:text-properties fo:language="pl" fo:country="PL"/>
    </style:style>
    <style:style style:name="P20" style:family="paragraph" style:parent-style-name="Plain_20_Text">
      <style:paragraph-properties fo:line-height="150%"/>
      <style:text-properties fo:language="pl" fo:country="PL" style:font-name-complex="Courier New"/>
    </style:style>
    <style:style style:name="P21" style:family="paragraph" style:parent-style-name="Plain_20_Text">
      <style:paragraph-properties fo:margin-left="0in" fo:margin-right="0in" fo:line-height="150%" fo:text-indent="0.25in" style:auto-text-indent="false"/>
    </style:style>
    <style:style style:name="P22" style:family="paragraph" style:parent-style-name="Plain_20_Text">
      <style:paragraph-properties fo:margin-left="0.5in" fo:margin-right="0in" fo:line-height="150%" fo:text-indent="-0.5in" style:auto-text-indent="false"/>
    </style:style>
    <style:style style:name="P23" style:family="paragraph" style:parent-style-name="Plain_20_Text">
      <style:paragraph-properties fo:margin-left="0.25in" fo:margin-right="0in" fo:line-height="150%" fo:text-indent="-0.25in" style:auto-text-indent="false">
        <style:tab-stops>
          <style:tab-stop style:position="0.5in"/>
          <style:tab-stop style:position="6.5in" style:type="right"/>
        </style:tab-stops>
      </style:paragraph-properties>
    </style:style>
    <style:style style:name="P24" style:family="paragraph" style:parent-style-name="Plain_20_Text">
      <style:paragraph-properties fo:margin-left="0.25in" fo:margin-right="0in" fo:line-height="150%" fo:text-indent="-0.25in" style:auto-text-indent="false">
        <style:tab-stops>
          <style:tab-stop style:position="0.5in"/>
        </style:tab-stops>
      </style:paragraph-properties>
    </style:style>
    <style:style style:name="P25" style:family="paragraph" style:parent-style-name="Plain_20_Text" style:master-page-name="Standard">
      <style:paragraph-properties fo:line-height="150%" fo:text-align="center" style:justify-single-word="false" style:page-number="auto"/>
    </style:style>
    <style:style style:name="P26" style:family="paragraph" style:parent-style-name="Standard">
      <style:paragraph-properties fo:line-height="150%"/>
      <style:text-properties style:font-name="AssyrianDictionary"/>
    </style:style>
    <style:style style:name="P27" style:family="paragraph" style:parent-style-name="Standard">
      <style:paragraph-properties fo:line-height="150%"/>
      <style:text-properties style:font-name="AssyrianDictionary" fo:font-weight="bold" style:font-weight-asian="bold"/>
    </style:style>
    <style:style style:name="P28" style:family="paragraph" style:parent-style-name="Standard">
      <style:paragraph-properties fo:line-height="150%"/>
      <style:text-properties style:font-name="AssyrianDictionary" fo:font-weight="bold" style:font-weight-asian="bold" style:font-weight-complex="bold"/>
    </style:style>
    <style:style style:name="P29" style:family="paragraph" style:parent-style-name="Standard">
      <style:paragraph-properties fo:line-height="150%"/>
      <style:text-properties style:font-name="AssyrianDictionary" style:font-weight-complex="bold"/>
    </style:style>
    <style:style style:name="P30" style:family="paragraph" style:parent-style-name="Standard">
      <style:paragraph-properties fo:line-height="150%"/>
      <style:text-properties style:font-name="AssyrianDictionary" style:font-size-complex="12pt"/>
    </style:style>
    <style:style style:name="P31" style:family="paragraph" style:parent-style-name="Standard">
      <style:paragraph-properties fo:line-height="150%"/>
    </style:style>
    <style:style style:name="P32" style:family="paragraph" style:parent-style-name="Standard">
      <style:paragraph-properties fo:line-height="150%">
        <style:tab-stops>
          <style:tab-stop style:position="6.5in" style:type="right"/>
        </style:tab-stops>
      </style:paragraph-properties>
    </style:style>
    <style:style style:name="P33" style:family="paragraph" style:parent-style-name="Standard">
      <style:paragraph-properties fo:line-height="150%">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34" style:family="paragraph" style:parent-style-name="Standard">
      <style:paragraph-properties fo:line-height="150%"/>
      <style:text-properties fo:font-variant="small-caps" style:font-name="AssyrianDictionary" fo:font-weight="bold" style:font-weight-asian="bold" style:font-weight-complex="bold"/>
    </style:style>
    <style:style style:name="P35" style:family="paragraph" style:parent-style-name="Standard">
      <style:paragraph-properties fo:margin-left="0in" fo:margin-right="0in" fo:line-height="150%" fo:text-indent="0.25in" style:auto-text-indent="false"/>
    </style:style>
    <style:style style:name="P36" style:family="paragraph" style:parent-style-name="Standard">
      <style:paragraph-properties fo:margin-left="0in" fo:margin-right="0in" fo:line-height="150%" fo:text-indent="0.25in" style:auto-text-indent="false"/>
      <style:text-properties style:font-name="AssyrianDictionary"/>
    </style:style>
    <style:style style:name="P37" style:family="paragraph" style:parent-style-name="Standard">
      <style:paragraph-properties fo:margin-left="0.25in" fo:margin-right="0in" fo:line-height="150%" fo:text-indent="-0.25in" style:auto-text-indent="false">
        <style:tab-stops>
          <style:tab-stop style:position="6.5in" style:type="right"/>
        </style:tab-stops>
      </style:paragraph-properties>
    </style:style>
    <style:style style:name="P38" style:family="paragraph" style:parent-style-name="Standard">
      <style:paragraph-properties fo:margin-left="0in" fo:margin-right="0in" fo:line-height="150%" fo:text-indent="0.5in" style:auto-text-indent="false">
        <style:tab-stops>
          <style:tab-stop style:position="0.5in"/>
        </style:tab-stops>
      </style:paragraph-properties>
      <style:text-properties style:font-name="AssyrianDictionary" fo:language="pl" fo:country="PL"/>
    </style:style>
    <style:style style:name="P39" style:family="paragraph" style:parent-style-name="Standard">
      <style:paragraph-properties fo:margin-left="0in" fo:margin-right="0in" fo:line-height="150%" fo:text-indent="0.5in" style:auto-text-indent="false"/>
      <style:text-properties style:font-name="AssyrianDictionary" fo:font-weight="bold" style:font-weight-asian="bold"/>
    </style:style>
    <style:style style:name="P40" style:family="paragraph" style:parent-style-name="Standard">
      <style:paragraph-properties fo:margin-left="0.2in" fo:margin-right="0in" fo:line-height="150%"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AssyrianDictionary"/>
    </style:style>
    <style:style style:name="P41" style:family="paragraph" style:parent-style-name="Standard">
      <style:paragraph-properties fo:margin-left="0.5in" fo:margin-right="0in" fo:line-height="150%" fo:text-indent="0in" style:auto-text-indent="false"/>
    </style:style>
    <style:style style:name="P42" style:family="paragraph" style:parent-style-name="Standard">
      <style:paragraph-properties fo:margin-left="0.5in" fo:margin-right="0in" fo:line-height="150%" fo:text-indent="0in" style:auto-text-indent="false"/>
      <style:text-properties style:font-name="AssyrianDictionary" fo:letter-spacing="0.0138in" fo:language="pl" fo:country="PL" style:font-name-complex="Courier New" style:font-size-complex="11pt" style:font-weight-complex="bold"/>
    </style:style>
    <style:style style:name="P43" style:family="paragraph" style:parent-style-name="Standard">
      <style:paragraph-properties fo:margin-left="0.5in" fo:margin-right="0in" fo:line-height="150%" fo:text-indent="0in" style:auto-text-indent="false"/>
      <style:text-properties style:font-name="AssyrianDictionary" style:font-weight-complex="bold"/>
    </style:style>
    <style:style style:name="P44" style:family="paragraph" style:parent-style-name="Standard">
      <style:paragraph-properties fo:margin-left="0.5in" fo:margin-right="0in" fo:line-height="150%" fo:text-indent="0in" style:auto-text-indent="false"/>
      <style:text-properties style:font-name="AssyrianDictionary" fo:language="pl" fo:country="PL" style:font-weight-complex="bold"/>
    </style:style>
    <style:style style:name="P45" style:family="paragraph" style:parent-style-name="Standard">
      <style:paragraph-properties fo:margin-left="0.75in" fo:margin-right="0in" fo:line-height="150%" fo:text-indent="-0.25in" style:auto-text-indent="false"/>
    </style:style>
    <style:style style:name="P46" style:family="paragraph" style:parent-style-name="Footnote">
      <style:paragraph-properties fo:line-height="150%"/>
      <style:text-properties style:font-name="Courier New" fo:language="pl" fo:country="PL" style:font-name-complex="Courier New"/>
    </style:style>
    <style:style style:name="P47" style:family="paragraph" style:parent-style-name="Header">
      <style:paragraph-properties fo:margin-left="0in" fo:margin-right="0.25in" fo:text-indent="0in" style:auto-text-indent="false"/>
    </style:style>
    <style:style style:name="P48" style:family="paragraph" style:parent-style-name="Header">
      <style:paragraph-properties fo:margin-left="0in" fo:margin-right="0.25in" fo:text-indent="0in" style:auto-text-indent="false">
        <style:tab-stops>
          <style:tab-stop style:position="1.6807in"/>
        </style:tab-stops>
      </style:paragraph-properties>
    </style:style>
    <style:style style:name="P49" style:family="paragraph" style:parent-style-name="Normal_20__28_Web_29_">
      <style:paragraph-properties fo:margin-top="0in" fo:margin-bottom="0in" fo:line-height="150%"/>
    </style:style>
    <style:style style:name="P50" style:family="paragraph" style:parent-style-name="Normal_20__28_Web_29_">
      <style:paragraph-properties fo:margin-top="0in" fo:margin-bottom="0in" fo:line-height="150%"/>
      <style:text-properties style:font-name="AssyrianDictionary" style:font-size-complex="10pt"/>
    </style:style>
    <style:style style:name="P51" style:family="paragraph" style:parent-style-name="Normal_20__28_Web_29_">
      <style:paragraph-properties fo:margin-top="0in" fo:margin-bottom="0in" fo:line-height="150%"/>
      <style:text-properties style:font-name="AssyrianDictionary" style:font-size-complex="10pt" style:font-weight-complex="bold"/>
    </style:style>
    <style:style style:name="P52" style:family="paragraph" style:parent-style-name="Normal_20__28_Web_29_">
      <style:paragraph-properties fo:margin-left="0.5in" fo:margin-right="0in" fo:margin-top="0in" fo:margin-bottom="0in" fo:line-height="150%" fo:text-indent="0in" style:auto-text-indent="false"/>
    </style:style>
    <style:style style:name="P53" style:family="paragraph" style:parent-style-name="Normal_20__28_Web_29_">
      <style:paragraph-properties fo:margin-left="0.5in" fo:margin-right="0in" fo:margin-top="0in" fo:margin-bottom="0in" fo:line-height="150%" fo:text-indent="0in" style:auto-text-indent="false"/>
      <style:text-properties style:font-name="AssyrianDictionary" style:font-size-complex="10pt" style:font-weight-complex="bold"/>
    </style:style>
    <style:style style:name="P54" style:family="paragraph" style:parent-style-name="Normal_20__28_Web_29_">
      <style:paragraph-properties fo:margin-left="0in" fo:margin-right="0in" fo:margin-top="0in" fo:margin-bottom="0in" fo:line-height="150%" fo:text-indent="0.25in" style:auto-text-indent="false"/>
    </style:style>
    <style:style style:name="P55" style:family="paragraph">
      <style:paragraph-properties style:writing-mode="lr-tb"/>
    </style:style>
    <style:style style:name="T1" style:family="text">
      <style:text-properties style:font-name="AssyrianDictionary"/>
    </style:style>
    <style:style style:name="T2" style:family="text">
      <style:text-properties style:font-name="AssyrianDictionary" fo:font-size="12pt" fo:font-weight="bold" style:font-size-asian="12pt" style:font-weight-asian="bold"/>
    </style:style>
    <style:style style:name="T3" style:family="text">
      <style:text-properties style:font-name="AssyrianDictionary" fo:font-size="12pt" fo:language="pl" fo:country="PL" fo:font-weight="bold" style:font-size-asian="12pt" style:font-weight-asian="bold"/>
    </style:style>
    <style:style style:name="T4" style:family="text">
      <style:text-properties style:font-name="AssyrianDictionary" fo:font-size="12pt" fo:language="pl" fo:country="PL" style:font-size-asian="12pt"/>
    </style:style>
    <style:style style:name="T5" style:family="text">
      <style:text-properties style:font-name="AssyrianDictionary" fo:font-size="12pt" fo:language="pl" fo:country="PL" style:font-size-asian="12pt" style:font-name-complex="Courier New"/>
    </style:style>
    <style:style style:name="T6" style:family="text">
      <style:text-properties style:font-name="AssyrianDictionary" fo:font-size="12pt" fo:language="pl" fo:country="PL" style:font-size-asian="12pt" style:font-size-complex="12pt"/>
    </style:style>
    <style:style style:name="T7" style:family="text">
      <style:text-properties style:font-name="AssyrianDictionary" fo:font-size="12pt" style:font-size-asian="12pt"/>
    </style:style>
    <style:style style:name="T8" style:family="text">
      <style:text-properties style:font-name="AssyrianDictionary" fo:font-size="12pt" style:font-size-asian="12pt" style:font-name-complex="Courier New"/>
    </style:style>
    <style:style style:name="T9" style:family="text">
      <style:text-properties style:font-name="AssyrianDictionary" fo:font-size="12pt" style:font-size-asian="12pt" style:font-size-complex="12pt"/>
    </style:style>
    <style:style style:name="T10" style:family="text">
      <style:text-properties style:font-name="AssyrianDictionary" fo:font-size="12pt" fo:letter-spacing="0.0138in" style:font-size-asian="12pt"/>
    </style:style>
    <style:style style:name="T11" style:family="text">
      <style:text-properties style:font-name="AssyrianDictionary" fo:font-size="12pt" fo:letter-spacing="0.0138in" fo:language="pl" fo:country="PL" style:font-size-asian="12pt"/>
    </style:style>
    <style:style style:name="T12" style:family="text">
      <style:text-properties style:font-name="AssyrianDictionary" fo:font-style="italic" style:font-style-asian="italic"/>
    </style:style>
    <style:style style:name="T13" style:family="text">
      <style:text-properties style:font-name="AssyrianDictionary" fo:font-style="italic" style:font-style-asian="italic" style:font-style-complex="italic"/>
    </style:style>
    <style:style style:name="T14" style:family="text">
      <style:text-properties style:font-name="AssyrianDictionary" fo:font-style="italic" style:font-style-asian="italic" style:font-size-complex="10pt"/>
    </style:style>
    <style:style style:name="T15" style:family="text">
      <style:text-properties style:font-name="AssyrianDictionary" fo:font-style="italic" style:font-style-asian="italic" style:font-size-complex="12pt" style:font-style-complex="italic"/>
    </style:style>
    <style:style style:name="T16" style:family="text">
      <style:text-properties style:font-name="AssyrianDictionary" fo:font-style="italic" style:font-style-asian="italic" style:font-weight-complex="bold"/>
    </style:style>
    <style:style style:name="T17" style:family="text">
      <style:text-properties style:font-name="AssyrianDictionary" fo:language="pl" fo:country="PL"/>
    </style:style>
    <style:style style:name="T18" style:family="text">
      <style:text-properties style:font-name="AssyrianDictionary" fo:language="pl" fo:country="PL" fo:font-style="italic" style:font-style-asian="italic"/>
    </style:style>
    <style:style style:name="T19" style:family="text">
      <style:text-properties style:font-name="AssyrianDictionary" fo:letter-spacing="0.0138in" style:font-name-complex="Courier New" style:font-size-complex="9pt"/>
    </style:style>
    <style:style style:name="T20" style:family="text">
      <style:text-properties style:font-name="AssyrianDictionary" fo:letter-spacing="0.0138in" style:font-name-complex="Courier New" style:font-size-complex="11pt"/>
    </style:style>
    <style:style style:name="T21" style:family="text">
      <style:text-properties style:font-name="AssyrianDictionary" fo:letter-spacing="0.0138in" style:font-name-complex="Courier New" style:font-size-complex="11pt" style:font-weight-complex="bold"/>
    </style:style>
    <style:style style:name="T22" style:family="text">
      <style:text-properties style:font-name="AssyrianDictionary" fo:letter-spacing="0.0138in" fo:language="pl" fo:country="PL" style:font-name-complex="Courier New" style:font-size-complex="11pt"/>
    </style:style>
    <style:style style:name="T23" style:family="text">
      <style:text-properties style:font-name="AssyrianDictionary" fo:letter-spacing="0.0138in" fo:language="pl" fo:country="PL" style:font-name-complex="Courier New" style:font-size-complex="11pt" style:font-weight-complex="bold"/>
    </style:style>
    <style:style style:name="T24" style:family="text">
      <style:text-properties style:font-name="AssyrianDictionary" fo:letter-spacing="0.0138in" fo:language="pl" fo:country="PL" style:font-size-complex="11pt"/>
    </style:style>
    <style:style style:name="T25" style:family="text">
      <style:text-properties style:font-name="AssyrianDictionary" fo:letter-spacing="0.0138in" style:font-size-complex="11pt"/>
    </style:style>
    <style:style style:name="T26" style:family="text">
      <style:text-properties style:font-name="AssyrianDictionary" style:font-style-complex="italic"/>
    </style:style>
    <style:style style:name="T27" style:family="text">
      <style:text-properties style:font-name="AssyrianDictionary" fo:font-weight="bold" style:font-weight-asian="bold"/>
    </style:style>
    <style:style style:name="T28" style:family="text">
      <style:text-properties style:font-name="AssyrianDictionary" fo:font-weight="bold" style:font-weight-asian="bold" style:font-weight-complex="bold"/>
    </style:style>
    <style:style style:name="T29" style:family="text">
      <style:text-properties style:font-name="AssyrianDictionary" fo:font-weight="bold" style:font-weight-asian="bold" style:font-size-complex="10pt"/>
    </style:style>
    <style:style style:name="T30" style:family="text">
      <style:text-properties style:font-name="AssyrianDictionary" fo:font-weight="bold" style:font-weight-asian="bold" style:font-size-complex="12pt"/>
    </style:style>
    <style:style style:name="T31" style:family="text">
      <style:text-properties style:font-name="AssyrianDictionary" style:font-size-complex="12pt"/>
    </style:style>
    <style:style style:name="T32" style:family="text">
      <style:text-properties style:font-name="AssyrianDictionary" style:font-name-complex="Courier New" style:font-size-complex="11pt"/>
    </style:style>
    <style:style style:name="T33" style:family="text">
      <style:text-properties style:font-name="AssyrianDictionary" style:font-size-complex="10pt"/>
    </style:style>
    <style:style style:name="T34" style:family="text">
      <style:text-properties style:font-name="AssyrianDictionary" style:font-weight-complex="bold"/>
    </style:style>
    <style:style style:name="T35" style:family="text">
      <style:text-properties style:font-name="AssyrianDictionary" style:font-size-complex="11pt"/>
    </style:style>
    <style:style style:name="T36" style:family="text">
      <style:text-properties fo:language="pl" fo:country="PL"/>
    </style:style>
    <style:style style:name="T37" style:family="text">
      <style:text-properties fo:language="pl" fo:country="PL" style:font-name-complex="Courier New"/>
    </style:style>
    <style:style style:name="T38" style:family="text">
      <style:text-properties style:text-position="super 58%"/>
    </style:style>
    <style:style style:name="T39" style:family="text">
      <style:text-properties style:text-position="super 58%" style:font-name="AssyrianDictionary"/>
    </style:style>
    <style:style style:name="T40" style:family="text">
      <style:text-properties style:text-position="super 58%" style:font-name="AssyrianDictionary" fo:font-size="12pt" style:font-size-asian="12pt"/>
    </style:style>
    <style:style style:name="T41" style:family="text">
      <style:text-properties style:text-position="super 58%" style:font-name="AssyrianDictionary" fo:font-size="12pt" fo:language="pl" fo:country="PL" style:font-size-asian="12pt"/>
    </style:style>
    <style:style style:name="T42" style:family="text">
      <style:text-properties style:text-position="super 58%" style:font-name="AssyrianDictionary" fo:language="pl" fo:country="PL"/>
    </style:style>
    <style:style style:name="T43" style:family="text">
      <style:text-properties style:text-position="super 58%" style:font-name="AssyrianDictionary" fo:letter-spacing="0.0138in" style:font-name-complex="Courier New" style:font-size-complex="11pt"/>
    </style:style>
    <style:style style:name="T44" style:family="text">
      <style:text-properties style:text-position="super 58%" style:font-name="AssyrianDictionary" style:font-name-complex="Courier New" style:font-size-complex="11pt"/>
    </style:style>
    <style:style style:name="T45" style:family="text">
      <style:text-properties style:text-position="super 58%" fo:language="pl" fo:country="PL"/>
    </style:style>
    <style:style style:name="T46" style:family="text">
      <style:text-properties style:text-position="super 58%" fo:language="pl" fo:country="PL" style:font-name-complex="Courier New"/>
    </style:style>
    <style:style style:name="T47" style:family="text">
      <style:text-properties style:text-position="super 58%" style:font-name="Courier New" fo:font-size="10pt" fo:language="pl" fo:country="PL" style:font-size-asian="10pt" style:font-name-complex="Courier New"/>
    </style:style>
    <style:style style:name="T48" style:family="text">
      <style:text-properties style:text-position="sub 58%"/>
    </style:style>
    <style:style style:name="T49" style:family="text">
      <style:text-properties style:text-position="sub 58%" style:font-name="AssyrianDictionary" fo:font-size="12pt" style:font-size-asian="12pt"/>
    </style:style>
    <style:style style:name="T50" style:family="text">
      <style:text-properties style:text-position="sub 58%" style:font-name="AssyrianDictionary" fo:font-size="12pt" fo:language="pl" fo:country="PL" style:font-size-asian="12pt"/>
    </style:style>
    <style:style style:name="T51" style:family="text">
      <style:text-properties style:text-position="sub 58%" style:font-name="AssyrianDictionary" fo:font-size="12pt" fo:language="pl" fo:country="PL" style:font-size-asian="12pt" style:font-size-complex="12pt"/>
    </style:style>
    <style:style style:name="T52" style:family="text">
      <style:text-properties style:text-position="sub 58%" style:font-name="AssyrianDictionary" fo:font-size="12pt" fo:letter-spacing="0.0138in" style:font-size-asian="12pt"/>
    </style:style>
    <style:style style:name="T53" style:family="text">
      <style:text-properties style:text-position="sub 58%" style:font-name="AssyrianDictionary" fo:font-size="12pt" fo:letter-spacing="0.0138in" fo:language="pl" fo:country="PL" style:font-size-asian="12pt"/>
    </style:style>
    <style:style style:name="T54" style:family="text">
      <style:text-properties style:text-position="sub 58%" style:font-name="AssyrianDictionary" fo:letter-spacing="0.0138in" style:font-name-complex="Courier New" style:font-size-complex="11pt"/>
    </style:style>
    <style:style style:name="T55" style:family="text">
      <style:text-properties style:text-position="sub 58%" style:font-name="AssyrianDictionary" fo:letter-spacing="0.0138in" style:font-name-complex="Courier New" style:font-size-complex="11pt" style:font-weight-complex="bold"/>
    </style:style>
    <style:style style:name="T56" style:family="text">
      <style:text-properties style:text-position="sub 58%" style:font-name="AssyrianDictionary" fo:letter-spacing="0.0138in" style:font-name-complex="Courier New" style:font-size-complex="9pt"/>
    </style:style>
    <style:style style:name="T57" style:family="text">
      <style:text-properties style:text-position="sub 58%" style:font-name="AssyrianDictionary" fo:letter-spacing="0.0138in" fo:language="pl" fo:country="PL" style:font-name-complex="Courier New" style:font-size-complex="11pt"/>
    </style:style>
    <style:style style:name="T58" style:family="text">
      <style:text-properties style:text-position="sub 58%" style:font-name="AssyrianDictionary" fo:letter-spacing="0.0138in" fo:language="pl" fo:country="PL" style:font-name-complex="Courier New" style:font-size-complex="11pt" style:font-weight-complex="bold"/>
    </style:style>
    <style:style style:name="T59" style:family="text">
      <style:text-properties style:text-position="sub 58%" fo:language="pl" fo:country="PL"/>
    </style:style>
    <style:style style:name="T60" style:family="text">
      <style:text-properties style:text-position="sub 58%" fo:language="pl" fo:country="PL" style:font-name-complex="Courier New"/>
    </style:style>
    <style:style style:name="T61" style:family="text">
      <style:text-properties style:text-position="sub 58%" style:font-name="Courier New" fo:font-size="10pt" fo:language="pl" fo:country="PL" style:font-size-asian="10pt" style:font-name-complex="Courier New"/>
    </style:style>
    <style:style style:name="T62" style:family="text">
      <style:text-properties style:font-name="Times New Roman" fo:font-size="12pt" fo:language="pl" fo:country="PL" style:font-size-asian="12pt"/>
    </style:style>
    <style:style style:name="T63" style:family="text">
      <style:text-properties fo:font-variant="small-caps" style:font-name="AssyrianDictionary"/>
    </style:style>
    <style:style style:name="T64" style:family="text">
      <style:text-properties fo:font-variant="small-caps" style:font-name="AssyrianDictionary" fo:font-size="12pt" fo:font-weight="bold" style:font-size-asian="12pt" style:font-weight-asian="bold"/>
    </style:style>
    <style:style style:name="T65" style:family="text">
      <style:text-properties fo:font-style="italic" style:font-style-asian="italic"/>
    </style:style>
    <style:style style:name="T66" style:family="text">
      <style:text-properties fo:font-style="italic" style:font-style-asian="italic" style:font-style-complex="italic"/>
    </style:style>
    <style:style style:name="T67" style:family="text">
      <style:text-properties fo:font-style="italic" style:font-style-asian="italic" style:font-size-complex="10pt"/>
    </style:style>
    <style:style style:name="T68" style:family="text">
      <style:text-properties fo:font-style="italic" style:font-style-asian="italic" style:font-weight-complex="bold"/>
    </style:style>
    <style:style style:name="T69" style:family="text">
      <style:text-properties fo:color="#ff0000"/>
    </style:style>
    <style:style style:name="T70" style:family="text">
      <style:text-properties fo:color="#ff0000" fo:language="pl" fo:country="PL"/>
    </style:style>
    <style:style style:name="T71" style:family="text">
      <style:text-properties fo:color="#ff0000" style:font-name="Courier New" fo:font-size="10pt" fo:language="pl" fo:country="PL" style:font-size-asian="10pt" style:font-name-complex="Courier New"/>
    </style:style>
    <style:style style:name="T72" style:family="text">
      <style:text-properties fo:color="#ff0000" style:font-name="AssyrianDictionary"/>
    </style:style>
    <style:style style:name="T73" style:family="text">
      <style:text-properties fo:color="#ff0000" style:font-name="AssyrianDictionary" fo:font-size="12pt" fo:language="pl" fo:country="PL" style:font-size-asian="12pt"/>
    </style:style>
    <style:style style:name="T74" style:family="text">
      <style:text-properties fo:color="#ff0000" style:font-name="AssyrianDictionary" fo:font-size="12pt" fo:language="pl" fo:country="PL" style:font-size-asian="12pt" style:font-size-complex="12pt"/>
    </style:style>
    <style:style style:name="T75" style:family="text">
      <style:text-properties style:font-name-complex="Courier New"/>
    </style:style>
    <style:style style:name="T76" style:family="text">
      <style:text-properties fo:font-size="14pt" style:font-size-asian="14pt"/>
    </style:style>
    <style:style style:name="T77" style:family="text">
      <style:text-properties fo:font-size="14pt" fo:language="pl" fo:country="PL" style:font-size-asian="14pt"/>
    </style:style>
    <style:style style:name="T78" style:family="text">
      <style:text-properties style:font-name="AO Times New Roman" fo:language="pl" fo:country="PL"/>
    </style:style>
    <style:style style:name="T79" style:family="text">
      <style:text-properties style:font-name="Courier New" fo:font-size="10pt" fo:language="pl" fo:country="PL" style:font-size-asian="10pt" style:font-name-complex="Courier New"/>
    </style:style>
    <style:style style:name="T80" style:family="text">
      <style:text-properties style:font-size-complex="12pt"/>
    </style:style>
    <style:style style:name="T81" style:family="text"/>
    <style:style style:name="T8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3">24. Ibbi-Sin to Puzur-Numu</text:span><text:span text:style-name="T2">å</text:span><text:span text:style-name="T3">da 1 (IbPu1, 3.1.20, RCU 22)</text:span></text:p>
      <text:p text:style-name="P12"/>
      <text:p text:style-name="P18">Composite Text</text:p>
      <text:p text:style-name="P8"/>
      <text:p text:style-name="P15">Version A (Short Version)</text:p>
      <text:p text:style-name="P8"/>
      <text:p text:style-name="P4"><text:span text:style-name="T4">1. </text:span><text:span text:style-name="T4"><text:tab/></text:span><text:span text:style-name="T41">I</text:span><text:span text:style-name="T4">puzur</text:span><text:span text:style-name="T50">4</text:span><text:span text:style-name="T4">-</text:span><text:span text:style-name="T41">d</text:span><text:span text:style-name="T4">nu-mu</text:span><text:span text:style-name="T7">å</text:span><text:span text:style-name="T4">-da </text:span><text:span text:style-name="T7">é</text:span><text:span text:style-name="T4">nsi ka-zal-lu</text:span><text:span text:style-name="T41">ki</text:span></text:p>
      <text:p text:style-name="P4"><text:span text:style-name="T4">2.<text:tab/></text:span><text:span text:style-name="T7">ù</text:span><text:span text:style-name="T4">-na-a-dug</text:span><text:span text:style-name="T50">4</text:span></text:p>
      <text:p text:style-name="P4"><text:span text:style-name="T4">3.<text:tab/></text:span><text:span text:style-name="T41">d</text:span><text:span text:style-name="T4">i-b</text:span><text:span text:style-name="T7">í</text:span><text:span text:style-name="T4">-</text:span><text:span text:style-name="T41">d</text:span><text:span text:style-name="T4">en.zu lugal-zu na-ab-b</text:span><text:span text:style-name="T7">é</text:span><text:span text:style-name="T4">-a</text:span></text:p>
      <text:p text:style-name="P4"><text:span text:style-name="T4">4.<text:tab/>u</text:span><text:span text:style-name="T50">4 </text:span><text:span text:style-name="T7">é</text:span><text:span text:style-name="T4">ren-ta mu-ra-suh-a-gin</text:span><text:span text:style-name="T50">7</text:span><text:span text:style-name="T4"> nam-</text:span><text:span text:style-name="T7">é</text:span><text:span text:style-name="T4">nsi ka-zal-lu</text:span><text:span text:style-name="T41">ki</text:span><text:span text:style-name="T4">-</text:span><text:span text:style-name="T7">åè</text:span><text:span text:style-name="T4"> mu-ra-Ñ</text:span><text:span text:style-name="T7">á</text:span><text:span text:style-name="T4">l</text:span></text:p>
      <text:p text:style-name="P4"><text:span text:style-name="T4">5.<text:tab/>Ñ</text:span><text:span text:style-name="T7">á</text:span><text:span text:style-name="T4">-e-gin</text:span><text:span text:style-name="T50">7</text:span><text:span text:style-name="T4">-nam </text:span><text:span text:style-name="T7">é</text:span><text:span text:style-name="T4">ren-zu dugud-da-zu in-nu-</text:span><text:span text:style-name="T7">ù</text:span></text:p>
      <text:p text:style-name="P4"><text:span text:style-name="T4">6.<text:tab/>a-na-a</text:span><text:span text:style-name="T62">­</text:span><text:span text:style-name="T7">à</text:span><text:span text:style-name="T4">m ur</text:span><text:span text:style-name="T50">5</text:span><text:span text:style-name="T4">-gin</text:span><text:span text:style-name="T50">7</text:span><text:span text:style-name="T4"> l</text:span><text:span text:style-name="T7">ú</text:span><text:span text:style-name="T4"> mu-e-</text:span><text:span text:style-name="T7">å</text:span><text:span text:style-name="T4">i-gi</text:span><text:span text:style-name="T50">4</text:span></text:p>
      <text:p text:style-name="P4"><text:span text:style-name="T4">7.<text:tab/></text:span><text:span text:style-name="T41">I</text:span><text:span text:style-name="T4">i</text:span><text:span text:style-name="T7">å</text:span><text:span text:style-name="T4">-bi-</text:span><text:span text:style-name="T7">è</text:span><text:span text:style-name="T4">r-ra ugu-Ñu</text:span><text:span text:style-name="T50">10</text:span><text:span text:style-name="T4">-</text:span><text:span text:style-name="T7">åè</text:span><text:span text:style-name="T4"> igi-ni im-ma-</text:span><text:span text:style-name="T7">å</text:span><text:span text:style-name="T4">i-in-Ñar</text:span></text:p>
      <text:p text:style-name="P4"><text:span text:style-name="T4">8.<text:tab/></text:span><text:span text:style-name="T7">ù</text:span><text:span text:style-name="T4"> Ñ</text:span><text:span text:style-name="T7">á</text:span><text:span text:style-name="T4">-e </text:span><text:span text:style-name="T7">ù</text:span><text:span text:style-name="T4">-mu-un-</text:span><text:span text:style-name="T7">å</text:span><text:span text:style-name="T4">ub ga-</text:span><text:span text:style-name="T7">à</text:span><text:span text:style-name="T4">m-gin</text:span></text:p>
      <text:p text:style-name="P4"><text:span text:style-name="T4">9.<text:tab/>en-na i</text:span><text:span text:style-name="T7">å</text:span><text:span text:style-name="T4">-bi-</text:span><text:span text:style-name="T7">è</text:span><text:span text:style-name="T4">r-ra kur-</text:span><text:span text:style-name="T7">åè</text:span><text:span text:style-name="T4"> b</text:span><text:span text:style-name="T7">í</text:span><text:span text:style-name="T4">-in-gi</text:span><text:span text:style-name="T50">4</text:span><text:span text:style-name="T4">-a a-gin</text:span><text:span text:style-name="T50">7</text:span><text:span text:style-name="T4"> nu-e-zu</text:span></text:p>
      <text:p text:style-name="P4"><text:span text:style-name="T4">10.<text:tab/>za-e gir-bu-bu </text:span><text:span text:style-name="T7">é</text:span><text:span text:style-name="T4">nsi Ñ</text:span><text:span text:style-name="T7">í</text:span><text:span text:style-name="T4">r-kal</text:span><text:span text:style-name="T41">ki</text:span><text:span text:style-name="T4">-a-ke</text:span><text:span text:style-name="T50">4</text:span></text:p>
      <text:p text:style-name="P4"><text:span text:style-name="T4">12.<text:tab/>a-na-a</text:span><text:span text:style-name="T7">å</text:span><text:span text:style-name="T4">-</text:span><text:span text:style-name="T7">à</text:span><text:span text:style-name="T4">m </text:span><text:span text:style-name="T7">é</text:span><text:span text:style-name="T4">ren </text:span><text:span text:style-name="T7">å</text:span><text:span text:style-name="T4">u-zu-</text:span><text:span text:style-name="T7">åè</text:span><text:span text:style-name="T4"> </text:span><text:span text:style-name="T7">ì</text:span><text:span text:style-name="T4">-Ñ</text:span><text:span text:style-name="T7">á</text:span><text:span text:style-name="T4">l-la igi-ni-</text:span><text:span text:style-name="T7">åè</text:span><text:span text:style-name="T4"> ­la-ba-an-su</text:span><text:span text:style-name="T50">8</text:span><text:span text:style-name="T4">-ge-za-na</text:span></text:p>
      <text:p text:style-name="P4"><text:span text:style-name="T4">13.<text:tab/>kur ki-bi gi</text:span><text:span text:style-name="T50">4</text:span><text:span text:style-name="T4">-gi</text:span><text:span text:style-name="T50">4</text:span><text:span text:style-name="T4">-da a-gin</text:span><text:span text:style-name="T50">7</text:span><text:span text:style-name="T4"> mi-ni-ib-</text:span><text:span text:style-name="T7">åú</text:span><text:span text:style-name="T4">m-mu-za-na</text:span></text:p>
      <text:p text:style-name="P4"><text:span text:style-name="T4">13.<text:tab/>u</text:span><text:span text:style-name="T50">4</text:span><text:span text:style-name="T4"> na-me </text:span><text:span text:style-name="T41">d</text:span><text:span text:style-name="T4">en-l</text:span><text:span text:style-name="T7">í</text:span><text:span text:style-name="T4">l-le ki-en-gi hul mu-un-gi</text:span><text:span text:style-name="T50">4</text:span></text:p>
      <text:p text:style-name="P4"><text:span text:style-name="T4">14.<text:tab/></text:span><text:span text:style-name="T41">úgu</text:span><text:span text:style-name="T4">ugu</text:span><text:span text:style-name="T50">4</text:span><text:span text:style-name="T4">-bi kur-bi-ta </text:span><text:span text:style-name="T7">è</text:span><text:span text:style-name="T4">-d</text:span><text:span text:style-name="T7">è</text:span><text:span text:style-name="T4"> nam-sipa kalam-ma-</text:span><text:span text:style-name="T7">åè</text:span><text:span text:style-name="T4"> mu-un-</text:span><text:span text:style-name="T7">í</text:span><text:span text:style-name="T4">l</text:span></text:p>
      <text:p text:style-name="P4"><text:span text:style-name="T4">15.<text:tab/></text:span><text:span text:style-name="T7">ì</text:span><text:span text:style-name="T4">-ne-</text:span><text:span text:style-name="T7">éå</text:span><text:span text:style-name="T4"> </text:span><text:span text:style-name="T41">d</text:span><text:span text:style-name="T4">en-l</text:span><text:span text:style-name="T7">í</text:span><text:span text:style-name="T4">l-le l</text:span><text:span text:style-name="T7">ú</text:span><text:span text:style-name="T4"> im-sa</text:span><text:span text:style-name="T50">10</text:span><text:span text:style-name="T4">-sa</text:span><text:span text:style-name="T50">10</text:span><text:span text:style-name="T4"> nu-luh-ha</text:span><text:span text:style-name="T41">sar</text:span></text:p>
      <text:p text:style-name="P4"><text:span text:style-name="T4">16.<text:tab/></text:span><text:span text:style-name="T41">I</text:span><text:span text:style-name="T4">i</text:span><text:span text:style-name="T7">å</text:span><text:span text:style-name="T4">-bi-</text:span><text:span text:style-name="T7">è</text:span><text:span text:style-name="T4">r-ra numun ki-en-gi-ra nu-me-a nam-lugal-la ­mu-na-an-</text:span><text:span text:style-name="T7">åú</text:span><text:span text:style-name="T4">m</text:span></text:p>
      <text:p text:style-name="P4"><text:span text:style-name="T4">17.<text:tab/>ga-nam pu-</text:span><text:span text:style-name="T7">ú</text:span><text:span text:style-name="T4">h-rum</text:span><text:span text:style-name="T41">ki</text:span><text:span text:style-name="T4"> dingir-re-e-ne ki-en-gi s</text:span><text:span text:style-name="T7">á</text:span><text:span text:style-name="T4">g ba-ab-dug</text:span><text:span text:style-name="T50">4</text:span></text:p>
      <text:p text:style-name="P4"><text:span text:style-name="T4">18.<text:tab/>a-a </text:span><text:span text:style-name="T41">d</text:span><text:span text:style-name="T4">en-l</text:span><text:span text:style-name="T7">í</text:span><text:span text:style-name="T4">l du</text:span><text:span text:style-name="T50">11</text:span><text:span text:style-name="T4">-ga-du</text:span><text:span text:style-name="T50">11</text:span><text:span text:style-name="T4">-ga-ni dab</text:span><text:span text:style-name="T50">5</text:span><text:span text:style-name="T4">-b</text:span><text:span text:style-name="T7">é</text:span><text:span text:style-name="T4">-da</text:span></text:p>
      <text:p text:style-name="P4"><text:span text:style-name="T4">19.<text:tab/>en-na uri</text:span><text:span text:style-name="T50">5</text:span><text:span text:style-name="T41">ki</text:span><text:span text:style-name="T4">-ma l</text:span><text:span text:style-name="T7">ú</text:span><text:span text:style-name="T4"> érim-</text:span><text:span text:style-name="T7">å</text:span><text:span text:style-name="T4">a mu-un-ri-a</text:span></text:p>
      <text:p text:style-name="P4"><text:span text:style-name="T4">20.<text:tab/>i</text:span><text:span text:style-name="T7">å</text:span><text:span text:style-name="T4">-bi-</text:span><text:span text:style-name="T7">è</text:span><text:span text:style-name="T4">r-ra l</text:span><text:span text:style-name="T7">ú</text:span><text:span text:style-name="T4"> m</text:span><text:span text:style-name="T7">á</text:span><text:span text:style-name="T4">-r</text:span><text:span text:style-name="T7">í</text:span><text:span text:style-name="T41">ki</text:span><text:span text:style-name="T4">-ke</text:span><text:span text:style-name="T50">4 </text:span><text:span text:style-name="T4">suhu</text:span><text:span text:style-name="T7">å</text:span><text:span text:style-name="T4">-bi ba-bu-re</text:span></text:p>
      <text:p text:style-name="P4"><text:span text:style-name="T7">21.<text:tab/>ki-en-gi hé-áÑ-e ur</text:span><text:span text:style-name="T49">5</text:span><text:span text:style-name="T7">-gin</text:span><text:span text:style-name="T49">7</text:span><text:span text:style-name="T7">-nam bí-in-dug</text:span><text:span text:style-name="T49">4</text:span></text:p>
      <text:p text:style-name="P4"><text:soft-page-break/><text:span text:style-name="T4">22</text:span><text:span text:style-name="T4">.<text:tab/></text:span><text:span text:style-name="T7">ù</text:span><text:span text:style-name="T4"> tukum-bi </text:span><text:span text:style-name="T7">é</text:span><text:span text:style-name="T4">nsi uru-didli </text:span><text:span text:style-name="T7">ì</text:span><text:span text:style-name="T4">-gar-gar-re-en-z</text:span><text:span text:style-name="T7">é</text:span><text:span text:style-name="T4">-en</text:span></text:p>
      <text:p text:style-name="P4"><text:span text:style-name="T4">23.<text:tab/>inim </text:span><text:span text:style-name="T41">d</text:span><text:span text:style-name="T4">en-l</text:span><text:span text:style-name="T7">í</text:span><text:span text:style-name="T4">l-l</text:span><text:span text:style-name="T7">á</text:span><text:span text:style-name="T4">-ta i</text:span><text:span text:style-name="T7">å</text:span><text:span text:style-name="T4">-bi-</text:span><text:span text:style-name="T7">è</text:span><text:span text:style-name="T4">r-ra </text:span><text:span text:style-name="T7">ì</text:span><text:span text:style-name="T4">-bal-e-e</text:span><text:span text:style-name="T7">å</text:span><text:span text:style-name="T4">-àm</text:span></text:p>
      <text:p text:style-name="P4"><text:span text:style-name="T4">24.<text:tab/>l</text:span><text:span text:style-name="T7">ú</text:span><text:span text:style-name="T4"> tab-ba-gin</text:span><text:span text:style-name="T50">7</text:span><text:span text:style-name="T4"> uru </text:span><text:span text:style-name="T7">é</text:span><text:span text:style-name="T4">rim-ra ba-</text:span><text:span text:style-name="T7">åú</text:span><text:span text:style-name="T4">m-mu-na-ta</text:span></text:p>
      <text:p text:style-name="P4"><text:span text:style-name="T4">25.<text:tab/></text:span><text:span text:style-name="T7">ù</text:span><text:span text:style-name="T4"> za-e </text:span><text:span text:style-name="T7">á</text:span><text:span text:style-name="T4">rad gi-na-Ñu</text:span><text:span text:style-name="T50">10</text:span><text:span text:style-name="T4">-gin</text:span><text:span text:style-name="T50">7</text:span><text:span text:style-name="T4"> i</text:span><text:span text:style-name="T7">å</text:span><text:span text:style-name="T4">-bi-</text:span><text:span text:style-name="T7">è</text:span><text:span text:style-name="T4">r-ra nu-mu-un-zu-a</text:span></text:p>
      <text:p text:style-name="P4"><text:span text:style-name="T4">26.<text:tab/></text:span><text:span text:style-name="T7">ì</text:span><text:span text:style-name="T4">-ne-</text:span><text:span text:style-name="T7">éå</text:span><text:span text:style-name="T4"> inim du</text:span><text:span text:style-name="T50">10</text:span><text:span text:style-name="T4">-ga gi</text:span><text:span text:style-name="T50">4</text:span><text:span text:style-name="T4">-gi</text:span><text:span text:style-name="T50">4</text:span><text:span text:style-name="T4">-d</text:span><text:span text:style-name="T7">è</text:span></text:p>
      <text:p text:style-name="P4"><text:span text:style-name="T4">27.<text:tab/>lul du</text:span><text:span text:style-name="T50">8</text:span><text:span text:style-name="T4">-du</text:span><text:span text:style-name="T50">8</text:span><text:span text:style-name="T4">-</text:span><text:span text:style-name="T7">ù</text:span><text:span text:style-name="T4">-da h</text:span><text:span text:style-name="T7">é</text:span><text:span text:style-name="T4">-ni-ib-t</text:span><text:span text:style-name="T7">ú</text:span><text:span text:style-name="T4">m-t</text:span><text:span text:style-name="T7">ú</text:span><text:span text:style-name="T4">m-mu</text:span></text:p>
      <text:p text:style-name="P4"><text:span text:style-name="T4">28.<text:tab/>un-zu buru</text:span><text:span text:style-name="T50">14</text:span><text:span text:style-name="T4">-ba h</text:span><text:span text:style-name="T7">é</text:span><text:span text:style-name="T4">-ak-e-ne</text:span></text:p>
      <text:p text:style-name="P4"><text:span text:style-name="T4">29.<text:tab/>za-e na-an-gur</text:span><text:span text:style-name="T50">10</text:span><text:span text:style-name="T4">-un ugu-Ñu</text:span><text:span text:style-name="T50">10</text:span><text:span text:style-name="T4">-</text:span><text:span text:style-name="T7">åè</text:span><text:span text:style-name="T4"> nam-ma-</text:span><text:span text:style-name="T7">å</text:span><text:span text:style-name="T4">i-du-un</text:span></text:p>
      <text:p text:style-name="P4"><text:span text:style-name="T4">30.<text:tab/></text:span><text:span text:style-name="T7">å</text:span><text:span text:style-name="T4">u-ni uru</text:span><text:span text:style-name="T41">ki</text:span><text:span text:style-name="T4">-a nam-b</text:span><text:span text:style-name="T7">í</text:span><text:span text:style-name="T4">-ib-s</text:span><text:span text:style-name="T7">á</text:span><text:span text:style-name="T4">-di</text:span></text:p>
      <text:p text:style-name="P4"><text:span text:style-name="T4">31.<text:tab/>l</text:span><text:span text:style-name="T7">ú</text:span><text:span text:style-name="T4"> m</text:span><text:span text:style-name="T7">á</text:span><text:span text:style-name="T4">-r</text:span><text:span text:style-name="T7">í</text:span><text:span text:style-name="T41">ki</text:span><text:span text:style-name="T4">-ke</text:span><text:span text:style-name="T50">4 </text:span><text:span text:style-name="T4">Ñalga ur-re nam-en na-an-ak-e</text:span></text:p>
      <text:p text:style-name="P4"><text:span text:style-name="T4">32.<text:tab/></text:span><text:span text:style-name="T7">ì</text:span><text:span text:style-name="T4">-ne-</text:span><text:span text:style-name="T7">éå</text:span><text:span text:style-name="T4"> amurrum kur-bi-ta </text:span><text:span text:style-name="T41">d</text:span><text:span text:style-name="T4">en-l</text:span><text:span text:style-name="T7">í</text:span><text:span text:style-name="T4">l </text:span><text:span text:style-name="T7">á</text:span><text:span text:style-name="T4">-dah-Ñu</text:span><text:span text:style-name="T50">10</text:span><text:span text:style-name="T4"> im-ma-zi</text:span></text:p>
      <text:p text:style-name="P4"><text:span text:style-name="T4">33.<text:tab/>elam</text:span><text:span text:style-name="T41">ki</text:span><text:span text:style-name="T50"> </text:span><text:span text:style-name="T4">zag mu-un-tag-ge </text:span><text:span text:style-name="T7">ù</text:span><text:span text:style-name="T4"> </text:span><text:span text:style-name="T41">d</text:span><text:span text:style-name="T4">iå-bi-</text:span><text:span text:style-name="T7">è</text:span><text:span text:style-name="T4">r-ra mu-un-dab</text:span><text:span text:style-name="T50">5</text:span><text:span text:style-name="T4">-b</text:span><text:span text:style-name="T7">é</text:span></text:p>
      <text:p text:style-name="P4"><text:span text:style-name="T4">34.<text:tab/>kalam ki-bi gi</text:span><text:span text:style-name="T50">4</text:span><text:span text:style-name="T4">-gi</text:span><text:span text:style-name="T50">4</text:span><text:span text:style-name="T4">-d</text:span><text:span text:style-name="T7">è</text:span><text:span text:style-name="T4"> nam-kala-ga kur-kur-ra h</text:span><text:span text:style-name="T7">é</text:span><text:span text:style-name="T4">-zu-zu</text:span></text:p>
      <text:p text:style-name="P4"><text:span text:style-name="T4">35.<text:tab/>a-ma-ru-kam za-e nam-ba-e-</text:span><text:span text:style-name="T7">å</text:span><text:span text:style-name="T4">e-ba-e-d</text:span><text:span text:style-name="T7">è</text:span><text:span text:style-name="T4">-en-z</text:span><text:span text:style-name="T7">é</text:span><text:span text:style-name="T4">-en</text:span></text:p>
      <text:p text:style-name="P12"/>
      <text:p text:style-name="P4"><text:span text:style-name="T64">Translation</text:span><text:span text:style-name="T2"> (A)</text:span></text:p>
      <text:p text:style-name="P8"/>
      <text:p text:style-name="P21"><text:span text:style-name="T40">1–2 </text:span><text:span text:style-name="T7">Speak to Puzur-Numuåda, governor of Kazallu, </text:span><text:span text:style-name="T40">3 </text:span><text:span text:style-name="T7">saying (the words of) Ibbi-Sin, your king:</text:span></text:p>
      <text:p text:style-name="P35"><text:span text:style-name="T39">4 </text:span><text:span text:style-name="T1">Ever since I selected you out of the ranks and made you the governor of Kazallu, </text:span><text:span text:style-name="T39">5 </text:span><text:span text:style-name="T1">have you not been honored among the troops as my representative? </text:span><text:span text:style-name="T39">6 </text:span><text:span text:style-name="T1">How could you send someone to me (with a letter beginning) thus:</text:span><text:span text:style-name="Footnote_20_Symbol"><text:span text:style-name="T1"><text:note text:id="ftn1" text:note-class="footnote"><text:note-citation>1</text:note-citation><text:note-body><text:p text:style-name="Footnote"><text:span text:style-name="T1"><text:s/>Var.: But you sent me someone with the following message.</text:span></text:p></text:note-body></text:note></text:span></text:span><text:span text:style-name="T1"> </text:span><text:span text:style-name="T39">7 </text:span><text:span text:style-name="T1">“Iåbi-Erra has presented his matter before me,” ­</text:span><text:span text:style-name="T39">8 </text:span><text:span text:style-name="T1">(and ending with) “and as far as I am concerned, when­ he finally strikes, I will have to flee!” </text:span><text:span text:style-name="T39">9 </text:span><text:span text:style-name="T1">How is it that you do not know how to repulse Iåbi-Erra­ (back) to his country? </text:span><text:span text:style-name="T39">10–11 </text:span><text:span text:style-name="T1">Why did you and Girbubu, ­governor of </text:span>Ğ<text:span text:style-name="T1">irkal, not confront him with the </text:span><text:soft-page-break/><text:span text:style-name="T1">troops that are under your authority (while you still had the chance)? </text:span><text:span text:style-name="T39">12 </text:span><text:span text:style-name="T1">To restore the lands to their previous condition—that was the assignment you were both given!</text:span><text:span text:style-name="T13"> </text:span></text:p>
      <text:p text:style-name="P35"><text:span text:style-name="T39">13 </text:span><text:span text:style-name="T1">At some time in the past, Enlil had already come to hate Sumer, </text:span><text:span text:style-name="T39">14 </text:span><text:span text:style-name="T1">and had elevated a monkey descending from his mountain (home) to the stewardship of the homeland. </text:span><text:span text:style-name="T39">15–16 </text:span><text:span text:style-name="T1">But now Enlil has given the kingship to a peddler of</text:span><text:span text:style-name="T12"> exotic spices</text:span><text:span text:style-name="T1">, to Iåbi-Erra, ­who is not even of Sumerian seed. </text:span><text:span text:style-name="T39">17 </text:span><text:span text:style-name="T1">Moreover, the assembly of­ the gods has scattered Sumer. </text:span><text:span text:style-name="T39">18 </text:span><text:span text:style-name="T1">Father Enlil conveyed his decisions:</text:span><text:span text:style-name="T39"> 19 </text:span><text:span text:style-name="T1">“As long as an enemy is installed in Ur, </text:span><text:span text:style-name="T39">20</text:span><text:span text:style-name="T1">Iåbi-Erra, the man of Mari, will continue to rip out its­ foundations, </text:span><text:span text:style-name="T39">21 </text:span><text:span text:style-name="T1">and so Sumer will be measured out (like grain)”—thus he spoke! </text:span><text:span text:style-name="T39">22 </text:span><text:span text:style-name="T1">But if you both gather together the governors of all the individual cities, </text:span><text:span text:style-name="T39">23 </text:span><text:span text:style-name="T1">it is by the (very) command of Enlil that they will ­overthrow Iåbi-Erra! </text:span><text:span text:style-name="T39">24–25 </text:span><text:span text:style-name="T1">But even if you should hand over the city to the enemy as an ally, do you think that Iåbi-Erra would not recognize that you are my trusty servant? </text:span></text:p>
      <text:p text:style-name="P35"><text:span text:style-name="T39">26 </text:span><text:span text:style-name="T1">Now, to return to reconciliation </text:span><text:span text:style-name="T39">27 </text:span><text:span text:style-name="T13">and bring an end to all treason</text:span><text:span text:style-name="T1">, … </text:span><text:span text:style-name="T39">28 </text:span><text:span text:style-name="T1">and have your men work on their harvest. </text:span><text:span text:style-name="T39">29 </text:span><text:span text:style-name="T1">But neither of you should do the reaping yourself nor run away to me; </text:span><text:span text:style-name="T39">30 </text:span><text:span text:style-name="T1">I assure you that he will not conquer (your) ­city; </text:span><text:span text:style-name="T39">31 </text:span><text:span text:style-name="T1">the man from Mari, with the mind of a beast,</text:span><text:span text:style-name="Footnote_20_Symbol"><text:span text:style-name="T1"><text:note text:id="ftn2" text:note-class="footnote"><text:note-citation>2</text:note-citation><text:note-body><text:p text:style-name="Footnote"><text:span text:style-name="T1"><text:s/>Alt. tr.: with hostile intentions.</text:span></text:p></text:note-body></text:note></text:span></text:span><text:span text:style-name="T1"> will ­not exercise legitimate power! </text:span><text:span text:style-name="T39">32 </text:span><text:span text:style-name="T1">For even now Enlil has roused up the Amorites from the highlands to aid me. </text:span><text:span text:style-name="T39">33 </text:span><text:span text:style-name="T1">They will repulse the Elamite (forces) and capture Iåbi-Erra </text:span><text:span text:style-name="T39">34 </text:span><text:span text:style-name="T1">to restore the homeland, so that all the lands will know the power! </text:span><text:span text:style-name="T39">35</text:span><text:span text:style-name="T1">Please, you both must not neglect (my orders)!</text:span></text:p>
      <text:p text:style-name="P26"/>
      <text:p text:style-name="P34">Sources</text:p>
      <text:p text:style-name="P26"/>
      <text:p text:style-name="P27">Version A (short version)</text:p>
      <text:p text:style-name="P26"/>
      <text:p text:style-name="P37"><text:span text:style-name="T1">N1 = CBS 7772 (</text:span><text:span text:style-name="T12">MBI</text:span><text:span text:style-name="T1"> 9) <text:tab/>= 18–35</text:span></text:p>
      <text:p text:style-name="P37"><text:span text:style-name="T1">N2 = CBS 14224 (</text:span><text:span text:style-name="T12">PBS</text:span><text:span text:style-name="T1"> 13 3) <text:tab/>= 1–18</text:span></text:p>
      <text:p text:style-name="P37"><text:soft-page-break/><text:span text:style-name="T1">N3 = CBS 14230 (</text:span><text:span text:style-name="T12">PBS</text:span><text:span text:style-name="T1"> 13 6) + N 2964 + N 3003 <text:tab/>= 3–35</text:span></text:p>
      <text:p text:style-name="P37"><text:span text:style-name="T1">N4 = CBS 7787 + N1200 + N1203+N1204 + N1208 + N1210-27a + N1210-27b + N1210-27d + N1210-27e + N1212 + N1214 + N1218 (+</text:span><text:span text:style-name="T39">?</text:span><text:span text:style-name="T1">) Ni. 4061 + Ni. 4188 (</text:span><text:span text:style-name="T12">ISET</text:span><text:span text:style-name="T1"> 2 118-19) iii-iv </text:span></text:p>
      <text:p text:style-name="P37"><text:span text:style-name="T1"><text:tab/><text:tab/>= 1–2; 5–13, 14–33, 34–35</text:span></text:p>
      <text:p text:style-name="P37"><text:span text:style-name="T17">Ki1 = AO 10630 (</text:span><text:span text:style-name="T18">PRAK</text:span><text:span text:style-name="T17"> II C10) <text:tab/>= 10-11; 14–16</text:span></text:p>
      <text:p text:style-name="P37"><text:span text:style-name="T1">Si1 = Si 557 (Copy F. Geers)</text:span><text:span text:style-name="Footnote_20_Symbol"><text:span text:style-name="T1"><text:note text:id="ftn3" text:note-class="footnote"><text:note-citation>3</text:note-citation><text:note-body><text:p text:style-name="Footnote"><text:span text:style-name="T1"><text:s/>This text has a double line after line 35 and therefore definitely had the short version.</text:span></text:p></text:note-body></text:note></text:span></text:span><text:span text:style-name="T1"> <text:tab/>= 4–12; 30–35</text:span></text:p>
      <text:p text:style-name="P26"/>
      <text:p text:style-name="P27">Version B (long version)</text:p>
      <text:p text:style-name="P26"/>
      <text:p text:style-name="P32"><text:span text:style-name="T1">X1 = A 7475 iii 24–iv 34 <text:tab/>= 1–61 (A 1–35)</text:span></text:p>
      <text:p text:style-name="P32"><text:span text:style-name="T1">X2 = MM 1039 (M. Molina and B. Böck</text:span><text:span text:style-name="T13">, AuOr</text:span><text:span text:style-name="T1"> 15 [1997] 36) <text:tab/>=13-36; 39–45 (A 8–17, 19–25)</text:span></text:p>
      <text:p text:style-name="P26"/>
      <text:p text:style-name="P26">X2 collated on photographs provided by Miguel Civil and Manuel Molina.</text:p>
      <text:p text:style-name="P26">X1 possibly from Sippar, X2 reportedly from Babylon. N1 and N2 were written by the same scribe.</text:p>
      <text:p text:style-name="P26"/>
      <text:p text:style-name="P26">Type 1: N4, X1; all others type III.</text:p>
      <text:p text:style-name="P26"/>
      <text:h text:style-name="P1" text:outline-level="1"/>
      <text:h text:style-name="P3" text:outline-level="1">Textual Matrices</text:h>
      <text:p text:style-name="P16"/>
      <text:p text:style-name="P17">Version A (short version)</text:p>
      <text:p text:style-name="P16"/>
      <text:p text:style-name="P4"><text:span text:style-name="T36">1. <text:s/></text:span><text:span text:style-name="T45">I</text:span><text:span text:style-name="T36">puzur</text:span><text:span text:style-name="T59">4</text:span><text:span text:style-name="T36">-</text:span><text:span text:style-name="T45">d</text:span><text:span text:style-name="T36">nu-muš-da <text:s/>énsi ka-zal-lu</text:span><text:span text:style-name="T45">ki</text:span></text:p>
      <text:p text:style-name="P19">N2 <text:s/>++ <text:s text:c="4"/>++ <text:s/>+ <text:s text:c="2"/>+ <text:s text:c="2"/>. <text:s text:c="3"/>+ <text:s text:c="2"/>+ <text:s text:c="2"/>++</text:p>
      <text:p text:style-name="P19"><text:soft-page-break/>N4 <text:s/>oo <text:s text:c="4"/>oo <text:s/>o <text:s text:c="2"/>x <text:s text:c="2"/>+ <text:s text:c="3"/>. <text:s text:c="2"/>+ <text:s text:c="2"/>..</text:p>
      <text:p text:style-name="P4"><text:span text:style-name="T36">X1 <text:s/>++ <text:s text:c="4"/>+šul-</text:span><text:span text:style-name="T17">≠</text:span><text:span text:style-name="T36">gi-ra</text:span><text:span text:style-name="T17"></text:span><text:span text:style-name="T36"> - <text:s text:c="3"/>- <text:s text:c="2"/>- <text:s text:c="2"/>-- :</text:span></text:p>
      <text:p text:style-name="P19"/>
      <text:p text:style-name="P4"><text:span text:style-name="T36">2. <text:s/>ù-na-a-dug</text:span><text:span text:style-name="T59">4</text:span></text:p>
      <text:p text:style-name="P19">N2 <text:s/>+ + <text:s/>+ <text:s text:c="2"/>+ </text:p>
      <text:p text:style-name="P19">N4 <text:s/>o . <text:s/>- <text:s text:c="2"/>.</text:p>
      <text:p text:style-name="P19">X1 <text:s/>. . <text:s/>. <text:s text:c="2"/>.</text:p>
      <text:p text:style-name="P19"/>
      <text:p text:style-name="P4"><text:span text:style-name="T36">3. <text:s/></text:span><text:span text:style-name="T45">d</text:span><text:span text:style-name="T36">i-bí-</text:span><text:span text:style-name="T45">d</text:span><text:span text:style-name="T36">en.zu lugal-zu <text:s text:c="2"/>na-ab-b</text:span>é<text:span text:style-name="T36">-a</text:span></text:p>
      <text:p text:style-name="P19">N2 <text:s/>+. + <text:s/>++ <text:s/>+ <text:s/>+ <text:s text:c="4"/>+ / . <text:s/>+ <text:s/>+ <text:s/>+</text:p>
      <text:p text:style-name="P19">N3 <text:s/>oo o <text:s/>oo <text:s/>o <text:s/>o <text:s text:c="4"/>o <text:s text:c="2"/>o <text:s/>o <text:s/>. <text:s/>o </text:p>
      <text:p text:style-name="P19">X1 <text:s/>++ + <text:s/>++ <text:s/>+ <text:s/>. <text:s text:c="4"/>o <text:s text:c="2"/>. <text:s/>+ <text:s/>. <text:s/>o</text:p>
      <text:p text:style-name="P19"/>
      <text:p text:style-name="P4"><text:span text:style-name="T36">4. <text:s/>u</text:span><text:span text:style-name="T59">4</text:span><text:span text:style-name="T36"> éren-ta mu-ra-suh-a-gin</text:span><text:span text:style-name="T59">7</text:span><text:span text:style-name="T36"> nam-énsi ka-zal-lu</text:span><text:span text:style-name="T45">ki</text:span><text:span text:style-name="T36">-šè mu-ra-</text:span><text:span text:style-name="T70">ğ</text:span><text:span text:style-name="T36">ál</text:span></text:p>
      <text:p text:style-name="P19">N2 <text:s/>. + <text:s text:c="3"/>+ <text:s text:c="2"/>+ <text:s/>+ <text:s/>+ <text:s/>+ <text:s text:c="2"/>+ <text:s text:c="2"/>+ <text:s text:c="2"/>+ <text:s text:c="3"/>+ <text:s text:c="2"/>+ <text:s/>+ + + <text:s/>+ <text:s/>+ <text:s/>+</text:p>
      <text:p text:style-name="P4"><text:span text:style-name="T36">N3 <text:s/>o o <text:s text:c="3"/>o <text:s text:c="2"/>o <text:s/>o <text:s/>o <text:s/>o <text:s text:c="2"/>o <text:s text:c="2"/>o <text:s text:c="2"/>o <text:s text:c="3"/>. <text:s text:c="2"/>. <text:s/>. .</text:span><text:span text:style-name="T17"> ≠</text:span><text:span text:style-name="T36">ka</text:span><text:span text:style-name="T17"></text:span><text:span text:style-name="T36"> o <text:s/>o <text:s/>+ </text:span></text:p>
      <text:p text:style-name="P19">Si1 o . <text:s text:c="3"/>. <text:s text:c="2"/>. <text:s/>o <text:s/>. <text:s/>o <text:s text:c="2"/>o <text:s text:c="2"/>o <text:s text:c="2"/>+ <text:s text:c="3"/>. <text:s text:c="2"/>o <text:s/>o o o <text:s/>o <text:s/>o <text:s/>o</text:p>
      <text:p text:style-name="P4"><text:span text:style-name="T36">X1 <text:s/>+ + <text:s text:c="3"/>+ <text:s text:c="2"/>+ <text:s/>+ <text:s/>+ <text:s/>+ <text:s text:c="2"/>. <text:s text:c="2"/>. <text:s text:c="2"/>. <text:s text:c="3"/>. <text:s text:c="2"/>+ <text:s/>+ . o <text:s/>o-</text:span><text:span text:style-name="T4">≠</text:span><text:span text:style-name="T36">e</text:span><text:span text:style-name="T17"></text:span><text:span text:style-name="T36">-</text:span><text:span text:style-name="T70">ğ</text:span><text:span text:style-name="T36">ar-ra</text:span></text:p>
      <text:p text:style-name="P19"/>
      <text:p text:style-name="P4"><text:span text:style-name="T36">5. <text:s/>gá-e-gin</text:span><text:span text:style-name="T59">7</text:span><text:span text:style-name="T36">-nam éren-zu dugud-da-zu in-nu-ù</text:span></text:p>
      <text:p text:style-name="P19">N2 <text:s/>+ <text:s/>. + <text:s text:c="4"/>+ <text:s/>+ <text:s text:c="3"/>+ <text:s text:c="2"/>+ <text:s text:c="2"/>+ <text:s text:c="2"/>+ <text:s/>+ <text:s/>+ +</text:p>
      <text:p text:style-name="P19">N3 <text:s/>o <text:s/>o o <text:s text:c="4"/>o <text:s/>o <text:s text:c="3"/>o <text:s text:c="2"/>. <text:s text:c="2"/>. <text:s text:c="2"/>+ <text:s/>+ <text:s/>+ + </text:p>
      <text:p text:style-name="P19">N4 <text:s/>. <text:s/>o o <text:s text:c="4"/>o <text:s/>o <text:s text:c="3"/>o <text:s text:c="2"/>o <text:s text:c="2"/>o <text:s text:c="2"/>o <text:s/>o <text:s/>o o</text:p>
      <text:p text:style-name="P4"><text:span text:style-name="T36">Si1 o <text:s/>o . <text:s text:c="4"/>. <text:s/>kalam-ma . <text:s text:c="2"/>o <text:s text:c="2"/>o <text:s/>o <text:s/>o o </text:span></text:p>
      <text:p text:style-name="P19">X1 <text:s/>+ <text:s/>+ + <text:s text:c="4"/>+ <text:s/>kalam-ma . <text:s text:c="2"/>o <text:s text:c="2"/>o <text:s/>. <text:s/>+ .</text:p>
      <text:p text:style-name="P19"/>
      <text:p text:style-name="P4"><text:span text:style-name="T36">6. <text:s/>a-na-a</text:span>š<text:span text:style-name="T36">-</text:span>à<text:span text:style-name="T36">m ur</text:span><text:span text:style-name="T59">5</text:span><text:span text:style-name="T36">-gin</text:span><text:span text:style-name="T59">7</text:span><text:span text:style-name="T36"> l</text:span>ú<text:span text:style-name="T36"> mu-e-</text:span>š<text:span text:style-name="T36">i-in-gi</text:span><text:span text:style-name="T59">4</text:span></text:p>
      <text:p text:style-name="P19">N2 <text:s/>+ + <text:s/>+ <text:s/>+ <text:s/>. <text:s text:c="2"/>. <text:s text:c="3"/>+ <text:s/>+ + <text:s/>+ <text:s/>+ <text:s/>.</text:p>
      <text:p text:style-name="P19">N3 <text:s/>o o <text:s/>o <text:s/>o <text:s/>o <text:s text:c="2"/>o <text:s text:c="3"/>o <text:s/>. + <text:s/>. <text:s/>. <text:s/>+</text:p>
      <text:p text:style-name="P19">N4 <text:s/>. o <text:s/>o <text:s/>o <text:s/>o <text:s text:c="2"/>o <text:s text:c="3"/>o <text:s/>o o <text:s/>o <text:s/>o <text:s/>o</text:p>
      <text:p text:style-name="P19">Si1 . . <text:s/>+ <text:s/>+ <text:s/>+ <text:s text:c="2"/>. <text:s text:c="3"/>o <text:s/>o o <text:s/>o <text:s/>o <text:s/>o</text:p>
      <text:p text:style-name="P4"><text:span text:style-name="T36">X1 <text:s/></text:span><text:span text:style-name="T37">za-e gá-</text:span><text:span text:style-name="T8">≠</text:span><text:span text:style-name="T37">ra ur</text:span><text:span text:style-name="T60">5</text:span><text:span text:style-name="T1"></text:span><text:span text:style-name="T37">-gin</text:span><text:span text:style-name="T60">7</text:span><text:span text:style-name="T37"> lú mu-e-</text:span><text:span text:style-name="T75">š</text:span><text:span text:style-name="T37">i-in-[gi</text:span><text:span text:style-name="T60">4</text:span><text:span text:style-name="T37"> (...)]</text:span></text:p>
      <text:p text:style-name="P19"/>
      <text:p text:style-name="P4"><text:span text:style-name="T36">7. <text:s/></text:span><text:span text:style-name="T45">I</text:span><text:span text:style-name="T36">iš-bi-</text:span><text:span text:style-name="T45">d</text:span><text:span text:style-name="T36">èr-ra <text:s text:c="3"/>ugu-</text:span><text:span text:style-name="T70">ğ</text:span><text:span text:style-name="T36">u</text:span><text:span text:style-name="T59">10</text:span><text:span text:style-name="T36">-šè igi-ni im-ma-ši-in-</text:span><text:span text:style-name="T70">ğ</text:span><text:span text:style-name="T36">ar</text:span></text:p>
      <text:p text:style-name="P4"><text:span text:style-name="T36">N2 <text:s/>++ <text:s/>+ <text:s/>++ <text:s/>+ <text:s text:c="4"/>+ <text:s text:c="2"/>+ <text:s text:c="2"/>+ <text:s/>+ <text:s text:c="2"/>+ <text:s/>+ <text:s/>+ <text:s/>+ <text:s/>+ <text:s text:c="2"/>+</text:span></text:p>
      <text:p text:style-name="P4"><text:span text:style-name="T36">N3 <text:s/>oo <text:s/>o <text:s/>oo <text:s/>o <text:s text:c="4"/>o <text:s text:c="2"/>. <text:s text:c="2"/></text:span>+ <text:s/>. <text:s text:c="2"/>. <text:s/>. <text:s/><text:span text:style-name="T36">+ <text:s/>+ <text:s/>+ <text:s text:c="2"/>+ </text:span></text:p>
      <text:p text:style-name="P4"><text:span text:style-name="T36">N4 <text:s/></text:span><text:span text:style-name="T36">+. <text:s/>o <text:s/>oo <text:s/>+ <text:s text:c="4"/>. <text:s text:c="2"/>. <text:s text:c="2"/>. <text:s/>. <text:s text:c="2"/>. <text:s/>. <text:s/>. <text:s/>. <text:s/>. <text:s text:c="2"/>o</text:span></text:p>
      <text:p text:style-name="P4"><text:soft-page-break/><text:span text:style-name="T36">Si1 </text:span><text:span text:style-name="T45">d</text:span><text:span text:style-name="T36">+ <text:s/>+ <text:s/>-+ <text:s/>+ </text:span><text:span text:style-name="T70">ğ</text:span><text:span text:style-name="T36">u</text:span><text:span text:style-name="T59">10</text:span><text:span text:style-name="T36"> + <text:s text:c="2"/>. <text:s text:c="2"/>o <text:s/>o <text:s text:c="2"/>o <text:s/>o <text:s/>o <text:s/>o <text:s/>o <text:s text:c="2"/>o</text:span></text:p>
      <text:p text:style-name="P4"><text:span text:style-name="T36">X1 <text:s/></text:span><text:span text:style-name="T45">d</text:span><text:span text:style-name="T36">+ <text:s/>+ <text:s/>-. <text:s/>. e <text:s text:c="2"/>+ <text:s text:c="2"/>+ <text:s text:c="2"/>+ <text:s/></text:span>+ <text:s text:c="2"/>+ <text:s/>ma-<text:span text:style-name="T7">≠</text:span>an-<text:span text:style-name="T69">ğ</text:span>ar<text:span text:style-name="T17"></text:span></text:p>
      <text:p text:style-name="P4"/>
      <text:p text:style-name="P4"><text:span text:style-name="T36">8. <text:s/></text:span><text:span text:style-name="T36">ù </text:span><text:span text:style-name="T70">ğ</text:span><text:span text:style-name="T36">á-e ù-mu-un-šub ga-àm-gin</text:span></text:p>
      <text:p text:style-name="P19">N2 <text:s/>+ + + <text:s/>+ + <text:s/>+ <text:s/>+ <text:s text:c="2"/>+ <text:s/>+ <text:s text:c="3"/>+</text:p>
      <text:p text:style-name="P19">N3 <text:s/>o o o <text:s/>o o <text:s/>o <text:s/>o <text:s text:c="2"/>. <text:s/>. <text:s text:c="3"/>.</text:p>
      <text:p text:style-name="P19">N4 <text:s/>+ . o <text:s/>o . <text:s/>- <text:s/>+ <text:s text:c="2"/>+ <text:s/>. DU.DU</text:p>
      <text:p text:style-name="P4"><text:span text:style-name="T36">Si1 - + + <text:s/>- + <text:s/>- <text:s/>+ <text:s text:c="2"/>àm-m[a <text:s/>]</text:span></text:p>
      <text:p text:style-name="P4"><text:span text:style-name="T36">X1 <text:s/>+ + . <text:s/>. + <text:s/>. <text:s/>+ <text:s text:c="2"/></text:span><text:span text:style-name="T7">≠</text:span><text:span text:style-name="T36">ga</text:span><text:span text:style-name="T1"></text:span><text:span text:style-name="T36">-àm-ma-ši-</text:span><text:span text:style-name="T4">≠</text:span><text:span text:style-name="T36">gin</text:span><text:span text:style-name="T17"></text:span><text:span text:style-name="T36"> <text:s/></text:span></text:p>
      <text:p text:style-name="P19">X2 <text:s/>o o o <text:s/>o o <text:s/>o <text:s/>o <text:s text:c="2"/>o <text:s text:c="2"/>x <text:s text:c="2"/>+</text:p>
      <text:p text:style-name="P19"/>
      <text:p text:style-name="P4"><text:span text:style-name="T36">9. <text:s/>en-na i</text:span>š<text:span text:style-name="T36">-bi-</text:span><text:span text:style-name="T45">d</text:span>è<text:span text:style-name="T36">r-ra kur-šè <text:s text:c="7"/>bí-in-gi</text:span><text:span text:style-name="T59">4</text:span><text:span text:style-name="T36">-a a-gin</text:span><text:span text:style-name="T59">7</text:span><text:span text:style-name="T36"> nu-e-zu</text:span></text:p>
      <text:p text:style-name="P19">N2 <text:s/>. <text:s/>. <text:s/>+ <text:s/>+ <text:s/>++ <text:s/>+ <text:s/>+ <text:s text:c="2"/>. <text:s text:c="8"/>+ <text:s/>+ <text:s/>+ <text:s/>+ + <text:s/>+ <text:s text:c="2"/>+ <text:s/>+ <text:s/>+</text:p>
      <text:p text:style-name="P4"><text:span text:style-name="T36">N3 <text:s/>o <text:s/>o <text:s/>o <text:s/>o <text:s/>oo <text:s/>o <text:s/>. <text:s text:c="2"/>– šu-</text:span><text:span text:style-name="T4">≠</text:span><text:span text:style-name="T36">ni</text:span><text:span text:style-name="T17"></text:span><text:span text:style-name="T36"> <text:s/>. <text:s/>+ <text:s/>+ <text:s/>. - <text:s/>- <text:s text:c="2"/>- <text:s/>- <text:s/>-</text:span><text:span text:style-name="Footnote_20_Symbol"><text:span text:style-name="T36"><text:note text:id="ftn4" text:note-class="footnote"><text:note-citation>4</text:note-citation><text:note-body><text:p text:style-name="Footnote"><text:s/>It is possible that the last two words were either wrapped around and broken, or may have been at the beginning of ine 10.</text:p></text:note-body></text:note></text:span></text:span></text:p>
      <text:p text:style-name="P4"><text:span text:style-name="T36">N4 <text:s/>+ <text:s/>. <text:s/>o <text:s/>o <text:s/>o. <text:s/>+ <text:s/>+ <text:s text:c="2"/>- </text:span><text:span text:style-name="T4">≠</text:span><text:span text:style-name="T36">šu-ni</text:span><text:span text:style-name="T17"></text:span><text:span text:style-name="T36"> <text:s/>+ <text:s/>+ <text:s/>. <text:s/>+ . <text:s/>. <text:s text:c="2"/>+ <text:s/>+ <text:s/>+</text:span></text:p>
      <text:p text:style-name="P4"><text:span text:style-name="T36">Si1 + <text:s/>+ </text:span><text:span text:style-name="T45">d</text:span><text:span text:style-name="T36">. <text:s/>+ <text:s/>-+ <text:s/>. <text:s/>o <text:s text:c="2"/>o <text:s text:c="8"/>o <text:s/>o <text:s/>o <text:s/>o o <text:s/>o <text:s text:c="2"/>o <text:s/>o <text:s/>o</text:span></text:p>
      <text:p text:style-name="P4"><text:span text:style-name="T36">X1 <text:s/>+ <text:s/>+ </text:span><text:span text:style-name="T45">d</text:span><text:span text:style-name="T36">+ <text:s/>+ <text:s/>-+ <text:s/>+ <text:s/>kur ki-bi-šè gá-gá-a a-gin</text:span><text:span text:style-name="T59">7</text:span><text:span text:style-name="T36"> nu-e-zu </text:span></text:p>
      <text:p text:style-name="P4"><text:span text:style-name="T36">X2 <text:s/>o <text:s/>o <text:s/>o <text:s/>o <text:s/>oo <text:s/>. <text:s/>kur ki-bi-</text:span><text:span text:style-name="T4">≠</text:span><text:span text:style-name="T36">šè gi</text:span><text:span text:style-name="T59">4</text:span><text:span text:style-name="T17"></text:span><text:span text:style-name="T36">-a <text:s/>a-gin</text:span><text:span text:style-name="T59">7</text:span><text:span text:style-name="T36"> nu-e-zu</text:span></text:p>
      <text:p text:style-name="P19"/>
      <text:p text:style-name="P4"><text:span text:style-name="T36">1</text:span><text:span text:style-name="T36">0. <text:s/>za-e </text:span><text:span text:style-name="T37">gir</text:span><text:span text:style-name="T36">-bu-bu énsi </text:span><text:span text:style-name="T70">ğ</text:span><text:span text:style-name="T36">ír-kal</text:span><text:span text:style-name="T45">ki</text:span><text:span text:style-name="T36">-a-ke</text:span><text:span text:style-name="T59">4</text:span></text:p>
      <text:p text:style-name="P4"><text:span text:style-name="T36">N2 <text:s text:c="2"/>+ <text:s/>+ <text:s/>. <text:s/>. <text:s/>+ <text:s/>+ <text:s text:c="3"/>+ <text:s text:c="2"/>+ <text:s/>+ - + <text:s text:c="2"/></text:span></text:p>
      <text:p text:style-name="P4"><text:span text:style-name="T36">N3 <text:s text:c="2"/>o <text:s/>o <text:s/>o <text:s/>o <text:s/>o <text:s/>. <text:s text:c="3"/>+ <text:s text:c="2"/>. <text:s/>. + +</text:span></text:p>
      <text:p text:style-name="P4"><text:span text:style-name="T36">N4 <text:s text:c="2"/>+ <text:s/>. <text:s/>. <text:s/>. <text:s/>. <text:s/>. <text:s text:c="3"/>. <text:s text:c="2"/>+ <text:s/>+ + o <text:s text:c="6"/></text:span></text:p>
      <text:p text:style-name="P4"><text:span text:style-name="T36">Ki1 <text:s/>o <text:s/>o <text:s/>o <text:s/>o <text:s/>o <text:s/>o <text:s text:c="3"/>. <text:s text:c="2"/>. <text:s/>. - .</text:span></text:p>
      <text:p text:style-name="P4"><text:span text:style-name="T36">Si1 <text:s/>+ <text:s/>+ <text:s/>+ <text:s/>+ <text:s/>. <text:s/>o <text:s text:c="3"/>o <text:s text:c="2"/>o <text:s/>o o o</text:span></text:p>
      <text:p text:style-name="P4"><text:span text:style-name="T36">X1 <text:s text:c="2"/>+ <text:s/>+ <text:s/>+ <text:s/>+ <text:s/>+ <text:s/>. <text:s text:c="3"/>+ <text:s text:c="2"/>+ <text:s/>+ - +</text:span></text:p>
      <text:p text:style-name="P4"><text:span text:style-name="T36">X2 <text:s text:c="2"/>o <text:s/>o <text:s/>o o <text:s text:c="2"/>o <text:s/>. <text:s text:c="3"/>+ <text:s text:c="2"/>+ <text:s/>+ + +</text:span></text:p>
      <text:p text:style-name="P19"/>
      <text:p text:style-name="P4"><text:span text:style-name="T36">11. <text:s/>a-na-aš-àm éren šu-zu-šè ì-</text:span><text:span text:style-name="T70">ğ</text:span><text:span text:style-name="T36">ál-la <text:s/>igi-ni-šè­ la-ba-an-su</text:span><text:span text:style-name="T59">8</text:span><text:span text:style-name="T36">-ge-za-na</text:span></text:p>
      <text:p text:style-name="P19">N2 <text:s text:c="2"/>+ + <text:s/>. <text:s/>. <text:s text:c="2"/>. <text:s text:c="2"/>. <text:s/>+ <text:s/>+ <text:s/>. + <text:s text:c="2"/>. <text:s text:c="2"/>. <text:s text:c="2"/>+ <text:s/>+ <text:s/>+ <text:s/>+ <text:s/>+ <text:s/>+ <text:s text:c="2"/>+ <text:s/>+ <text:s/>.</text:p>
      <text:p text:style-name="P4"><text:span text:style-name="T36">N3 <text:s text:c="2"/>o o <text:s/>o <text:s/>o <text:s text:c="2"/>o <text:s text:c="2"/>o <text:s/>o <text:s/>o <text:s/>o . <text:s text:c="2"/>. <text:s text:c="2"/>. <text:s text:c="2"/>. <text:s/>o <text:s/>. <text:s/>. <text:s/>. <text:s/>o <text:s text:c="2"/>o <text:s/>o <text:s/>o</text:span></text:p>
      <text:p text:style-name="P4"><text:span text:style-name="T36">N4 <text:s text:c="2"/>o o <text:s/>o <text:s/>. <text:s text:c="2"/>+ <text:s text:c="2"/>+ <text:s/>+ <text:s/>- <text:s/>+ . <text:s text:c="2"/>+àm o <text:s text:c="2"/>. <text:s/>+ <text:s/>+ <text:s/>+ ši <text:s/>. <text:s text:c="2"/>+en+ <text:s/>+</text:span></text:p>
      <text:p text:style-name="P19">Ki1 <text:s/>o o <text:s/>o <text:s/>o <text:s text:c="2"/>o <text:s text:c="2"/>o <text:s/>o <text:s/>o <text:s/>o o <text:s text:c="2"/>o <text:s text:c="2"/>o <text:s text:c="2"/>o <text:s/>x <text:s/>. <text:s/>. <text:s/>+ <text:s/>+ <text:s text:c="2"/>. <text:s/>. <text:s/>+</text:p>
      <text:p text:style-name="P19">Si <text:s text:c="2"/>+ + <text:s/>+ <text:s/>+ <text:s text:c="2"/>+ <text:s text:c="2"/>+ <text:s/>. <text:s/>o <text:s/>o o <text:s text:c="2"/>o <text:s text:c="2"/>o <text:s text:c="2"/>o <text:s/>o <text:s/>+ <text:s/>. <text:s/>o <text:s/>o <text:s text:c="2"/>o <text:s/>o <text:s/>o</text:p>
      <text:p text:style-name="P19"><text:soft-page-break/>X1 <text:s text:c="2"/>+ + <text:s/>+ <text:s/>+ <text:s text:c="2"/>+ <text:s text:c="2"/>+ <text:s/>+ <text:s/>+ <text:s/>- + <text:s text:c="2"/>+ <text:s text:c="2"/>+ <text:s text:c="2"/>+ <text:s/>+ <text:s/>+ <text:s/>+ <text:s/>- <text:s/>+ <text:s text:c="2"/>+ <text:s/>+ <text:s/>o </text:p>
      <text:p text:style-name="P4"><text:span text:style-name="T36">X2 <text:s text:c="2"/>o o <text:s/>o <text:s/>o <text:s text:c="2"/>o <text:s text:c="2"/>o <text:s/>o <text:s/>in-gál-le-eš + <text:s text:c="2"/>+ <text:s/>+ <text:s/>+ <text:s/>+ <text:s/>+ ­su</text:span><text:span text:style-name="T48">8</text:span><text:span text:style-name="T36">-su</text:span><text:span text:style-name="T48">8</text:span><text:span text:style-name="T36">-ge-eš</text:span></text:p>
      <text:p text:style-name="P19"/>
      <text:p text:style-name="P4"><text:span text:style-name="T36">12. <text:s/>kur ki-bi <text:s text:c="2"/>gi</text:span><text:span text:style-name="T59">4</text:span><text:span text:style-name="T36">-gi</text:span><text:span text:style-name="T59">4</text:span><text:span text:style-name="T36">-da a-gin</text:span><text:span text:style-name="T59">7</text:span><text:span text:style-name="T36"> mi-ni-ib-šúm-mu-za-na </text:span></text:p>
      <text:p text:style-name="P4"><text:span text:style-name="T36">N2 <text:s text:c="2"/>x <text:s text:c="2"/>. <text:s/>. <text:s text:c="3"/>+ <text:s text:c="2"/>+ <text:s/>+ <text:s/>. <text:s/>. <text:s text:c="2"/>. <text:s/>. <text:s/>+ <text:s text:c="2"/>+ <text:s text:c="2"/>- <text:s/>+ <text:s/>+ <text:s/></text:span></text:p>
      <text:p text:style-name="P4"><text:span text:style-name="T36">N3 <text:s text:c="2"/>o <text:s text:c="2"/>o <text:s/>o <text:s text:c="3"/>o <text:s text:c="2"/>o <text:s/>o <text:s/>o <text:s/>. <text:s text:c="2"/>. <text:s/>.</text:span><text:span text:style-name="T4">≠</text:span><text:span text:style-name="T36">íb</text:span><text:span text:style-name="T45">?</text:span><text:span text:style-name="T17"></text:span><text:span text:style-name="T36"> <text:s/>o <text:s text:c="2"/>o <text:s/>o <text:s/>o</text:span></text:p>
      <text:p text:style-name="P19">N4 <text:s text:c="2"/>. <text:s text:c="2"/>. <text:s/>o <text:s text:c="3"/>+ <text:s text:c="2"/>+ <text:s/>+ <text:s/>. <text:s/>o <text:s text:c="2"/>x <text:s/>x <text:s/>. <text:s text:c="2"/>. <text:s text:c="2"/>. <text:s/>. <text:s/>.</text:p>
      <text:p text:style-name="P19">Si1 <text:s/>. <text:s text:c="2"/>. <text:s/>. <text:s text:c="3"/>o <text:s text:c="2"/>o <text:s/>o <text:s/>o <text:s/>o <text:s text:c="2"/>o <text:s/>o <text:s/>o <text:s text:c="2"/>o <text:s text:c="2"/>o <text:s/>o <text:s/>o</text:p>
      <text:p text:style-name="P4"><text:span text:style-name="T36">X1 <text:s text:c="2"/>+ <text:s text:c="2"/>. <text:s/>+ šè + <text:s text:c="2"/>+ dè <text:s/>+ <text:s/>+ <text:s text:c="2"/>+ <text:s/>+ <text:s/>+ <text:s text:c="2"/>+ <text:s text:c="2"/>. <text:s/></text:span><text:span text:style-name="T4">≠</text:span><text:span text:style-name="T36">un</text:span><text:span text:style-name="T17"></text:span><text:span text:style-name="T36"> </text:span></text:p>
      <text:p text:style-name="P4"><text:span text:style-name="T36">X2 <text:s text:c="2"/>o <text:s text:c="2"/>o <text:s/>o gur]-</text:span><text:span text:style-name="T4">≠</text:span><text:span text:style-name="T36">ru</text:span><text:span text:style-name="T17"></text:span><text:span text:style-name="T36">-uš</text:span><text:span text:style-name="T37"> <text:s/>+ <text:s/>+ <text:s text:c="2"/>+ <text:s/>+ íb <text:s text:c="2"/>+ <text:s text:c="2"/>+ <text:s/>+ <text:s/>+</text:span></text:p>
      <text:p text:style-name="P19"/>
      <text:p text:style-name="P4"><text:span text:style-name="T36">13. <text:s/>u</text:span><text:span text:style-name="T59">4</text:span><text:span text:style-name="T36"> na-me <text:s text:c="7"/></text:span><text:span text:style-name="T45">d</text:span><text:span text:style-name="T36">en-líl-le ki-en-gi hul mu-un-gi</text:span><text:span text:style-name="T59">4</text:span></text:p>
      <text:p text:style-name="P19">N2 <text:s text:c="2"/>. <text:s/>. <text:s/>+ <text:s text:c="8"/>.. <text:s/>. <text:s text:c="2"/>+ <text:s/>+ <text:s/>+ <text:s/>+ <text:s/>+ <text:s/>+ <text:s text:c="2"/>. <text:s/>+ </text:p>
      <text:p text:style-name="P19">N3 <text:s text:c="2"/>o <text:s/>o <text:s/>o <text:s text:c="8"/>oo <text:s/>o <text:s text:c="2"/>o <text:s/>o <text:s/>+ <text:s/>+ <text:s/>+ <text:s/>. <text:s text:c="2"/>. <text:s/>o</text:p>
      <text:p text:style-name="P19">N <text:s text:c="3"/>o <text:s/>o <text:s/>o <text:s text:c="8"/>oo <text:s/>o <text:s text:c="2"/>x <text:s/>. <text:s/>o <text:s/>o <text:s/>o <text:s/>o <text:s text:c="2"/>o <text:s/>o</text:p>
      <text:p text:style-name="P4"><text:span text:style-name="T36">X1 <text:s text:c="2"/>+ <text:s/>na-an-ga-ma <text:s/>++ <text:s/>+ <text:s text:c="2"/>+ <text:s/>+ <text:s/>+ <text:s/>+ <text:s/>+ <text:s/>ba-an-</text:span><text:span text:style-name="T4">≠</text:span><text:span text:style-name="T36">gig</text:span><text:span text:style-name="T17"></text:span></text:p>
      <text:p text:style-name="P19">X2 <text:s text:c="2"/>o <text:s text:c="2"/>o <text:s/>o <text:s/>oo <text:s text:c="3"/>oo <text:s/>o <text:s text:c="2"/>o <text:s/>o <text:s/>o <text:s/>x <text:s/>+ <text:s/>ba-an-gig</text:p>
      <text:p text:style-name="P19"/>
      <text:p text:style-name="P4"><text:span text:style-name="T36">14. <text:s/></text:span><text:span text:style-name="T45">úgu</text:span><text:span text:style-name="T36">ugu</text:span><text:span text:style-name="T59">4</text:span><text:span text:style-name="T36">-bi kur-bi-ta è-dè <text:s/>nam-sipa kalam-ma-šè mu-un-íl</text:span></text:p>
      <text:p text:style-name="P19">N2 <text:s text:c="2"/>+ <text:s/>+ <text:s text:c="2"/>+ <text:s/>+ <text:s text:c="2"/>. <text:s/>. <text:s/>. . / + <text:s text:c="3"/>+ <text:s text:c="2"/>+ <text:s text:c="4"/>+ <text:s/>+ <text:s/>. <text:s/>. <text:s/>. <text:s/></text:p>
      <text:p text:style-name="P4"><text:span text:style-name="T36">N3 <text:s text:c="2"/>o <text:s/>o <text:s text:c="2"/>o <text:s/>o <text:s text:c="2"/>o <text:s/>. <text:s/>+ + <text:s text:c="2"/>+ <text:s text:c="3"/>+ <text:s text:c="2"/>. <text:s text:c="4"/>o <text:s/>o <text:s/>o <text:s/>o <text:s/>o</text:span></text:p>
      <text:p text:style-name="P19">N4 A.UGU+ <text:s text:c="2"/>+ <text:s/>. <text:s text:c="2"/>+ <text:s/>+ <text:s/>o o <text:s text:c="2"/>+ <text:s text:c="3"/>+ <text:s text:c="2"/>+ <text:s text:c="4"/>+ <text:s/>o <text:s/>o <text:s/>o <text:s/>o</text:p>
      <text:p text:style-name="P19">Ki1 <text:s/>o <text:s/>o <text:s text:c="2"/>o <text:s/>o <text:s text:c="2"/>o <text:s/>o <text:s/>o o <text:s text:c="2"/>+ <text:s text:c="3"/>+ <text:s text:c="2"/>. <text:s text:c="4"/>+ <text:s/>+ <text:s/>+ <text:s/>. <text:s/>o</text:p>
      <text:p text:style-name="P4"><text:span text:style-name="T36">X1 <text:s text:c="2"/>+ <text:s/>+ <text:s text:c="2"/>+ <text:s/>+ <text:s text:c="2"/>+ <text:s/>+ <text:s/>+ + <text:s text:c="2"/>+ <text:s text:c="3"/>+ <text:s text:c="2"/>+ ­ <text:s text:c="3"/>+ <text:s/>. </text:span><text:span text:style-name="T5">≠</text:span><text:span text:style-name="T37">­ba-e</text:span><text:span text:style-name="T17"></text:span><text:span text:style-name="T37">-gub-bu-dè</text:span><text:span text:style-name="T36"> <text:s/></text:span></text:p>
      <text:p text:style-name="P4"><text:span text:style-name="T36">X2 <text:s text:c="2"/>o <text:s/>o <text:s text:c="2"/>o <text:s/>o <text:s text:c="2"/>o <text:s/>o <text:s/>.</text:span><text:span text:style-name="T45">?</text:span><text:span text:style-name="T36">.</text:span><text:span text:style-name="T45">? </text:span><text:span text:style-name="T36"><text:s text:c="2"/>. <text:s text:c="3"/>+ <text:s text:c="2"/>+ <text:s text:c="4"/>+ ke</text:span><text:span text:style-name="T59">4</text:span><text:span text:style-name="T36"> x <text:s/>x <text:s/>x</text:span></text:p>
      <text:p text:style-name="P19"/>
      <text:p text:style-name="P4"><text:span text:style-name="T36">15. <text:s/>ì-ne-éš <text:s/></text:span><text:span text:style-name="T45">d</text:span><text:span text:style-name="T36">en-líl-le lú im-sa</text:span><text:span text:style-name="T59">10</text:span><text:span text:style-name="T36">-sa</text:span><text:span text:style-name="T59">10</text:span><text:span text:style-name="T36"> nu-luh-ha</text:span><text:span text:style-name="T45">sar</text:span></text:p>
      <text:p text:style-name="P19">N2 <text:s text:c="2"/>+ . <text:s/>+ <text:s text:c="2"/>++ <text:s/>+ <text:s text:c="2"/>+ <text:s/>+ <text:s/>+ <text:s/>+ <text:s text:c="3"/>+ <text:s text:c="2"/>+ <text:s/>+ <text:s text:c="2"/>+ + </text:p>
      <text:p text:style-name="P19">N3 <text:s text:c="2"/>o o <text:s/>o <text:s text:c="2"/>oo <text:s/>o <text:s text:c="2"/>+ <text:s/>+ <text:s/>+ <text:s/>+ <text:s text:c="3"/>+ <text:s text:c="2"/>o <text:s/>o <text:s text:c="2"/>o o</text:p>
      <text:p text:style-name="P19">N4 <text:s text:c="2"/>+ + <text:s/>+ <text:s text:c="2"/>++ <text:s/>+ <text:s text:c="2"/>- <text:s/>. <text:s/>o <text:s/>o <text:s text:c="3"/>o <text:s text:c="2"/>+ <text:s/>+ <text:s text:c="2"/>. o</text:p>
      <text:p text:style-name="P19">Ki1 <text:s/>o o <text:s/>o <text:s text:c="2"/>oo <text:s/>o <text:s text:c="2"/>o <text:s/>o <text:s/>o <text:s/>. <text:s text:c="3"/>. <text:s text:c="2"/>+ <text:s/>ha la +</text:p>
      <text:p text:style-name="P4"><text:span text:style-name="T36">X1 <text:s text:c="2"/>a-da-lam </text:span><text:span text:style-name="T45">d</text:span><text:span text:style-name="T36">en-líl-le nu-luh-ha</text:span><text:span text:style-name="T4">≠</text:span><text:span text:style-name="T45">sar</text:span><text:span text:style-name="T42"></text:span><text:span text:style-name="T45"> </text:span><text:span text:style-name="T36">sa</text:span><text:span text:style-name="T59">10</text:span><text:span text:style-name="T36">-sa</text:span><text:span text:style-name="T59">10</text:span><text:span text:style-name="T36">-</text:span><text:span text:style-name="T5">≠</text:span><text:span text:style-name="T36">dè</text:span><text:span text:style-name="T59"> </text:span><text:span text:style-name="T37">lú</text:span><text:span text:style-name="T46">?</text:span><text:span text:style-name="T17"></text:span><text:span text:style-name="T37"> tumu n</text:span><text:span text:style-name="T75">í</text:span><text:span text:style-name="T37">gin</text:span></text:p>
      <text:p text:style-name="P19">X2 <text:s text:c="2"/>o o <text:s/>o <text:s text:c="2"/>oo <text:s/>o <text:s text:c="2"/>o <text:s/>o <text:s/>o <text:s/>o <text:s text:c="3"/>o <text:s text:c="2"/>nu <text:s/>ha ra </text:p>
      <text:p text:style-name="P19"/>
      <text:p text:style-name="P4"><text:span text:style-name="T36">16. <text:s/></text:span><text:span text:style-name="T45">d</text:span><text:span text:style-name="T36">iš-bi-</text:span><text:span text:style-name="T45">d</text:span><text:span text:style-name="T36">èr-ra numun ki-en-gi-ra nu-me-a nam-lugal-la ­mu-na-an-šúm</text:span></text:p>
      <text:p text:style-name="P4"><text:soft-page-break/><text:span text:style-name="T36">N2 <text:s text:c="2"/></text:span><text:span text:style-name="T45">I</text:span><text:span text:style-name="T36">+ <text:s/>+ + + <text:s/>+ <text:s/>+ <text:s text:c="3"/></text:span><text:span text:style-name="T77"><text:s/></text:span><text:span text:style-name="T36">+ <text:s/>+ <text:s/>+ <text:s/>+ <text:s/>+ <text:s/>+ <text:s/>+ + <text:s text:c="2"/>+ <text:s text:c="4"/>+ <text:s/>. <text:s/>. <text:s/>+ <text:s text:c="2"/>+ <text:s/>­</text:span></text:p>
      <text:p text:style-name="P4"><text:span text:style-name="T36">N3 <text:s text:c="2"/>-. <text:s/>o o o <text:s/>o <text:s/>. <text:s text:c="4"/>+ <text:s/>+ <text:s/>+ <text:s/>+ <text:s/>+ <text:s/>+ <text:s/>+ . <text:s text:c="2"/>o <text:s text:c="4"/>o <text:s/>o <text:s/>. <text:s/>+ <text:s text:c="2"/>.</text:span></text:p>
      <text:p text:style-name="P4"><text:span text:style-name="T36">N4 <text:s text:c="2"/>++ <text:s/>+ + + <text:s/>. <text:s/>o <text:s text:c="4"/>o <text:s/>o <text:s/>o <text:s/>o <text:s/>o <text:s/>o <text:s/>o . <text:s text:c="2"/>+ <text:s text:c="4"/>. <text:s/>o <text:s/>o <text:s/>o <text:s text:c="2"/>o </text:span><text:span text:style-name="T4">≠</text:span><text:span text:style-name="T36">ma</text:span><text:span text:style-name="T45">?</text:span><text:span text:style-name="T17"></text:span></text:p>
      <text:p text:style-name="P19">Ki1 <text:s/>oo <text:s/>o o o <text:s/>o <text:s/>o <text:s text:c="4"/>o <text:s/>o <text:s/>o <text:s/>o <text:s/>. <text:s/>. <text:s/>. . <text:s text:c="2"/>. <text:s text:c="4"/>o <text:s/>o <text:s/>o <text:s/>o <text:s text:c="2"/>o</text:p>
      <text:p text:style-name="P4"><text:span text:style-name="T36">X1 <text:s text:c="2"/>++ <text:s/>+ - + <text:s/>+ <text:s/>+ <text:s text:c="4"/>+ <text:s/>+ <text:s/>+ <text:s/>+ <text:s/>+ <text:s/>+ <text:s/>+ + <text:s text:c="2"/>+ <text:s text:c="4"/>- [im</text:span><text:span text:style-name="T45">?</text:span><text:span text:style-name="T36">-m]a</text:span><text:span text:style-name="T45">?</text:span><text:span text:style-name="T36">–an-šúm</text:span></text:p>
      <text:p text:style-name="P4"><text:span text:style-name="T36">X2 <text:s text:c="2"/>oo <text:s/>o o o <text:s/>o <text:s/>o <text:s text:c="4"/>o <text:s/>o <text:s/>o <text:s/>o <text:s/>o <text:s/>+ <text:s/>+ + <text:s text:c="2"/>+ <text:s text:c="4"/>+ <text:s/>+ <text:s/>.</text:span><text:span text:style-name="T45">?</text:span><text:span text:style-name="T36"> - <text:s text:c="2"/>. <text:s text:c="3"/></text:span></text:p>
      <text:p text:style-name="P19"/>
      <text:p text:style-name="P4"><text:span text:style-name="T36">17. <text:s/>ga-nam pu-úh-rum</text:span><text:span text:style-name="T45">ki</text:span><text:span text:style-name="T36"> di</text:span><text:span text:style-name="T70">ğ</text:span><text:span text:style-name="T36">ir-re-e-ne ki-en-gi ság ba-ab-dug</text:span><text:span text:style-name="T59">4</text:span></text:p>
      <text:p text:style-name="P19">N2 <text:s text:c="2"/>+ <text:s/>+ <text:s text:c="2"/>+ <text:s/>+ <text:s/>+ <text:s/>+ <text:s/>. <text:s text:c="3"/>. <text:s/>+ <text:s/>+ <text:s/>+ <text:s/>+ <text:s/>+ <text:s/>+ <text:s/>+ <text:s text:c="2"/>+ <text:s text:c="2"/>+</text:p>
      <text:p text:style-name="P4"><text:span text:style-name="T36">N3 <text:s text:c="2"/>+ <text:s/>. <text:s text:c="2"/>. <text:s/>. <text:s/>+ <text:s/>+ <text:s/>+ <text:s text:c="3"/>+ <text:s/>+ <text:s/>+ <text:s/>+ <text:s/>. <text:s/>o <text:s/>. <text:s/>+ <text:s text:c="2"/>. <text:s text:c="2"/>+</text:span></text:p>
      <text:p text:style-name="P19">N4 <text:s text:c="2"/>+ <text:s/>+ <text:s text:c="2"/>. <text:s/>. <text:s/>o <text:s/>o <text:s/>o <text:s text:c="3"/>o <text:s/>o <text:s/>. <text:s/>. <text:s/>. <text:s/>o <text:s/>o <text:s/>o <text:s text:c="2"/>. <text:s text:c="2"/>+</text:p>
      <text:p text:style-name="P4">X1 <text:s text:c="2"/>+ <text:s/>+ <text:s text:c="2"/>+ <text:s/>+ <text:s/>+ <text:s/>- <text:s/>+ <text:s text:c="3"/>+ <text:s/>+ <text:s/>+ <text:s/>+ <text:s/>+ <text:s/>+ <text:s/>bir-bir-re ba-[… du]g<text:span text:style-name="T48">4</text:span></text:p>
      <text:p text:style-name="P4"><text:span text:style-name="T36">X2 <text:s text:c="2"/>o <text:s/>o <text:s text:c="2"/>o <text:s/>o <text:s/>o <text:s/>o <text:s/>o <text:s text:c="3"/>o <text:s/>o <text:s/>o <text:s/>o <text:s/>o <text:s/>x <text:s/>. ù-bí-in-</text:span><text:span text:style-name="T4">≠</text:span><text:span text:style-name="T36">dug</text:span><text:span text:style-name="T1"></text:span><text:span text:style-name="T17"></text:span></text:p>
      <text:p text:style-name="P19"/>
      <text:p text:style-name="P4"><text:span text:style-name="T36">18. <text:s/>a-a </text:span><text:span text:style-name="T45">d</text:span><text:span text:style-name="T36">en-líl du</text:span><text:span text:style-name="T59">11</text:span><text:span text:style-name="T36">-ga-du</text:span><text:span text:style-name="T59">11</text:span><text:span text:style-name="T36">-ga-ni dab</text:span><text:span text:style-name="T59">5</text:span><text:span text:style-name="T36">-bé-da</text:span></text:p>
      <text:p text:style-name="P4"><text:span text:style-name="T36">N1</text:span><text:span text:style-name="T36"> <text:s text:c="2"/>+ + ++ <text:s/>+ <text:s text:c="2"/>. <text:s text:c="2"/>+ <text:s/>+ <text:s text:c="2"/>+ <text:s/>+ <text:s/>dib <text:s/>+ <text:s/>+ <text:s/></text:span></text:p>
      <text:p text:style-name="P4"><text:span text:style-name="T36">N2 <text:s text:c="2"/>+ + ++ <text:s/>+ <text:s/></text:span><text:span text:style-name="T36"><text:s/>+ <text:s text:c="2"/>+ <text:s/>+ <text:s text:c="2"/>+ <text:s/>+ <text:s text:c="2"/>+ <text:s text:c="2"/>+ <text:s/>+ </text:span></text:p>
      <text:p text:style-name="P4"><text:span text:style-name="T36">N3 <text:s text:c="2"/>+ + ++ <text:s/>+ <text:s text:c="2"/>. <text:s text:c="2"/>. <text:s/>. <text:s text:c="2"/>. <text:s/>. <text:s text:c="2"/>. <text:s text:c="2"/>+ <text:s/>. </text:span><text:span text:style-name="T4">≠</text:span><text:span text:style-name="T36">a</text:span>š<text:span text:style-name="T17"></text:span><text:span text:style-name="T36"> <text:s text:c="2"/></text:span></text:p>
      <text:p text:style-name="P4"><text:span text:style-name="T36">N4 <text:s text:c="2"/>+ + ++ <text:s/>+ <text:s text:c="2"/>. <text:s text:c="2"/>. <text:s/>o <text:s text:c="2"/>o <text:s/>o <text:s/>dib <text:s/>+ <text:s/>+ aš <text:s text:c="2"/></text:span></text:p>
      <text:p text:style-name="P4"><text:span text:style-name="T36">X1 <text:s text:c="2"/>+ + ++ <text:s/>+ <text:s text:c="2"/>+ <text:s text:c="2"/>+ <text:s/>+ <text:s text:c="2"/>+ <text:s/>+ <text:s text:c="2"/>+ <text:s text:c="2"/>+ <text:s/>+ aš </text:span><text:span text:style-name="T37"><text:s/>ka[lam] </text:span><text:span text:style-name="T5">≠</text:span><text:span text:style-name="T37">ì</text:span><text:span text:style-name="T46">?</text:span><text:span text:style-name="T17"></text:span><text:span text:style-name="T37">-[b]al-e</text:span></text:p>
      <text:p text:style-name="P19"/>
      <text:p text:style-name="P4"><text:span text:style-name="T36">19. <text:s/>en-na uri</text:span><text:span text:style-name="T59">5</text:span><text:span text:style-name="T45">ki</text:span><text:span text:style-name="T36">-ma lú érim-ša mu-un-ri-a</text:span></text:p>
      <text:p text:style-name="P4">N1 <text:s text:c="2"/>+ <text:s text:c="2"/>+ <text:s/>+ + <text:s/>. <text:s/>+ <text:s/>+ <text:s text:c="3"/>+ <text:s/>+<text:span text:style-name="Footnote_20_Symbol"><text:note text:id="ftn5" text:note-class="footnote"><text:note-citation>5</text:note-citation><text:note-body><text:p text:style-name="Footnote"><text:s/>Proceeded by an erased <text:span text:style-name="T19">árad</text:span>.</text:p></text:note-body></text:note></text:span><text:span text:style-name="T76"> </text:span>+ <text:s/>+ <text:s/>+</text:p>
      <text:p text:style-name="P19">N3 <text:s text:c="2"/>+ <text:s text:c="2"/>+ <text:s/>. o <text:s/>o <text:s/>o <text:s/>. <text:s text:c="3"/>. <text:s/>+ <text:s/>+ <text:s/>+ <text:s/>+</text:p>
      <text:p text:style-name="P19">N4 <text:s text:c="2"/>+ <text:s text:c="2"/>+ <text:s/>+ + <text:s/>+ <text:s/>. <text:s/>+ <text:s text:c="3"/>+ <text:s/>+ <text:s/>. <text:s/>+ <text:s/>+ </text:p>
      <text:p text:style-name="P4"><text:span text:style-name="T36">X1 <text:s text:c="2"/>+ <text:s text:c="2"/>+ <text:s/>+ + <text:s/>+</text:span>š<text:span text:style-name="T36">è+ <text:s/>+ <text:s text:c="3"/>ra + <text:s/>+ <text:s/>. <text:s/>o aš <text:s text:c="3"/></text:span></text:p>
      <text:p text:style-name="P19">X2 <text:s text:c="2"/>traces</text:p>
      <text:p text:style-name="P19"/>
      <text:p text:style-name="P4"><text:span text:style-name="T36">20. <text:s/>i</text:span><text:span text:style-name="T36">š-bi-èr-ra lú má-rí</text:span><text:span text:style-name="T45">ki</text:span><text:span text:style-name="T36">-ke</text:span><text:span text:style-name="T59">4</text:span><text:span text:style-name="T36"> suhuš-bi ba-bu-re</text:span></text:p>
      <text:p text:style-name="P19">N1 <text:s text:c="2"/>+ <text:s/>+ <text:s/>+ <text:s/>+ <text:s/>+ <text:s/>+ <text:s/>++ <text:s/>+ <text:s text:c="3"/>+ <text:s text:c="3"/>+ <text:s/>+ <text:s/>. <text:s text:c="2"/>+</text:p>
      <text:p text:style-name="P19">N3 <text:s text:c="2"/>+ <text:s/>+ <text:s/>+ <text:s/>. <text:s/>o <text:s/>o <text:s/>oo <text:s/>o <text:s text:c="3"/>o <text:s text:c="3"/>o <text:s/>. <text:s/>+ <text:s text:c="2"/>+ </text:p>
      <text:p text:style-name="P4"><text:span text:style-name="T36">N4 <text:s/></text:span><text:span text:style-name="T38">d</text:span><text:span text:style-name="T36">+ <text:s/>+ </text:span><text:span text:style-name="T38">d</text:span><text:span text:style-name="T36">. <text:s/>. <text:s/>. <text:s text:c="2"/>+ <text:s/>++ <text:s/>+ <text:s text:c="3"/>+ <text:s text:c="3"/>. <text:s/>. <text:s/>+ <text:s text:c="2"/>+ en</text:span></text:p>
      <text:p text:style-name="P4"><text:span text:style-name="T36">X1 <text:s/></text:span><text:span text:style-name="T38">d</text:span><text:span text:style-name="T36">+ <text:s/>+ <text:s/>+ <text:s/>+ <text:s/>+ <text:s/>+ <text:s/>++ <text:s/>. <text:s text:c="3"/>+ <text:s text:c="3"/>+ <text:s/>ba-ab-</text:span><text:span text:style-name="T7">≠</text:span><text:span text:style-name="T36">bu-re</text:span><text:span text:style-name="T1"></text:span></text:p>
      <text:p text:style-name="P4"><text:span text:style-name="T36">X2 <text:s text:c="2"/>o <text:s/>o <text:s/>o <text:s/>o <text:s/>o <text:s/>o <text:s/>oo <text:s/>.</text:span><text:span text:style-name="T45">?</text:span><text:span text:style-name="T36"> <text:s text:c="2"/>.</text:span><text:span text:style-name="T45">?</text:span><text:span text:style-name="T36"> <text:s text:c="3"/>o <text:s/>o <text:s/>o <text:s text:c="2"/>.</text:span></text:p>
      <text:p text:style-name="P19"><text:soft-page-break/></text:p>
      <text:p text:style-name="P4"><text:span text:style-name="T36">2</text:span><text:span text:style-name="T36">1. <text:s/></text:span>ki-en-gi hé-á<text:span text:style-name="T69">ğ</text:span>-e ur<text:span text:style-name="T48">5</text:span>-gin<text:span text:style-name="T48">7</text:span>-nam bí-in-dug<text:span text:style-name="T48">4</text:span></text:p>
      <text:p text:style-name="P19">N1 <text:s text:c="2"/>+ <text:s/>+ <text:s/>+ <text:s/>+ <text:s/>+ <text:s/>+ + <text:s text:c="2"/>+ <text:s text:c="3"/>+ <text:s text:c="2"/>+ <text:s/>+ <text:s text:c="2"/>+</text:p>
      <text:p text:style-name="P19">N3 <text:s text:c="2"/>+ <text:s/>+ <text:s/>+ <text:s/>. <text:s/>o <text:s/>o o <text:s text:c="2"/>o <text:s text:c="3"/>o <text:s text:c="2"/>o <text:s/>. <text:s text:c="2"/>+</text:p>
      <text:p text:style-name="P19">N4 <text:s text:c="2"/>+ <text:s/>+ <text:s/>+ <text:s/>. <text:s/>o <text:s/>o . <text:s text:c="2"/>+ <text:s text:c="3"/>+ <text:s text:c="2"/>+ <text:s/>. <text:s text:c="2"/>+</text:p>
      <text:p text:style-name="P4"><text:span text:style-name="T36">X1 <text:s text:c="2"/>. <text:s/>. <text:s/>. <text:s/>. <text:s/>+ <text:s/>+ + <text:s text:c="2"/>+ <text:s text:c="3"/>+ <text:s text:c="2"/>+ </text:span><text:span text:style-name="T7">≠</text:span><text:span text:style-name="T36">íb</text:span><text:span text:style-name="T17"></text:span><text:span text:style-name="T36"> <text:s/>+ </text:span></text:p>
      <text:p text:style-name="P4"><text:span text:style-name="T36">X2 <text:s text:c="2"/>o <text:s/>o <text:s/>o <text:s/>o <text:s/>o <text:s/>o o <text:s text:c="2"/>o <text:s text:c="3"/>o <text:s text:c="2"/>.</text:span><text:span text:style-name="T45"> <text:s text:c="2"/></text:span><text:span text:style-name="T36">.</text:span><text:span text:style-name="T45"> </text:span><text:span text:style-name="T36"><text:s text:c="2"/>.</text:span></text:p>
      <text:p text:style-name="P19"/>
      <text:p text:style-name="P4"><text:span text:style-name="T36">22. <text:s/>ù tukum-bi énsi uru-didli ì-</text:span><text:span text:style-name="T78">g</text:span><text:span text:style-name="T36">ar-</text:span><text:span text:style-name="T78">g</text:span><text:span text:style-name="T36">ar-re-en-zé-en</text:span></text:p>
      <text:p text:style-name="P19">N1 <text:s text:c="2"/>+ <text:s/>+ <text:s text:c="3"/>+ <text:s text:c="2"/>+ <text:s text:c="3"/>+ <text:s text:c="3"/>+ <text:s text:c="2"/>+ <text:s/>+ <text:s text:c="2"/>+ <text:s/>+ <text:s/>+ <text:s text:c="2"/>+ <text:s/>+</text:p>
      <text:p text:style-name="P19">N3 <text:s text:c="2"/>+ <text:s/>. <text:s text:c="3"/>o <text:s text:c="2"/>o <text:s text:c="3"/>o <text:s text:c="3"/>o <text:s text:c="2"/>o <text:s/>o <text:s text:c="2"/>o <text:s/>o <text:s/>+ <text:s text:c="2"/>+ <text:s/>+</text:p>
      <text:p text:style-name="P4"><text:span text:style-name="T36">N4 <text:s text:c="2"/>+ <text:s/>. <text:s text:c="3"/>o <text:s text:c="2"/>o <text:s text:c="3"/>. <text:s text:c="3"/>+ <text:s text:c="2"/>+ <text:s/>+ <text:s text:c="2"/>+ <text:s/>+ <text:s/>+ <text:s text:c="2"/>. <text:s/>+ <text:s/></text:span></text:p>
      <text:p text:style-name="P4"><text:span text:style-name="T36">X1 <text:s text:c="2"/>o <text:s/>. <text:s text:c="3"/>+ <text:s text:c="2"/>. <text:s text:c="3"/>.</text:span><text:span text:style-name="T4">≠</text:span><text:span text:style-name="T36">uru</text:span><text:span text:style-name="T17"></text:span><text:span text:style-name="T36">+ <text:s text:c="2"/>- <text:s/>. <text:s text:c="2"/>x <text:s/>o <text:s/>o <text:s text:c="2"/>o <text:s/>o</text:span></text:p>
      <text:p text:style-name="P4"><text:span text:style-name="T36">X2 <text:s text:c="2"/>o <text:s/>o <text:s text:c="3"/>o <text:s text:c="2"/>o <text:s text:c="3"/>.</text:span><text:span text:style-name="T4">≠</text:span><text:span text:style-name="T36">uru</text:span><text:span text:style-name="T17"></text:span><text:span text:style-name="T36">.</text:span><text:span text:style-name="T45">?</text:span><text:span text:style-name="T36"> <text:s/>- <text:s/>. <text:s text:c="2"/>. <text:s/>. <text:s/></text:span><text:span text:style-name="T4">≠</text:span><text:span text:style-name="T36">ne</text:span><text:span text:style-name="T17"></text:span></text:p>
      <text:p text:style-name="P19"/>
      <text:p text:style-name="P4"><text:span text:style-name="T36">23. <text:s/>inim </text:span><text:span text:style-name="T45">d</text:span><text:span text:style-name="T36">en-líl-lá-ta iš-bi-èr-ra ì-bal-e-eš-àm</text:span></text:p>
      <text:p text:style-name="P19">N1 <text:s text:c="2"/>+ <text:s text:c="3"/>.+ <text:s/>+ <text:s text:c="2"/>+ <text:s/>+ <text:s/>+ <text:s/>+ <text:s/>+ <text:s/>+ <text:s/>+ + <text:s text:c="2"/>+ + <text:s/>a</text:p>
      <text:p text:style-name="P4"><text:span text:style-name="T36">N3 <text:s text:c="2"/>+ <text:s text:c="3"/>.. <text:s/>. <text:s text:c="2"/>+ <text:s/>. <text:s/>o <text:s/>o <text:s/>o <text:s/>o <text:s/>+ + <text:s text:c="2"/>+ + <text:s/>e</text:span></text:p>
      <text:p text:style-name="P4"><text:span text:style-name="T36">N4 <text:s text:c="2"/>+ <text:s text:c="3"/>.. <text:s/>o <text:s text:c="2"/>o <text:s/>o <text:s/>+ <text:s/>+ </text:span><text:span text:style-name="T38">d</text:span><text:span text:style-name="T36">+ <text:s/>+ <text:s/>o . <text:s text:c="2"/>+ + <text:s/>+</text:span></text:p>
      <text:p text:style-name="P19">X1 <text:s text:c="2"/>o <text:s text:c="3"/>oo <text:s/>o <text:s text:c="2"/>o <text:s/>o <text:s/>. <text:s/>. <text:s/>. <text:s/>. <text:s/>o o <text:s text:c="2"/>o o <text:s/>o</text:p>
      <text:p text:style-name="P4"><text:span text:style-name="T36">X2 <text:s text:c="2"/>o <text:s text:c="3"/>oo <text:s/>o <text:s text:c="2"/>o <text:s/>o <text:s/>o <text:s/>. <text:s/>. <text:s/>. <text:s/></text:span><text:span text:style-name="T4">≠</text:span><text:span text:style-name="T36">hé</text:span><text:span text:style-name="T45">?</text:span><text:span text:style-name="T17"></text:span><text:span text:style-name="T36">-ni-bal-e</text:span></text:p>
      <text:p text:style-name="P19"/>
      <text:p text:style-name="P4"><text:span text:style-name="T36">24. <text:s/>lú tab-ba-gin</text:span><text:span text:style-name="T59">7</text:span><text:span text:style-name="T36"> uru érim-ra ba-šúm-mu-na-ta</text:span></text:p>
      <text:p text:style-name="P4"><text:span text:style-name="T36">N1 <text:s text:c="2"/>+ <text:s text:c="2"/>+ <text:s/>+</text:span><text:span text:style-name="Footnote_20_Symbol"><text:span text:style-name="T36"><text:note text:id="ftn6" text:note-class="footnote"><text:note-citation>6</text:note-citation><text:note-body><text:p text:style-name="Footnote"><text:s/>Written as <text:span text:style-name="T19">su</text:span>.</text:p></text:note-body></text:note></text:span></text:span><text:span text:style-name="T36"> <text:s/>+ <text:s text:c="2"/>+ <text:s text:c="3"/>+ <text:s text:c="2"/>+ <text:s/>+ <text:s/>+ <text:s text:c="2"/>+ <text:s/>+ <text:s text:c="2"/>+</text:span></text:p>
      <text:p text:style-name="P19">N3 <text:s text:c="2"/>+ <text:s text:c="2"/>+ <text:s/>+ <text:s text:c="2"/>+ <text:s text:c="2"/>+ <text:s text:c="3"/>. <text:s text:c="2"/>o <text:s/>o <text:s/>. <text:s text:c="2"/>+ <text:s/>+ <text:s text:c="2"/>+</text:p>
      <text:p text:style-name="P19">N4 <text:s text:c="2"/>+ <text:s text:c="2"/>. <text:s/>o <text:s text:c="2"/>. <text:s text:c="2"/>+ <text:s text:c="3"/>+ <text:s text:c="2"/>+a . <text:s/>o <text:s text:c="2"/>.un-ne-ta</text:p>
      <text:p text:style-name="P4"><text:span text:style-name="T36">X1 <text:s text:c="2"/>o <text:s text:c="2"/>o <text:s/>o <text:s text:c="2"/>. <text:s text:c="2"/>. <text:s text:c="3"/>+ <text:s text:c="2"/>šè ba-ra-mu-un-</text:span><text:span text:style-name="T4">≠</text:span><text:span text:style-name="T36">šúm-ma-ta</text:span><text:span text:style-name="T17"></text:span></text:p>
      <text:p text:style-name="P19">X2 <text:s text:c="2"/>o <text:s text:c="2"/>o <text:s/>o <text:s text:c="2"/>o <text:s text:c="2"/>o <text:s text:c="3"/>. <text:s text:c="2"/>ma ba-ra-an-šúm-ma-a</text:p>
      <text:p text:style-name="P19"/>
      <text:p text:style-name="P4"><text:span text:style-name="T36">25. <text:s/>ù za-e árad gi-na-</text:span><text:span text:style-name="T70">ğ</text:span><text:span text:style-name="T36">u</text:span><text:span text:style-name="T59">10</text:span><text:span text:style-name="T36">-gin</text:span><text:span text:style-name="T59">7</text:span><text:span text:style-name="T36"> iš-bi-èr-ra nu-mu-un-zu-a</text:span></text:p>
      <text:p text:style-name="P19">N1 <text:s text:c="2"/>+ + <text:s/>+ <text:s/>+ <text:s text:c="2"/>+ <text:s/>+ <text:s/>+ <text:s text:c="2"/>+ <text:s text:c="3"/>+ <text:s/>+ <text:s/>+ <text:s/>+ <text:s/>+ <text:s/>+ <text:s/>+ <text:s/>+ <text:s/>+</text:p>
      <text:p text:style-name="P46">N3 <text:s text:c="2"/>+ + <text:s/>+ <text:s/>+ <text:s text:c="2"/>+ <text:s/>+ <text:s/>. <text:s text:c="2"/>o <text:s text:c="3"/>. <text:s/>. <text:s/>+ <text:s/>+ <text:s/>+ <text:s/>+ <text:s/>+ <text:s/>+ <text:s/>+</text:p>
      <text:p text:style-name="P46">N4 <text:s text:c="2"/>+ + <text:s/>o <text:s/>o <text:s text:c="2"/>. <text:s/>+ <text:s/>+ <text:s text:c="2"/>+ <text:s text:c="3"/>o <text:s/>o <text:s/>. <text:s/>+ <text:s/>+ <text:s/>+ <text:s/>+ <text:s/>+ <text:s/>.</text:p>
      <text:p text:style-name="P31"><text:span text:style-name="T79">X1 <text:s text:c="2"/></text:span><text:span text:style-name="T79">ù </text:span><text:span text:style-name="T47">d</text:span><text:span text:style-name="T79">iš-bi-èr-ra za-e árad gi-na-</text:span><text:span text:style-name="T71">ğ</text:span><text:span text:style-name="T79">u</text:span><text:span text:style-name="T61">10</text:span><text:span text:style-name="T79">-gin</text:span><text:span text:style-name="T61">7</text:span><text:span text:style-name="T79"> ní-ba ­mi-ni-ib-zu-a-ta</text:span></text:p>
      <text:p text:style-name="P46">X2 <text:s text:c="2"/>o o <text:s/>o <text:s/>o <text:s text:c="2"/>o <text:s/>o <text:s/>o <text:s text:c="2"/>o <text:s text:c="3"/>o <text:s/>o <text:s/>. <text:s/>+ <text:s text:c="2"/>ní-bi mu-un-zu-a</text:p>
      <text:p text:style-name="P19"><text:soft-page-break/></text:p>
      <text:p text:style-name="P4"><text:span text:style-name="T36">26. <text:s/>ì-ne-éš inim </text:span><text:span text:style-name="T37">du</text:span><text:span text:style-name="T60">10</text:span><text:span text:style-name="T36">-ga gi</text:span><text:span text:style-name="T59">4</text:span><text:span text:style-name="T36">-gi</text:span><text:span text:style-name="T59">4</text:span><text:span text:style-name="T36">-dè</text:span></text:p>
      <text:p text:style-name="P19">N1 <text:s text:c="2"/>+ + <text:s/>+ <text:s text:c="2"/>+ <text:s text:c="2"/>+ <text:s text:c="3"/>+ <text:s/>+ <text:s/>+ <text:s text:c="2"/>+</text:p>
      <text:p text:style-name="P19">N3 <text:s text:c="2"/>. + <text:s/>+ <text:s text:c="2"/>+ <text:s text:c="2"/>+ <text:s text:c="3"/>+ <text:s/>+ <text:s/>+ <text:s text:c="2"/>+</text:p>
      <text:p text:style-name="P19">N4 <text:s text:c="2"/>+ o <text:s/>o <text:s text:c="2"/>+ <text:s text:c="2"/>+ <text:s text:c="3"/>+ <text:s/>+ <text:s/>+ <text:s text:c="2"/>+</text:p>
      <text:p text:style-name="P4"><text:span text:style-name="T36">X1 <text:s text:c="2"/></text:span><text:span text:style-name="T37">en-na u</text:span><text:span text:style-name="T60">4</text:span><text:span text:style-name="T37">-bi-da-ke</text:span><text:span text:style-name="T60">4</text:span><text:span text:style-name="T37"> inim du</text:span><text:span text:style-name="T60">10</text:span><text:span text:style-name="T37"> gi</text:span><text:span text:style-name="T60">4</text:span><text:span text:style-name="T37">-bí-ib / gin-na ì-ne-éš inim du</text:span><text:span text:style-name="T60">10</text:span><text:span text:style-name="T37"> gi</text:span><text:span text:style-name="T60">4</text:span><text:span text:style-name="T37">-ib :</text:span></text:p>
      <text:p text:style-name="P19"/>
      <text:p text:style-name="P4"><text:span text:style-name="T36">27. <text:s/>lul du</text:span><text:span text:style-name="T59">8</text:span><text:span text:style-name="T36">-du</text:span><text:span text:style-name="T59">8</text:span><text:span text:style-name="T36">-ù-da hé-ni-ib-túm-túm-mu</text:span></text:p>
      <text:p text:style-name="P19">N1 <text:s text:c="2"/>+ <text:s text:c="2"/>+ <text:s text:c="2"/>+ <text:s/>+ <text:s/>+ <text:s/>+ <text:s/>+ <text:s/>+ <text:s/>+ <text:s text:c="2"/>+ <text:s text:c="2"/>+</text:p>
      <text:p text:style-name="P19">N3 <text:s text:c="2"/>o <text:s text:c="2"/>. <text:s text:c="2"/>+ <text:s/>+ <text:s/>+ <text:s/>+ <text:s/>+ <text:s/>+ <text:s/>+ <text:s text:c="2"/>+ <text:s text:c="2"/>+</text:p>
      <text:p text:style-name="P20">N4 <text:s text:c="2"/>. <text:s text:c="2"/>o <text:s text:c="2"/>o <text:s/>o <text:s/>o <text:s/>o <text:s/>. <text:s/>+ <text:s/>+ <text:s text:c="2"/>+ <text:s text:c="2"/>+</text:p>
      <text:p text:style-name="P4"><text:span text:style-name="T37">X1 <text:s text:c="2"/>lul du</text:span><text:span text:style-name="T60">10</text:span><text:span text:style-name="T37">-ud-ak-da ­mi-ni-in-túm-túm-mu</text:span></text:p>
      <text:p text:style-name="P19"/>
      <text:p text:style-name="P4">28. <text:s/><text:span text:style-name="T36">ù</text:span><text:span text:style-name="T70">ğ</text:span><text:span text:style-name="T36">-zu <text:s/>buru</text:span><text:span text:style-name="T59">14</text:span><text:span text:style-name="T36">-ba hé-ak-e-ne</text:span></text:p>
      <text:p text:style-name="P4"><text:span text:style-name="T36">N1 <text:s text:c="2"/>+ <text:s/>ba <text:s/>+ <text:s text:c="5"/>+ <text:s/>+ <text:s/>+ + <text:s/>+</text:span></text:p>
      <text:p text:style-name="P19">N3 <text:s text:c="2"/>o <text:s/>o <text:s text:c="2"/>. <text:s text:c="5"/>+ <text:s/>+ <text:s/>+ + <text:s/>.</text:p>
      <text:p text:style-name="P19">N4 <text:s text:c="2"/>o <text:s/>o <text:s text:c="2"/>o <text:s text:c="5"/>o <text:s/>o <text:s/>+ + <text:s/>- </text:p>
      <text:p text:style-name="P19">X1 <text:s text:c="2"/>+ <text:s/>+ <text:s text:c="2"/>+ <text:s text:c="5"/>+ <text:s/>+ <text:s/>+ - <text:s/>+</text:p>
      <text:p text:style-name="P19"/>
      <text:p text:style-name="P4"><text:span text:style-name="T36">29. <text:s/>za-e na-an-gur</text:span><text:span text:style-name="T59">10</text:span><text:span text:style-name="T36">-un <text:s/>ugu-</text:span><text:span text:style-name="T70">ğ</text:span><text:span text:style-name="T36">u</text:span><text:span text:style-name="T59">10</text:span><text:span text:style-name="T36">-šè nam-ma-ši-du-un</text:span></text:p>
      <text:p text:style-name="P4"><text:span text:style-name="T36">N1 <text:s text:c="2"/>. <text:s/>+ + <text:s/>+ <text:s text:c="2"/>+ <text:s text:c="2"/>+ <text:s text:c="3"/>+ <text:s text:c="2"/>+ <text:s text:c="2"/>+ <text:s/>+ <text:s text:c="2"/>+ <text:s/>+ <text:s/>+ <text:s/>+</text:span></text:p>
      <text:p text:style-name="P4"><text:span text:style-name="T36">N3 <text:s text:c="2"/>o <text:s/>o . <text:s/>+ <text:s/>gur</text:span><text:span text:style-name="T59">4</text:span><text:span text:style-name="T36"> ru <text:s text:c="2"/>+ <text:s text:c="2"/>+ <text:s text:c="2"/>+ <text:s/>+ <text:s text:c="2"/>+ <text:s/>+ <text:s/>+ <text:s/>.</text:span></text:p>
      <text:p text:style-name="P19">N4 <text:s text:c="2"/>o <text:s/>o o <text:s/>o <text:s text:c="2"/>o <text:s text:c="2"/>o <text:s text:c="3"/>o <text:s text:c="2"/>. <text:s text:c="2"/>+ <text:s/>+ <text:s text:c="2"/>+ <text:s/>+ <text:s/>+ <text:s/>.</text:p>
      <text:p text:style-name="P4"><text:span text:style-name="T36">X1 <text:s text:c="2"/>+ <text:s/>+ nam-ba-da-</text:span><text:span text:style-name="T70">ğ</text:span><text:span text:style-name="T36">ír-e + <text:s text:c="2"/>+ <text:s text:c="2"/>+ <text:s/>+ <text:s text:c="2"/>+ <text:s/>- <text:s/>+ <text:s/>-</text:span></text:p>
      <text:p text:style-name="P19"/>
      <text:p text:style-name="P4"><text:span text:style-name="T36">30. <text:s/>šu-ni uru</text:span><text:span text:style-name="T45">ki</text:span><text:span text:style-name="T36">-a nam-bí-ib-sá-di</text:span></text:p>
      <text:p text:style-name="P19">N1 <text:s text:c="2"/>+ <text:s/>+ <text:s/>+ + <text:s/>+ <text:s/>+ <text:s text:c="2"/>+ <text:s/>+ + <text:s text:c="2"/>+</text:p>
      <text:p text:style-name="P4"><text:span text:style-name="T36">N3 <text:s text:c="2"/>. <text:s/>. <text:s/>+ + <text:s/>+ <text:s/>+ <text:s text:c="2"/>+ <text:s/>+ + <text:s text:c="2"/>+</text:span></text:p>
      <text:p text:style-name="P19">N4 <text:s text:c="2"/>o <text:s/>o <text:s/>o o <text:s/>o <text:s/>o <text:s text:c="2"/>o <text:s/>+ + <text:s text:c="2"/>+ x</text:p>
      <text:p text:style-name="P19">Si1 <text:s/>o <text:s/>. <text:s/>. o <text:s/>o <text:s/>o <text:s text:c="2"/>o <text:s/>o o <text:s text:c="2"/>o</text:p>
      <text:p text:style-name="P4"><text:span text:style-name="T36">X1 <text:s text:c="2"/>+ <text:s/>+ <text:s/>+ - <text:s/>ni sá nu-ub-</text:span><text:span text:style-name="T37">du</text:span><text:span text:style-name="T60">11</text:span><text:span text:style-name="T36">-ga</text:span></text:p>
      <text:p text:style-name="P19"/>
      <text:p text:style-name="P4"><text:span text:style-name="T36">31. <text:s/>lú má-rí</text:span><text:span text:style-name="T45">ki</text:span><text:span text:style-name="T36">-ke</text:span><text:span text:style-name="T59">4</text:span><text:span text:style-name="T36"> </text:span><text:span text:style-name="T70">ğ</text:span><text:span text:style-name="T36">alga ur-re nam-en <text:s text:c="2"/>na-an-na-ak-e</text:span></text:p>
      <text:p text:style-name="P19">N1 <text:s text:c="2"/>+ <text:s/>+ <text:s/>+ + <text:s/>+ <text:s text:c="3"/>+ <text:s text:c="2"/>+ <text:s/>+ <text:s text:c="2"/>+ <text:s/>+ <text:s text:c="3"/>+ <text:s/>+ <text:s/>+ <text:s/>+ <text:s/>+</text:p>
      <text:p text:style-name="P4"><text:span text:style-name="T36">N3 <text:s text:c="2"/>+ <text:s/>+ <text:s/>+ + <text:s/>+ <text:s text:c="3"/>+ <text:s text:c="2"/>+ <text:s/>+ <text:s text:c="2"/>+ <text:s/>+ <text:s text:c="3"/>+ <text:s/>+ <text:s/>+ <text:s/>+ <text:s/>.</text:span></text:p>
      <text:p text:style-name="P19">N4 <text:s text:c="2"/>o <text:s/>o <text:s/>o o <text:s/>o <text:s text:c="3"/>o <text:s text:c="2"/>. <text:s/>+ <text:s text:c="2"/>- <text:s/>+ na . <text:s/>. <text:s/>. <text:s/>. <text:s/>.</text:p>
      <text:p text:style-name="P19">Si1 <text:s/>o <text:s/>+ <text:s/>+ + <text:s/>x <text:s text:c="3"/>o <text:s text:c="2"/>o <text:s/>o <text:s text:c="2"/>o <text:s/>o <text:s text:c="3"/>o <text:s/>o <text:s/>o <text:s/>o <text:s/>o</text:p>
      <text:p text:style-name="P19">X1 <text:s text:c="2"/>+ <text:s/>+ <text:s/>+ + <text:s/>+ <text:s text:c="3"/>+ <text:s text:c="2"/>+ <text:s/>+ <text:s text:c="2"/>+ <text:s/>+ bi + <text:s/>+ <text:s/>- <text:s/>+ <text:s/>+</text:p>
      <text:p text:style-name="P19"><text:soft-page-break/></text:p>
      <text:p text:style-name="P4"><text:span text:style-name="T36">32. <text:s/>ì-ne-éš amurrum kur-bi-ta </text:span><text:span text:style-name="T45">d</text:span><text:span text:style-name="T36">en-líl á-dah-</text:span><text:span text:style-name="T70">ğ</text:span><text:span text:style-name="T36">u</text:span><text:span text:style-name="T59">10</text:span><text:span text:style-name="T36"> im-ma-zi</text:span></text:p>
      <text:p text:style-name="P4"><text:span text:style-name="T36">N1 <text:s text:c="2"/>+ + <text:s/>+ <text:s text:c="2"/>+ <text:s text:c="6"/>+ <text:s/>+ <text:s/>+ <text:s/>++ <text:s text:c="2"/>+ . <text:s/>+ <text:s text:c="2"/>+ <text:s text:c="2"/>+ <text:s/>+ <text:s/>+</text:span></text:p>
      <text:p text:style-name="P19">N3 <text:s text:c="2"/>+ + <text:s/>+ <text:s text:c="2"/>+ <text:s text:c="6"/>+ <text:s/>+ <text:s/>+ <text:s/>++ <text:s text:c="2"/>+ + <text:s/>+ <text:s text:c="2"/>+ <text:s text:c="2"/>+ <text:s/>+ <text:s/>+</text:p>
      <text:p text:style-name="P19">N4 <text:s text:c="2"/>o . <text:s/>. <text:s text:c="2"/>+ <text:s text:c="6"/>+ <text:s/>+ <text:s/>. <text:s/>oo <text:s text:c="2"/>. . <text:s/>+ <text:s text:c="2"/>. <text:s text:c="2"/>. <text:s/>. <text:s/>o</text:p>
      <text:p text:style-name="P22"><text:span text:style-name="T36">Si1 <text:s/></text:span><text:span text:style-name="T17">≠</text:span><text:span text:style-name="T36">ì-ne</text:span><text:span text:style-name="T17"></text:span><text:span text:style-name="T36">-éš ti-da-nu-um <text:s/>[...] / </text:span><text:span text:style-name="T45">d</text:span><text:span text:style-name="T36">en-líl kur-bi-ta á-d[ah-</text:span><text:span text:style-name="T70">ğ</text:span><text:span text:style-name="T36">u</text:span><text:span text:style-name="T59">10</text:span><text:span text:style-name="T36">-šè ­im-ma-(an)-zi]</text:span></text:p>
      <text:p text:style-name="P22"><text:span text:style-name="T36">X1 <text:s/></text:span><text:span text:style-name="T37"><text:s/>ì-ne-éš ti-da-ma-rum amurrum</text:span><text:span text:style-name="T46">ki</text:span><text:span text:style-name="T37">-a/</text:span><text:span text:style-name="T46">d</text:span><text:span text:style-name="T37">en-líl-le kur-bi-ta á-dah</text:span><text:span text:style-name="T36">-</text:span><text:span text:style-name="T70">ğ</text:span><text:span text:style-name="T36">u</text:span><text:span text:style-name="T59">10</text:span><text:span text:style-name="T37">-šè im-ma-an-zi</text:span></text:p>
      <text:p text:style-name="P19"/>
      <text:p text:style-name="P4"><text:span text:style-name="T36">33. <text:s/>elam</text:span><text:span text:style-name="T45">ki </text:span><text:span text:style-name="T36"><text:s/>zag mu-un-tag-ge ù </text:span><text:span text:style-name="T45">d</text:span><text:span text:style-name="T36">iš-bi-èr-ra mu-un-dab</text:span><text:span text:style-name="T59">5</text:span><text:span text:style-name="T36">-bé</text:span></text:p>
      <text:p text:style-name="P19">N1 <text:s text:c="2"/>+ <text:s text:c="2"/>+ki+ <text:s text:c="2"/>+ <text:s/>+ <text:s/>+ <text:s text:c="2"/>+ <text:s/>+ ++ <text:s/>- <text:s/>+ <text:s/>+ <text:s/>+ <text:s/>+ <text:s/>+ <text:s text:c="2"/>+</text:p>
      <text:p text:style-name="P19">N3 <text:s text:c="2"/>+ <text:s text:c="2"/>+ <text:s/>+ <text:s text:c="2"/>+ <text:s/>+ <text:s/>+ <text:s text:c="2"/>+ <text:s/>+ ++ <text:s/>+ <text:s/>+ <text:s/>+ <text:s/>+ <text:s/>+ <text:s/>+ <text:s text:c="2"/>+</text:p>
      <text:p text:style-name="P4"><text:span text:style-name="T36">N4 <text:s text:c="2"/>o <text:s text:c="2"/>o <text:s/>o <text:s text:c="2"/>o <text:s/>x <text:s/>+ <text:s text:c="2"/>. <text:s/>o oo <text:s/>o <text:s/>o <text:s/>o <text:s/>o <text:s/>o <text:s/>o <text:s text:c="2"/>o</text:span></text:p>
      <text:p text:style-name="P19">Si1 <text:s/>+ <text:s text:c="2"/>+ <text:s/>+ <text:s text:c="2"/>. <text:s/>+ <text:s/>+ <text:s text:c="2"/>o <text:s/>o oo <text:s/>o <text:s/>o <text:s/>o <text:s/>+ <text:s/>o <text:s/>o <text:s text:c="2"/>o</text:p>
      <text:p text:style-name="P19">X1 <text:s text:c="2"/>+ <text:s text:c="2"/>+ <text:s/>+ <text:s text:c="2"/>+ <text:s/>+ <text:s/>+ <text:s/>ga/ + ++ <text:s/>+ <text:s/>+ <text:s/>+ <text:s/>ba ab + <text:s text:c="2"/>+</text:p>
      <text:p text:style-name="P19"/>
      <text:p text:style-name="P4"><text:span text:style-name="T36">34. <text:s/>kalam ki-bi gi</text:span><text:span text:style-name="T59">4</text:span><text:span text:style-name="T36">-gi</text:span><text:span text:style-name="T59">4</text:span><text:span text:style-name="T36">-dè nam-kala-ga kur-kur-ra hé-zu-zu</text:span></text:p>
      <text:p text:style-name="P19">N1 <text:s text:c="2"/>+ <text:s text:c="4"/>+ <text:s/>+ <text:s text:c="2"/>+ <text:s/>+ <text:s/>+ <text:s text:c="2"/>+ <text:s text:c="3"/>+ <text:s/>+ <text:s text:c="2"/>+ <text:s text:c="2"/>+ <text:s/>+ <text:s/>+ <text:s text:c="2"/>+ <text:s/>+</text:p>
      <text:p text:style-name="P19">N3 <text:s text:c="2"/>+ <text:s text:c="4"/>+ <text:s/>+ <text:s text:c="2"/>+ <text:s/>+ <text:s/>+ <text:s text:c="2"/>+ <text:s text:c="3"/>+ <text:s/>+ <text:s text:c="2"/>+ <text:s text:c="2"/>+ <text:s/>+ <text:s/>+ <text:s text:c="2"/>+ <text:s/>+</text:p>
      <text:p text:style-name="P19">N4 <text:s text:c="2"/>o <text:s text:c="4"/>o <text:s/>o <text:s text:c="2"/>o <text:s/>o <text:s/>o <text:s text:c="2"/>. <text:s text:c="3"/>. <text:s/>. <text:s text:c="2"/>o <text:s text:c="2"/>o <text:s/>o <text:s/>. <text:s text:c="2"/>. <text:s/>.</text:p>
      <text:p text:style-name="P19">Si1 <text:s/>+ <text:s text:c="4"/>+ <text:s/>+ <text:s text:c="2"/>+ <text:s/>+ <text:s/>da <text:s/>o <text:s text:c="3"/>o <text:s/>o <text:s text:c="2"/>o <text:s text:c="2"/>o <text:s/>o <text:s/>o <text:s text:c="2"/>o <text:s/>o :</text:p>
      <text:p text:style-name="P4"><text:span text:style-name="T36">X1 <text:s text:c="2"/></text:span><text:span text:style-name="T37">kalam ki-bi-šè bí-íb-gi</text:span><text:span text:style-name="T60">4</text:span><text:span text:style-name="T37">-gi</text:span><text:span text:style-name="T60">4</text:span><text:span text:style-name="T37"> / kala-ga</text:span><text:span text:style-name="T36">-</text:span><text:span text:style-name="T70">ğ</text:span><text:span text:style-name="T36">u</text:span><text:span text:style-name="T59">10</text:span><text:span text:style-name="T37"> kur-re bí-ib-zu-zu</text:span></text:p>
      <text:p text:style-name="P19"/>
      <text:p text:style-name="P4"><text:span text:style-name="T36">35. <text:s/>a-ma-ru-kam za-e nam-ba-e-še-ba-e-dè-en-zé-en</text:span></text:p>
      <text:p text:style-name="P19">N1 <text:s text:c="2"/>+ + <text:s text:c="2"/>+ <text:s text:c="2"/>+ <text:s/>+ + + <text:s text:c="2"/>+ <text:s/>- <text:s/>+ - <text:s/>- + <text:s/>- <text:s/>- <text:s/>+</text:p>
      <text:p text:style-name="P19">N3 <text:s text:c="2"/>+ + <text:s text:c="2"/>+ <text:s text:c="2"/>+ <text:s/>+ + + <text:s text:c="2"/>+ <text:s/>+ <text:s/>+ + <text:s/>+ + <text:s/>+ <text:s/>+ <text:s/>+</text:p>
      <text:p text:style-name="P19">N4 <text:s text:c="2"/>. + <text:s text:c="2"/>+ <text:s text:c="2"/>+ <text:s/>+ + . <text:s text:c="2"/>. <text:s/>+ <text:s/>. . <text:s/>+ + <text:s/>. <text:s/>. <text:s/>+</text:p>
      <text:p text:style-name="P4"><text:span text:style-name="T36">Si1 <text:s/>- - <text:s text:c="2"/>- <text:s text:c="2"/>- <text:s/>- -</text:span><text:span text:style-name="Footnote_20_Symbol"><text:span text:style-name="T36"><text:note text:id="ftn7" text:note-class="footnote"><text:note-citation>7</text:note-citation><text:note-body><text:p text:style-name="Footnote"><text:s/>The equivalents of the beginning parts of the line may have been on line 34.</text:p></text:note-body></text:note></text:span></text:span><text:span text:style-name="T36"> nam-ba-še-bé-d[è <text:s text:c="9"/>]</text:span></text:p>
      <text:p text:style-name="P19">X1 <text:s text:c="2"/>. . <text:s text:c="2"/>+ <text:s text:c="2"/>+ <text:s/>+ + <text:s/>nam-ba-še-bé-dè-ne</text:p>
      <text:p text:style-name="P12"/>
      <text:p text:style-name="P15">Version B (long version)</text:p>
      <text:p text:style-name="P8"/>
      <text:p text:style-name="P5"><text:span text:style-name="T7">X1 with variants from X2 (equivalent lines in A in right-hand column)</text:span><text:span text:style-name="Footnote_20_Symbol"><text:span text:style-name="T7"><text:note text:id="ftn8" text:note-class="footnote"><text:note-citation>8</text:note-citation><text:note-body><text:p text:style-name="Footnote"><text:span text:style-name="T1"><text:s/>X1 has deteriorated somewhat sine I first began to study it; see the comments on p. </text:span><text:span text:style-name="T72">000</text:span><text:span text:style-name="T1"> above.</text:span></text:p></text:note-body></text:note></text:span></text:span></text:p>
      <text:p text:style-name="P9"><text:soft-page-break/></text:p>
      <text:p text:style-name="P6"><text:span text:style-name="T4">1. </text:span><text:span text:style-name="T4"><text:tab/></text:span><text:span text:style-name="T41">I</text:span><text:span text:style-name="T4">puzur</text:span><text:span text:style-name="T53">4</text:span><text:span text:style-name="T4">-</text:span><text:span text:style-name="T41">d</text:span><text:span text:style-name="T7">å</text:span><text:span text:style-name="T4">ul-≠gi-ra </text:span><text:span text:style-name="T7">ù</text:span><text:span text:style-name="T4">-na-a-dug</text:span><text:span text:style-name="T53">4</text:span><text:span text:style-name="T10"></text:span><text:span text:style-name="T11"> <text:tab/></text:span><text:span text:style-name="T6">1–2</text:span></text:p>
      <text:p text:style-name="P6"><text:span text:style-name="T4">2.<text:tab/></text:span><text:span text:style-name="T41">d</text:span><text:span text:style-name="T4">i-bi-</text:span><text:span text:style-name="T41">d</text:span><text:span text:style-name="T4">en.zu luga[l-zu n]a-ab-</text:span><text:span text:style-name="T7">≠</text:span><text:span text:style-name="T4">b</text:span><text:span text:style-name="T7">é</text:span><text:span text:style-name="T4">-[a] <text:tab/>3</text:span></text:p>
      <text:p text:style-name="P6"><text:span text:style-name="T4">3.<text:tab/>u</text:span><text:span text:style-name="T53">4</text:span><text:span text:style-name="T4"> </text:span><text:span text:style-name="T7">é</text:span><text:span text:style-name="T4">ren-ta mu-ra-suh-a-g[in</text:span><text:span text:style-name="T53">7</text:span><text:span text:style-name="T4"> na]m-≠</text:span><text:span text:style-name="T7">é</text:span><text:span text:style-name="T4">nsi ≠ka-zal-lu</text:span><text:span text:style-name="T40">≠</text:span><text:span text:style-name="T41">ki</text:span><text:span text:style-name="T40"></text:span><text:span text:style-name="T4">-[</text:span><text:span text:style-name="T7">åè</text:span><text:span text:style-name="T4"> ­mu]-≠e-Ñar-≠ra <text:tab/>4</text:span></text:p>
      <text:p text:style-name="P6"><text:span text:style-name="T4">4.<text:tab/>Ñ</text:span><text:span text:style-name="T7">á</text:span><text:span text:style-name="T4">-e-gin</text:span><text:span text:style-name="T53">7</text:span><text:span text:style-name="T4">-nam kalam-ma d[ugud-da-zu i]n-nu-</text:span><text:span text:style-name="T7">≠ù</text:span><text:span text:style-name="T4"> <text:tab/>5</text:span></text:p>
      <text:p text:style-name="P6"><text:span text:style-name="T4">5.<text:tab/>ka-zal-lu</text:span><text:span text:style-name="T41">ki</text:span><text:span text:style-name="T4"> l</text:span><text:span text:style-name="T7">ú</text:span><text:span text:style-name="T4">-ùlu […]≠</text:span><text:span text:style-name="T41">ki?</text:span><text:span text:style-name="T4">-å</text:span><text:span text:style-name="T7">è</text:span><text:span text:style-name="T41">?</text:span><text:span text:style-name="T7"></text:span><text:span text:style-name="T4"> </text:span><text:span text:style-name="T7">b[í-…]</text:span></text:p>
      <text:p text:style-name="P6"><text:span text:style-name="T7">6.<text:tab/>lú al-me-a-gin</text:span><text:span text:style-name="T52">7</text:span><text:span text:style-name="T7"> ≠ù</text:span><text:span text:style-name="T40">?</text:span><text:span text:style-name="T7"> </text:span><text:span text:style-name="T4">x […] a […]</text:span></text:p>
      <text:p text:style-name="P6"><text:span text:style-name="T4">7.<text:tab/>ma-da-zu-ta </text:span><text:span text:style-name="T41">d</text:span><text:span text:style-name="T4">en-l</text:span><text:span text:style-name="T7">í</text:span><text:span text:style-name="T4">l-≠le nu-mu-ra-ab-tuk[u …]</text:span></text:p>
      <text:p text:style-name="P6"><text:span text:style-name="T4">8.<text:tab/>diri l</text:span><text:span text:style-name="T7">ú</text:span><text:span text:style-name="T4"> za-e-gin</text:span><text:span text:style-name="T53">7</text:span><text:span text:style-name="T4">-nam nam ≠uru</text:span><text:span text:style-name="T41">?</text:span><text:span text:style-name="T4"> tur</text:span><text:span text:style-name="T41">?</text:span><text:span text:style-name="T4">-ra-≠ta</text:span><text:span text:style-name="T41">?</text:span><text:span text:style-name="T4"> x[…]</text:span></text:p>
      <text:p text:style-name="P6"><text:span text:style-name="T4">9.<text:tab/>a-na-a</text:span><text:span text:style-name="T7">å</text:span><text:span text:style-name="T62">­</text:span><text:span text:style-name="T7">à</text:span><text:span text:style-name="T4">m n</text:span><text:span text:style-name="T7">í</text:span><text:span text:style-name="T4"> åà-zu-å</text:span><text:span text:style-name="T7">è</text:span><text:span text:style-name="T4"> </text:span><text:span text:style-name="T7">ì</text:span><text:span text:style-name="T4">-bu-≠bu</text:span></text:p>
      <text:p text:style-name="P6"><text:span text:style-name="T4">10.<text:tab/>n</text:span><text:span text:style-name="T7">í</text:span><text:span text:style-name="T4"> ul</text:span><text:span text:style-name="T53">4</text:span><text:span text:style-name="T4">-≠la mu-e-te igi tur-≠zu mu-≠e-gíd-[i …]</text:span></text:p>
      <text:p text:style-name="P6"><text:span text:style-name="T4">11.<text:tab/>za-e Ñ</text:span><text:span text:style-name="T7">á</text:span><text:span text:style-name="T4">-≠ra ur</text:span><text:span text:style-name="T53">5</text:span><text:span text:style-name="T4">-gin</text:span><text:span text:style-name="T53">7</text:span><text:span text:style-name="T4"> l</text:span><text:span text:style-name="T7">ú</text:span><text:span text:style-name="T4"> mu-e-</text:span><text:span text:style-name="T7">å</text:span><text:span text:style-name="T4">i-in-[gi</text:span><text:span text:style-name="T53">4</text:span><text:span text:style-name="T6"> (…)</text:span><text:span text:style-name="T4">] <text:tab/>6</text:span></text:p>
      <text:p text:style-name="P6"><text:span text:style-name="T4">12.<text:tab/></text:span><text:span text:style-name="T41">d</text:span><text:span text:style-name="T4">i</text:span><text:span text:style-name="T7">å</text:span><text:span text:style-name="T4">-bi-</text:span><text:span text:style-name="T7">≠è</text:span><text:span text:style-name="T4">r-ra</text:span><text:span text:style-name="T7"></text:span><text:span text:style-name="T4">-e </text:span><text:span text:style-name="T6">ugu-Ñu</text:span><text:span text:style-name="T51">10</text:span><text:span text:style-name="T6">-</text:span><text:span text:style-name="T9">å</text:span><text:span text:style-name="T7">è</text:span><text:span text:style-name="T4"> igi-ni ma-</text:span><text:span text:style-name="T7">≠</text:span><text:span text:style-name="T4">an-Ñar <text:tab/>7</text:span></text:p>
      <text:p text:style-name="P6"><text:span text:style-name="T4">13.<text:tab/></text:span><text:span text:style-name="T7">ù</text:span><text:span text:style-name="T4"> Ñ</text:span><text:span text:style-name="T7">á</text:span><text:span text:style-name="T4">-</text:span><text:span text:style-name="T7">≠</text:span><text:span text:style-name="T4">e </text:span><text:span text:style-name="T7">ù</text:span><text:span text:style-name="T4">-mu-</text:span><text:span text:style-name="T7">≠</text:span><text:span text:style-name="T4">un</text:span><text:span text:style-name="T7"></text:span><text:span text:style-name="T4">-</text:span><text:span text:style-name="T7">å</text:span><text:span text:style-name="T4">ub </text:span><text:span text:style-name="T7">≠</text:span><text:span text:style-name="T4">ga</text:span><text:span text:style-name="T7"></text:span><text:span text:style-name="T4">-</text:span><text:span text:style-name="T7">à</text:span><text:span text:style-name="T4">m-ma-</text:span><text:span text:style-name="T7">å</text:span><text:span text:style-name="T4">i-≠gin <text:tab/>8</text:span></text:p>
      <text:p text:style-name="P6"><text:span text:style-name="T7">X2 <text:tab/>[ ]-x-gin</text:span><text:span text:style-name="T40">?</text:span><text:span text:style-name="Footnote_20_Symbol"><text:span text:style-name="T4"><text:note text:id="ftn9" text:note-class="footnote"><text:note-citation>9</text:note-citation><text:note-body><text:p text:style-name="Footnote"><text:span text:style-name="T1"><text:s/>There seem to be remnants of the last sign of at least three lines before this, as well as the additional line that does not appear to match X1. Unfortunately, I have not been able to inspect this tablet in person.</text:span></text:p></text:note-body></text:note></text:span></text:span><text:span text:style-name="T7"> </text:span></text:p>
      <text:p text:style-name="P10"/>
      <text:p text:style-name="P10">13a *</text:p>
      <text:p text:style-name="P6"><text:span text:style-name="T7">X2 <text:tab/>[ ]x-e-NE [ ] ≠en e su-</text:span><text:span text:style-name="T4">≠</text:span><text:span text:style-name="T7">dè</text:span><text:span text:style-name="T40">?</text:span><text:span text:style-name="T7">-eå</text:span></text:p>
      <text:p text:style-name="P10"/>
      <text:p text:style-name="P6"><text:span text:style-name="T4">14</text:span><text:span text:style-name="T4">.<text:tab/>en-na </text:span><text:span text:style-name="T41">d</text:span><text:span text:style-name="T4">i</text:span><text:span text:style-name="T7">å</text:span><text:span text:style-name="T4">-bi-</text:span><text:span text:style-name="T7">è</text:span><text:span text:style-name="T4">r-ra kur ki-bi-</text:span><text:span text:style-name="T7">åè</text:span><text:span text:style-name="T4"> Ñá-Ñá-a a-gin</text:span><text:span text:style-name="T53">7</text:span><text:span text:style-name="T4"> nu-e-zu <text:tab/>9 </text:span></text:p>
      <text:p text:style-name="P6"><text:span text:style-name="T4">X2 <text:tab/>[ r]a kur ki-bi-</text:span><text:span text:style-name="T7">≠åè</text:span><text:span text:style-name="T4"> gi</text:span><text:span text:style-name="T50">4</text:span><text:span text:style-name="T4">-a a-gin</text:span><text:span text:style-name="T50">7</text:span><text:span text:style-name="T4"> nu-e-zu</text:span></text:p>
      <text:p text:style-name="P13"/>
      <text:p text:style-name="P6"><text:span text:style-name="T4">15.<text:tab/>za-e gir-bu-bu ≠</text:span><text:span text:style-name="T7">é</text:span><text:span text:style-name="T4">nsi Ñ</text:span><text:span text:style-name="T7">í</text:span><text:span text:style-name="T4">r-kal</text:span><text:span text:style-name="T41">ki</text:span><text:span text:style-name="T4">-ke</text:span><text:span text:style-name="T53">4</text:span><text:span text:style-name="T11"> <text:tab/></text:span><text:span text:style-name="T6">10</text:span><text:span text:style-name="T53"> </text:span></text:p>
      <text:p text:style-name="P6"><text:span text:style-name="T4">X2 <text:tab/>[ éns]i Ñ</text:span><text:span text:style-name="T7">í</text:span><text:span text:style-name="T4">r-kal</text:span><text:span text:style-name="T41">ki</text:span><text:span text:style-name="T4">-a-ke</text:span><text:span text:style-name="T53">4</text:span></text:p>
      <text:p text:style-name="P13"><text:soft-page-break/></text:p>
      <text:p text:style-name="P6"><text:span text:style-name="T4">16.<text:tab/>a-na-a</text:span><text:span text:style-name="T7">å</text:span><text:span text:style-name="T4">-</text:span><text:span text:style-name="T7">à</text:span><text:span text:style-name="T4">m </text:span><text:span text:style-name="T7">é</text:span><text:span text:style-name="T4">ren </text:span><text:span text:style-name="T7">å</text:span><text:span text:style-name="T4">u-zu-</text:span><text:span text:style-name="T7">åè</text:span><text:span text:style-name="T4"> Ñ</text:span><text:span text:style-name="T7">á</text:span><text:span text:style-name="T4">l-la igi-ni-</text:span><text:span text:style-name="T7">åè</text:span><text:span text:style-name="T4"> ­la-ba-su</text:span><text:span text:style-name="T53">8</text:span><text:span text:style-name="T4">-ge-za-[na] 11</text:span></text:p>
      <text:p text:style-name="P6"><text:span text:style-name="T7">X2 <text:tab/>[ ] in-Ñál-le-eå igi-ni-åè la-ba-an-su-su-ge-eå</text:span></text:p>
      <text:p text:style-name="P11"/>
      <text:p text:style-name="P6"><text:span text:style-name="T4">17</text:span><text:span text:style-name="T4">.<text:tab/>kur ≠ki-bi-</text:span><text:span text:style-name="T7">åè</text:span><text:span text:style-name="T4"> gi</text:span><text:span text:style-name="T53">4</text:span><text:span text:style-name="T4">-gi</text:span><text:span text:style-name="T53">4</text:span><text:span text:style-name="T4">-d</text:span><text:span text:style-name="T7">è</text:span><text:span text:style-name="T4"> a-gin</text:span><text:span text:style-name="T53">7</text:span><text:span text:style-name="T4"> mi-ni-ib-</text:span><text:span text:style-name="T7">åú</text:span><text:span text:style-name="T4">m-≠mu-un <text:tab/>12</text:span></text:p>
      <text:p text:style-name="P6"><text:span text:style-name="T4">X2 <text:tab/>[ gur]-≠ru-uå a-gin</text:span><text:span text:style-name="T7"></text:span><text:span text:style-name="T4"> mi-ni-</text:span><text:span text:style-name="T7">í</text:span><text:span text:style-name="T4">b-</text:span><text:span text:style-name="T7">åú</text:span><text:span text:style-name="T4">m-mu-za-na</text:span></text:p>
      <text:p text:style-name="P13"/>
      <text:p text:style-name="P6"><text:span text:style-name="T7">18.<text:tab/>u</text:span><text:span text:style-name="T49">4</text:span><text:span text:style-name="T7"> na-an-ga-ma ∂en-líl-le ki-en-gi hul ba-an-</text:span><text:span text:style-name="T4">≠</text:span><text:span text:style-name="T7">gig</text:span><text:span text:style-name="T4"> <text:tab/>13</text:span></text:p>
      <text:p text:style-name="P6"><text:span text:style-name="T7">X2 <text:tab/>[ ]x hul ba-an-gig</text:span></text:p>
      <text:p text:style-name="P10"/>
      <text:p text:style-name="P6"><text:span text:style-name="T4">19</text:span><text:span text:style-name="T4">.<text:tab/></text:span><text:span text:style-name="T41">úgu</text:span><text:span text:style-name="T4">ugu</text:span><text:span text:style-name="T50">4</text:span><text:span text:style-name="T4">-bi kur-bi-ta </text:span><text:span text:style-name="T7">è</text:span><text:span text:style-name="T4">-d</text:span><text:span text:style-name="T7">è</text:span><text:span text:style-name="T4"> nam-sipa kalam-ma-≠</text:span><text:span text:style-name="T7">åè</text:span><text:span text:style-name="T4"> ­ba-e-gub-bu-d</text:span><text:span text:style-name="T7">è</text:span><text:span text:style-name="T4"> <text:tab/>14</text:span></text:p>
      <text:p text:style-name="P6"><text:span text:style-name="T4">X2 <text:tab/>[ ] ≠</text:span><text:span text:style-name="T7">è</text:span><text:span text:style-name="T41">?</text:span><text:span text:style-name="T4">-d</text:span><text:span text:style-name="T7">è</text:span><text:span text:style-name="T41">?</text:span><text:span text:style-name="T7"></text:span><text:span text:style-name="T4"> ≠nam-sipa kalam-ma-ke</text:span><text:span text:style-name="T50">4</text:span><text:span text:style-name="T4"> x x x</text:span></text:p>
      <text:p text:style-name="P13"/>
      <text:p text:style-name="P6"><text:span text:style-name="T4">20.<text:tab/>a-da-lam </text:span><text:span text:style-name="T41">d</text:span><text:span text:style-name="T4">en-l</text:span><text:span text:style-name="T7">í</text:span><text:span text:style-name="T4">l-le nu-luh-ha</text:span><text:span text:style-name="T41">≠sar</text:span><text:span text:style-name="T4"> sa</text:span><text:span text:style-name="T53">10</text:span><text:span text:style-name="T4">-sa</text:span><text:span text:style-name="T53">10</text:span><text:span text:style-name="T4">-≠d</text:span><text:span text:style-name="T7">è</text:span><text:span text:style-name="T4"> l</text:span><text:span text:style-name="T7">ú</text:span><text:span text:style-name="T41">?</text:span><text:span text:style-name="T4"> </text:span><text:span text:style-name="T7">tumu nígin <text:tab/>15</text:span></text:p>
      <text:p text:style-name="P6"><text:span text:style-name="T7">X2 <text:tab/>[ ] nu-ha-ra</text:span></text:p>
      <text:p text:style-name="P11"/>
      <text:p text:style-name="P23"><text:span text:style-name="T4">21</text:span><text:span text:style-name="T4">.<text:tab/><text:tab/></text:span><text:span text:style-name="T41">d</text:span><text:span text:style-name="T4">i</text:span><text:span text:style-name="T7">å</text:span><text:span text:style-name="T4">-bi-</text:span><text:span text:style-name="T7">è</text:span><text:span text:style-name="T4">r-ra numun ki-en-gi-ra nu-me-a nam-lugal [im</text:span><text:span text:style-name="T41">?</text:span><text:span text:style-name="T4">-m]a</text:span><text:span text:style-name="T41">?</text:span><text:span text:style-name="T4">-an-</text:span><text:span text:style-name="T7">åú</text:span><text:span text:style-name="T4">m <text:tab/>16 </text:span></text:p>
      <text:p text:style-name="P24"><text:span text:style-name="T4">X2 </text:span><text:span text:style-name="T4"><text:tab/><text:tab/>[ nu]-me-a nam-lugal-la mu-≠na</text:span><text:span text:style-name="T41">?</text:span><text:span text:style-name="T4">-åúm</text:span></text:p>
      <text:p text:style-name="P14"/>
      <text:p text:style-name="P6"><text:span text:style-name="T4">22.<text:tab/>ga-nam pu-úh-rum dingir-re-e-ne ki-en-gi bir-bir-re ba-[… d]ug</text:span><text:span text:style-name="T50">4</text:span><text:span text:style-name="T4"> <text:tab/>17</text:span></text:p>
      <text:p text:style-name="P6"><text:span text:style-name="T7">X2 <text:tab/>[ ]x </text:span><text:span text:style-name="T4">≠</text:span><text:span text:style-name="T7">ság</text:span><text:span text:style-name="T4"></text:span><text:span text:style-name="T7"> ù-bí-in-</text:span><text:span text:style-name="T4">≠</text:span><text:span text:style-name="T7">dug</text:span><text:span text:style-name="T49">4</text:span><text:span text:style-name="T4"></text:span></text:p>
      <text:p text:style-name="P10"/>
      <text:p text:style-name="P6"><text:span text:style-name="T4">23</text:span><text:span text:style-name="T4">.<text:tab/>a-a </text:span><text:span text:style-name="T41">d</text:span><text:span text:style-name="T4">en-l</text:span><text:span text:style-name="T7">í</text:span><text:span text:style-name="T4">l du</text:span><text:span text:style-name="T53">11</text:span><text:span text:style-name="T4">-ga-du</text:span><text:span text:style-name="T53">11</text:span><text:span text:style-name="T4">-ga-ni dab</text:span><text:span text:style-name="T53">5</text:span><text:span text:style-name="T4">-b</text:span><text:span text:style-name="T7">é</text:span><text:span text:style-name="T4">-da-aå ka[lam] ≠ì</text:span><text:span text:style-name="T41">?</text:span><text:span text:style-name="T4">-[b]al-e <text:tab/>18</text:span></text:p>
      <text:p text:style-name="P13"/>
      <text:p text:style-name="P6"><text:span text:style-name="T4">24.<text:tab/>en-na uri</text:span><text:span text:style-name="T53">5</text:span><text:span text:style-name="T41">ki</text:span><text:span text:style-name="T4">-ma-</text:span><text:span text:style-name="T7">åè</text:span><text:span text:style-name="T4"> l</text:span><text:span text:style-name="T7">ú</text:span><text:span text:style-name="T4"> </text:span><text:span text:style-name="T7">é</text:span><text:span text:style-name="T4">rim-ra mu-un-≠ri-[…]-a</text:span><text:span text:style-name="T7">å</text:span><text:span text:style-name="T4"> <text:tab/>19</text:span></text:p>
      <text:p text:style-name="P6"><text:span text:style-name="T4">X2 <text:tab/>traces</text:span></text:p>
      <text:p text:style-name="P13"/>
      <text:p text:style-name="P6"><text:soft-page-break/><text:span text:style-name="T4">25.<text:tab/></text:span><text:span text:style-name="T41">d</text:span><text:span text:style-name="T4">i</text:span><text:span text:style-name="T7">å</text:span><text:span text:style-name="T4">-bi-</text:span><text:span text:style-name="T7">è</text:span><text:span text:style-name="T4">r-ra l</text:span><text:span text:style-name="T7">ú</text:span><text:span text:style-name="T4"> m</text:span><text:span text:style-name="T7">á</text:span><text:span text:style-name="T4">-r</text:span><text:span text:style-name="T7">í</text:span><text:span text:style-name="T41">ki</text:span><text:span text:style-name="T4">-≠ke</text:span><text:span text:style-name="T53">4</text:span><text:span text:style-name="T4"> suhu</text:span><text:span text:style-name="T7">å</text:span><text:span text:style-name="T62">­</text:span><text:span text:style-name="T4">bi ba-ab-≠bu-re <text:tab/>20</text:span></text:p>
      <text:p text:style-name="P6"><text:span text:style-name="T7">X2<text:tab/>[ ] -ke</text:span><text:span text:style-name="T49">4</text:span><text:span text:style-name="T40">?</text:span><text:span text:style-name="T7"> suhuå</text:span><text:span text:style-name="T40">?</text:span><text:span text:style-name="T7"> [ -r]e</text:span></text:p>
      <text:p text:style-name="P10"/>
      <text:p text:style-name="P6"><text:span text:style-name="T7">26.<text:tab/></text:span><text:span text:style-name="T4">≠</text:span><text:span text:style-name="T7">ki-en-gi hé-áÑ-e ur</text:span><text:span text:style-name="T52">5</text:span><text:span text:style-name="T7">-gin</text:span><text:span text:style-name="T52">7</text:span><text:span text:style-name="T7">-nam </text:span><text:span text:style-name="T4">≠</text:span><text:span text:style-name="T7">bí-íb-dug</text:span><text:span text:style-name="T52">4</text:span><text:span text:style-name="T4"> <text:tab/>21</text:span></text:p>
      <text:p text:style-name="P6"><text:span text:style-name="T7">X2 <text:tab/>[ ] </text:span><text:span text:style-name="T4">≠</text:span><text:span text:style-name="T7">bí-in-dug</text:span><text:span text:style-name="T49">4</text:span><text:span text:style-name="T4"></text:span></text:p>
      <text:p text:style-name="P11"/>
      <text:p text:style-name="P6"><text:span text:style-name="T4">27</text:span><text:span text:style-name="T4">.<text:tab/>[</text:span><text:span text:style-name="T7">ù</text:span><text:span text:style-name="T4"> tu]kum-bi ≠</text:span><text:span text:style-name="T7">é</text:span><text:span text:style-name="T4">nsi uru-uru-didli ≠Ñar x [ ] <text:tab/>22</text:span></text:p>
      <text:p text:style-name="P6"><text:span text:style-name="T4">X2 <text:tab/>[ ] ≠uru-uru-didli</text:span><text:span text:style-name="T41">?</text:span><text:span text:style-name="T4"> Ñar-Ñar-e-ne</text:span></text:p>
      <text:p text:style-name="P13"/>
      <text:p text:style-name="P6"><text:span text:style-name="T4">28.<text:tab/>[inim </text:span><text:span text:style-name="T41">d</text:span><text:span text:style-name="T4">en-l</text:span><text:span text:style-name="T7">í</text:span><text:span text:style-name="T4">l-l</text:span><text:span text:style-name="T7">á</text:span><text:span text:style-name="T4">-ta </text:span><text:span text:style-name="T41">d</text:span><text:span text:style-name="T4">]≠i</text:span><text:span text:style-name="T7">å</text:span><text:span text:style-name="T4">-bi-</text:span><text:span text:style-name="T7">è</text:span><text:span text:style-name="T4">r-ra [ ] <text:tab/>23</text:span></text:p>
      <text:p text:style-name="P6"><text:span text:style-name="T7">X2 <text:tab/>[ iå]-≠bi-èr-ra ≠hé</text:span><text:span text:style-name="T40">?</text:span><text:span text:style-name="T7">-ni-bal-e</text:span></text:p>
      <text:p text:style-name="P10"/>
      <text:p text:style-name="P6"><text:span text:style-name="T4">2</text:span><text:span text:style-name="T4">9.<text:tab/>[l</text:span><text:span text:style-name="T7">ú</text:span><text:span text:style-name="T4"> tab-ba]-≠gin</text:span><text:span text:style-name="T53">7</text:span><text:span text:style-name="T4"> uru </text:span><text:span text:style-name="T7">é</text:span><text:span text:style-name="T4">rim-</text:span><text:span text:style-name="T7">åè</text:span><text:span text:style-name="T4"> ba-ra-mu-un-≠</text:span><text:span text:style-name="T7">åú</text:span><text:span text:style-name="T4">m-ma-ta <text:tab/>24 </text:span></text:p>
      <text:p text:style-name="P6"><text:span text:style-name="T4">X2 <text:tab/>[ </text:span><text:span text:style-name="T7">é</text:span><text:span text:style-name="T4">r]im-ma ba-ra-an-</text:span><text:span text:style-name="T7">åú</text:span><text:span text:style-name="T4">m-ma-a </text:span></text:p>
      <text:p text:style-name="P13"/>
      <text:p text:style-name="P6"><text:span text:style-name="T4">30.<text:tab/></text:span><text:span text:style-name="T7">ù</text:span><text:span text:style-name="T4"> </text:span><text:span text:style-name="T41">d</text:span><text:span text:style-name="T4">i</text:span><text:span text:style-name="T7">å</text:span><text:span text:style-name="T4">-bi-</text:span><text:span text:style-name="T7">è</text:span><text:span text:style-name="T4">r-ra za-e </text:span><text:span text:style-name="T7">á</text:span><text:span text:style-name="T4">rad gi-na</text:span><text:span text:style-name="T6">-Ñu</text:span><text:span text:style-name="T51">10</text:span><text:span text:style-name="T4">-gin</text:span><text:span text:style-name="T53">7</text:span><text:span text:style-name="T4"> ní-ba ­mi-ni-ib-zu-a-ta <text:tab/>25</text:span></text:p>
      <text:p text:style-name="P7"><text:span text:style-name="T4">X2 <text:tab/>[ ù </text:span><text:span text:style-name="T41">(d)</text:span><text:span text:style-name="T4">i</text:span><text:span text:style-name="T7">å</text:span><text:span text:style-name="T4">-bi]-≠èr-ra ní-bi mu-un-zu-a</text:span></text:p>
      <text:p text:style-name="P14"><text:s/></text:p>
      <text:p text:style-name="P7"><text:span text:style-name="T4">30a.<text:tab/>X2 [ ]­ h</text:span><text:span text:style-name="T7">é</text:span><text:span text:style-name="T4">-me-en</text:span></text:p>
      <text:p text:style-name="P14">(X1: *)</text:p>
      <text:p text:style-name="P14"/>
      <text:p text:style-name="P7"><text:span text:style-name="T4">31.<text:tab/>mu-e-du</text:span><text:span text:style-name="T50">11</text:span><text:span text:style-name="T4">-ga-zu n</text:span><text:span text:style-name="T7">í</text:span><text:span text:style-name="T4">Ñ-na-me nam-ba-e-hul</text:span></text:p>
      <text:p text:style-name="P7"><text:span text:style-name="T4">X2 <text:tab/>[ ]-e-åi-hul</text:span></text:p>
      <text:p text:style-name="P14"/>
      <text:p text:style-name="P7"><text:span text:style-name="T4">32.<text:tab/>mu-e-zu-zu diÑir-ra Ñ</text:span><text:span text:style-name="T7">á</text:span><text:span text:style-name="T4">-a-kam</text:span></text:p>
      <text:p text:style-name="P7"><text:span text:style-name="T4">X2 <text:tab/>[ ] ≠Ñ</text:span><text:span text:style-name="T7">á</text:span><text:span text:style-name="T4">-a-kam</text:span></text:p>
      <text:p text:style-name="P14"/>
      <text:p text:style-name="P7"><text:soft-page-break/><text:span text:style-name="T4">33.<text:tab/>a-a </text:span><text:span text:style-name="T41">d</text:span><text:span text:style-name="T4">en-l</text:span><text:span text:style-name="T7">í</text:span><text:span text:style-name="T4">l du</text:span><text:span text:style-name="T50">11</text:span><text:span text:style-name="T4">-ga-du</text:span><text:span text:style-name="T50">11</text:span><text:span text:style-name="T4">-ga-ni dib-b</text:span><text:span text:style-name="T7">é</text:span><text:span text:style-name="T4">-da-a</text:span><text:span text:style-name="T7">å</text:span><text:span text:style-name="T4"> kalam </text:span><text:span text:style-name="T7">ì</text:span><text:span text:style-name="T4">-bal-e-e</text:span><text:span text:style-name="T7">å</text:span></text:p>
      <text:p text:style-name="P7"><text:span text:style-name="T4">X2 <text:tab/>[ ] x.NE.A kalam-ma </text:span><text:span text:style-name="T7">ì</text:span><text:span text:style-name="T4">-bal-e</text:span></text:p>
      <text:p text:style-name="P14"/>
      <text:p text:style-name="P7"><text:span text:style-name="T4">34.<text:tab/>gin </text:span><text:span text:style-name="T7">ì</text:span><text:span text:style-name="T4">-ne-</text:span><text:span text:style-name="T7">éå</text:span><text:span text:style-name="T4"> ma-ra ma-ab-gi</text:span><text:span text:style-name="T53">4</text:span><text:span text:style-name="T4">-gi</text:span><text:span text:style-name="T53">4</text:span></text:p>
      <text:p text:style-name="P7"><text:span text:style-name="T4">X2 <text:tab/>[ ]-≠ab-gi</text:span><text:span text:style-name="T53">4</text:span><text:span text:style-name="T4">-gi</text:span><text:span text:style-name="T53">4</text:span></text:p>
      <text:p text:style-name="P14"/>
      <text:p text:style-name="P7"><text:span text:style-name="T4">35.<text:tab/>i-</text:span><text:span text:style-name="T41">d</text:span><text:span text:style-name="T4">utu kiri</text:span><text:span text:style-name="T50">3</text:span><text:span text:style-name="T4"> </text:span><text:span text:style-name="T7">å</text:span><text:span text:style-name="T4">u-ta ba-Ñ</text:span><text:span text:style-name="T7">á</text:span><text:span text:style-name="T4">l</text:span></text:p>
      <text:p text:style-name="P7"><text:span text:style-name="T4">X2 <text:tab/>[ ] kiri</text:span><text:span text:style-name="T50">3</text:span><text:span text:style-name="T4"> </text:span><text:span text:style-name="T7">å</text:span><text:span text:style-name="T4">u Ñ</text:span><text:span text:style-name="T7">á</text:span><text:span text:style-name="T4">l-la-Ñ</text:span><text:span text:style-name="T7">á</text:span></text:p>
      <text:p text:style-name="P14"/>
      <text:p text:style-name="P7"><text:span text:style-name="T4">36.<text:tab/>en gal </text:span><text:span text:style-name="T41">d</text:span><text:span text:style-name="T4">en-l</text:span><text:span text:style-name="T7">í</text:span><text:span text:style-name="T4">l-le Ñ</text:span><text:span text:style-name="T7">éå</text:span><text:span text:style-name="T4">tu-bi mu-un-Ñar</text:span></text:p>
      <text:p text:style-name="P7"><text:span text:style-name="T4">X2 <text:tab/>[ </text:span><text:span text:style-name="T41">d</text:span><text:span text:style-name="T4">]≠en-l</text:span><text:span text:style-name="T7">í</text:span><text:span text:style-name="T4">l-lá Ñ</text:span><text:span text:style-name="T7">éå</text:span><text:span text:style-name="T4">tu-bi mu-ri</text:span></text:p>
      <text:p text:style-name="P38"/>
      <text:p text:style-name="P7"><text:span text:style-name="T4">37</text:span><text:span text:style-name="T4">.<text:tab/>igi n</text:span><text:span text:style-name="T7">í</text:span><text:span text:style-name="T4">g-sa</text:span><text:span text:style-name="T50">6</text:span><text:span text:style-name="T4">-≠ga-ni Ñ</text:span><text:span text:style-name="T7">á</text:span><text:span text:style-name="T4">-ra mu-un-</text:span><text:span text:style-name="T7">å</text:span><text:span text:style-name="T4">i-in-bar</text:span></text:p>
      <text:p text:style-name="P14">X2 *</text:p>
      <text:p text:style-name="P14"/>
      <text:p text:style-name="P7"><text:span text:style-name="T4">38.<text:tab/></text:span><text:span text:style-name="T7">åà</text:span><text:span text:style-name="T4">-ne</text:span><text:span text:style-name="T62">­</text:span><text:span text:style-name="T7">å</text:span><text:span text:style-name="T4">a</text:span><text:span text:style-name="T50">4</text:span><text:span text:style-name="T4">-Ñu</text:span><text:span text:style-name="T50">10</text:span><text:span text:style-name="T4"> </text:span><text:span text:style-name="T7">åà</text:span><text:span text:style-name="T4"> k</text:span><text:span text:style-name="T7">ù</text:span><text:span text:style-name="T4">-bi-</text:span><text:span text:style-name="T7">åè</text:span><text:span text:style-name="T4"> mu-un-Ñar</text:span></text:p>
      <text:p text:style-name="P14">X2 *</text:p>
      <text:p text:style-name="P14"/>
      <text:p text:style-name="P7"><text:span text:style-name="T4">39.<text:tab/>kíÑ-gi</text:span><text:span text:style-name="T50">4</text:span><text:span text:style-name="T4">-a-Ñu</text:span><text:span text:style-name="T50">10</text:span><text:span text:style-name="T4"> uzu silim-ma-ke</text:span><text:span text:style-name="T50">4</text:span><text:span text:style-name="T4"> ma-an-Ñar</text:span></text:p>
      <text:p text:style-name="P7"><text:span text:style-name="T4">X2 <text:tab/>[kíÑ-gi</text:span><text:span text:style-name="T50">4</text:span><text:span text:style-name="T4">-a]-≠Ñ</text:span><text:span text:style-name="T7">á</text:span><text:span text:style-name="T4"> uzu silim-ma im-ma-an-Ñar</text:span></text:p>
      <text:p text:style-name="P14"/>
      <text:p text:style-name="P7"><text:span text:style-name="T4">40.<text:tab/>uzu zi-da-na uzu g</text:span><text:span text:style-name="T7">ù</text:span><text:span text:style-name="T4">b-≠ba</text:span><text:span text:style-name="T41">?</text:span><text:span text:style-name="T4">-Ñ</text:span><text:span text:style-name="T7">á</text:span><text:span text:style-name="T41">?</text:span><text:span text:style-name="T7"></text:span><text:span text:style-name="T4"> </text:span><text:span text:style-name="T7">á</text:span><text:span text:style-name="T4">-diri ù-ni-ak</text:span></text:p>
      <text:p text:style-name="P7"><text:span text:style-name="T4">X2 <text:tab/>[ z]i-da </text:span><text:span text:style-name="T7">á</text:span><text:span text:style-name="T4">-g</text:span><text:span text:style-name="T7">ù</text:span><text:span text:style-name="T4">b-bu-ba </text:span><text:span text:style-name="T7">á</text:span><text:span text:style-name="T4">-diri ù-mu-ni-ak</text:span></text:p>
      <text:p text:style-name="P14"/>
      <text:p text:style-name="P7"><text:span text:style-name="T4">41.<text:tab/></text:span><text:span text:style-name="T41">Ñi</text:span><text:span text:style-name="T40">å</text:span><text:span text:style-name="T4">tukul </text:span><text:span text:style-name="T7">á</text:span><text:span text:style-name="T4"> zi-da-Ñ</text:span><text:span text:style-name="T7">á</text:span><text:span text:style-name="T4"> g</text:span><text:span text:style-name="T7">ú</text:span><text:span text:style-name="T4">-bi zi-da ul gùr-ru mi-ni-åúm</text:span></text:p>
      <text:p text:style-name="P14">X2 *</text:p>
      <text:p text:style-name="P14"/>
      <text:p text:style-name="P7"><text:soft-page-break/><text:span text:style-name="T4">42.<text:tab/></text:span><text:span text:style-name="T41">Ñi</text:span><text:span text:style-name="T40">å</text:span><text:span text:style-name="T4">tukul g</text:span><text:span text:style-name="T7">ù</text:span><text:span text:style-name="T4">b-bu-na gu-da l</text:span><text:span text:style-name="T7">á</text:span><text:span text:style-name="T4">-l</text:span><text:span text:style-name="T7">á</text:span><text:span text:style-name="T4"> g</text:span><text:span text:style-name="T7">ú</text:span><text:span text:style-name="T4">-ri-bi Ñar-ra</text:span></text:p>
      <text:p text:style-name="P14">X2 *</text:p>
      <text:p text:style-name="P14"/>
      <text:p text:style-name="P7"><text:span text:style-name="T4">43.<text:tab/>l</text:span><text:span text:style-name="T7">ú</text:span><text:span text:style-name="T4"> hul-Ñ</text:span><text:span text:style-name="T7">á</text:span><text:span text:style-name="T4">l-Ñu</text:span><text:span text:style-name="T50">10</text:span><text:span text:style-name="T4"> </text:span><text:span text:style-name="T7">å</text:span><text:span text:style-name="T4">u-Ñ</text:span><text:span text:style-name="T7">á</text:span><text:span text:style-name="T4"> </text:span><text:span text:style-name="T7">ì</text:span><text:span text:style-name="T4">-Ñ</text:span><text:span text:style-name="T7">á</text:span><text:span text:style-name="T4">-Ñ</text:span><text:span text:style-name="T7">á</text:span><text:span text:style-name="T4"> saÑ Ñi</text:span><text:span text:style-name="T7">å</text:span><text:span text:style-name="T4"> b</text:span><text:span text:style-name="T7">í</text:span><text:span text:style-name="T4">-ra</text:span></text:p>
      <text:p text:style-name="P7"><text:span text:style-name="T4">X2 <text:tab/>[ ]-≠Ñ</text:span><text:span text:style-name="T7">á</text:span><text:span text:style-name="T4">l-e </text:span><text:span text:style-name="T7">å</text:span><text:span text:style-name="T4">u-Ñ</text:span><text:span text:style-name="T7">á</text:span><text:span text:style-name="T4"> ba-ni-in-Ñál saÑ Ñi</text:span><text:span text:style-name="T7">å</text:span><text:span text:style-name="T4"> bi-ra-ra</text:span></text:p>
      <text:p text:style-name="P14"/>
      <text:p text:style-name="P7"><text:span text:style-name="T4">44.<text:tab/>un k</text:span><text:span text:style-name="T7">ú</text:span><text:span text:style-name="T4">kku-ga-ke</text:span><text:span text:style-name="T50">4 </text:span><text:span text:style-name="T4">zalag-</text:span><text:span text:style-name="T7">åè</text:span><text:span text:style-name="T4"> </text:span><text:span text:style-name="T7">è</text:span><text:span text:style-name="T4">-dè dúr silim-≠ma nú-d</text:span><text:span text:style-name="T7">è</text:span><text:span text:style-name="T4"> </text:span></text:p>
      <text:p text:style-name="P7"><text:span text:style-name="T4">X2 <text:tab/>[ ]-≠ga-ke</text:span><text:span text:style-name="T50">4</text:span><text:span text:style-name="T4"> zalag-</text:span><text:span text:style-name="T7">åè</text:span><text:span text:style-name="T4"> </text:span><text:span text:style-name="T7">è</text:span><text:span text:style-name="T4">-</text:span><text:span text:style-name="T7">≠dè</text:span><text:span text:style-name="T4"> dúr silim</text:span><text:span text:style-name="T7">-ma nú-dè</text:span></text:p>
      <text:p text:style-name="P11"/>
      <text:p text:style-name="P7"><text:span text:style-name="T7">45.<text:tab/></text:span><text:span text:style-name="T40">d</text:span><text:span text:style-name="T7">utu en ka-aå-bar an-ki-ke</text:span><text:span text:style-name="T49">4</text:span><text:span text:style-name="T7"> á-áÑ-Ñá im-ma-an-Ñar</text:span></text:p>
      <text:p text:style-name="P7"><text:span text:style-name="T7">X2 <text:tab/>traces</text:span></text:p>
      <text:p text:style-name="P11"/>
      <text:p text:style-name="P6"><text:span text:style-name="T4">46</text:span><text:span text:style-name="T4">.<text:tab/>en-na u</text:span><text:span text:style-name="T50">4</text:span><text:span text:style-name="T4">-bi-da-ke</text:span><text:span text:style-name="T50">4</text:span><text:span text:style-name="T4"> inim du</text:span><text:span text:style-name="T50">10</text:span><text:span text:style-name="T4"> gi</text:span><text:span text:style-name="T50">4</text:span><text:span text:style-name="T4">-bí-ib</text:span></text:p>
      <text:p text:style-name="P6"><text:span text:style-name="T4">47.<text:tab/>gin-na </text:span><text:span text:style-name="T7">ì</text:span><text:span text:style-name="T4">-ne-</text:span><text:span text:style-name="T7">éå</text:span><text:span text:style-name="T4"> inim du</text:span><text:span text:style-name="T50">10</text:span><text:span text:style-name="T4"> gi</text:span><text:span text:style-name="T53">4</text:span><text:span text:style-name="T4">-ib lul du</text:span><text:span text:style-name="T50">10</text:span><text:span text:style-name="T4">-ud ak-da ­mi-ni-in-t</text:span><text:span text:style-name="T7">ú</text:span><text:span text:style-name="T4">m-t</text:span><text:span text:style-name="T7">ú</text:span><text:span text:style-name="T4">m-mu <text:tab/></text:span><text:span text:style-name="T73">}</text:span><office:annotation><dc:creator>Billie Jean Collins</dc:creator><dc:date>2009-09-05T17:16:00</dc:date><text:p text:style-name="P55"><text:span text:style-name="T82">Piotr: what do the } mean?</text:span></text:p></office:annotation><text:span text:style-name="T4"> 26–27</text:span></text:p>
      <text:p text:style-name="P6"><text:span text:style-name="T4">48.<text:tab/>ùÑ-zu ebur-ba h</text:span><text:span text:style-name="T7">é</text:span><text:span text:style-name="T4">-ak-ne <text:tab/>28</text:span></text:p>
      <text:p text:style-name="P6"><text:span text:style-name="T4">49.<text:tab/>za-e nam-ba-da-Ñír-e ugu-Ñu</text:span><text:span text:style-name="T50">10</text:span><text:span text:style-name="T4">-</text:span><text:span text:style-name="T7">åè</text:span><text:span text:style-name="T4"> nam-ma-du <text:tab/>29</text:span></text:p>
      <text:p text:style-name="P6"><text:span text:style-name="T4">50.<text:tab/></text:span><text:span text:style-name="T7">å</text:span><text:span text:style-name="T4">u-ni uru-ni s</text:span><text:span text:style-name="T7">á</text:span><text:span text:style-name="T4"> nu-ub-du</text:span><text:span text:style-name="T53">11</text:span><text:span text:style-name="T4">-ga <text:tab/>30</text:span></text:p>
      <text:p text:style-name="P6"><text:span text:style-name="T4">51.<text:tab/>l</text:span><text:span text:style-name="T7">ú</text:span><text:span text:style-name="T4"> m</text:span><text:span text:style-name="T7">á</text:span><text:span text:style-name="T4">-r</text:span><text:span text:style-name="T7">í</text:span><text:span text:style-name="T41">ki</text:span><text:span text:style-name="T4">-ke</text:span><text:span text:style-name="T53">4</text:span><text:span text:style-name="T4"> Ñalga ur-re nam-en-bi na-an-ak-e <text:tab/>31</text:span></text:p>
      <text:p text:style-name="P6"><text:span text:style-name="T4">52.<text:tab/></text:span><text:span text:style-name="T7">ì</text:span><text:span text:style-name="T4">-ne-</text:span><text:span text:style-name="T7">éå</text:span><text:span text:style-name="T4"> ti-da-ma-rum amurrum</text:span><text:span text:style-name="T41">ki</text:span><text:span text:style-name="T4">-a <text:tab/></text:span><text:span text:style-name="T73">}</text:span><text:span text:style-name="T4">32</text:span></text:p>
      <text:p text:style-name="P6"><text:span text:style-name="T4">53.<text:tab/></text:span><text:span text:style-name="T41">d</text:span><text:span text:style-name="T4">en-l</text:span><text:span text:style-name="T7">í</text:span><text:span text:style-name="T4">l-le kur-bi-ta </text:span><text:span text:style-name="T7">á</text:span><text:span text:style-name="T4">-dah-Ñu</text:span><text:span text:style-name="T50">10</text:span><text:span text:style-name="T4">-</text:span><text:span text:style-name="T7">åè</text:span><text:span text:style-name="T4"> im-ma-an-zi</text:span></text:p>
      <text:p text:style-name="P6"><text:span text:style-name="T4">54.<text:tab/>u</text:span><text:span text:style-name="T53">4</text:span><text:span text:style-name="T4">-ne-a an </text:span><text:span text:style-name="T41">d</text:span><text:span text:style-name="T4">en-l</text:span><text:span text:style-name="T7">í</text:span><text:span text:style-name="T4">l </text:span><text:span text:style-name="T41">d</text:span><text:span text:style-name="T4">en-ki-bi-ke</text:span><text:span text:style-name="T53">4 </text:span></text:p>
      <text:p text:style-name="P6"><text:span text:style-name="T4">55</text:span><text:span text:style-name="T4">.<text:tab/>≠uri</text:span><text:span text:style-name="T50">5</text:span><text:span text:style-name="T4"></text:span><text:span text:style-name="T41">ki</text:span><text:span text:style-name="T4">-ma s</text:span><text:span text:style-name="T7">á</text:span><text:span text:style-name="T4"> mu-ub-du</text:span><text:span text:style-name="T50">11</text:span><text:span text:style-name="T4">-ga an-ta-bi aka-d</text:span><text:span text:style-name="T7">è</text:span></text:p>
      <text:p text:style-name="P6"><text:span text:style-name="T4">56.<text:tab/>elam</text:span><text:span text:style-name="T41">ki</text:span><text:span text:style-name="T4"> zag mu-un-tag-ga <text:tab/></text:span><text:span text:style-name="T73">}</text:span><text:span text:style-name="T4">33</text:span></text:p>
      <text:p text:style-name="P6"><text:span text:style-name="T4">57.<text:tab/></text:span><text:span text:style-name="T7">ù</text:span><text:span text:style-name="T4"> </text:span><text:span text:style-name="T41">d</text:span><text:span text:style-name="T4">i</text:span><text:span text:style-name="T7">å</text:span><text:span text:style-name="T4">-bi-</text:span><text:span text:style-name="T7">è</text:span><text:span text:style-name="T4">r-ra ba-ab-dab</text:span><text:span text:style-name="T53">5</text:span><text:span text:style-name="T4">-b</text:span><text:span text:style-name="T7">é</text:span></text:p>
      <text:p text:style-name="P6"><text:span text:style-name="T4">58.<text:tab/>kalam ki-bi-</text:span><text:span text:style-name="T7">åè</text:span><text:span text:style-name="T4"> b</text:span><text:span text:style-name="T7">í</text:span><text:span text:style-name="T4">-</text:span><text:span text:style-name="T7">í</text:span><text:span text:style-name="T4">b-gi</text:span><text:span text:style-name="T53">4</text:span><text:span text:style-name="T4">-gi</text:span><text:span text:style-name="T53">4</text:span><text:span text:style-name="T11"> <text:tab/></text:span><text:span text:style-name="T74">}</text:span><text:span text:style-name="T6">34</text:span></text:p>
      <text:p text:style-name="P6"><text:span text:style-name="T4">59</text:span><text:span text:style-name="T4">.<text:tab/>kala-ga-Ñu</text:span><text:span text:style-name="T50">10</text:span><text:span text:style-name="T4"> kur-re b</text:span><text:span text:style-name="T7">í</text:span><text:span text:style-name="T4">-ib-zu-zu</text:span></text:p>
      <text:p text:style-name="P6"><text:span text:style-name="T4">60.<text:tab/>≠u</text:span><text:span text:style-name="T53">4</text:span><text:span text:style-name="T4">-na-me inim za-e mu-sa</text:span><text:span text:style-name="T50">6</text:span><text:span text:style-name="T4">-ga-zu</text:span></text:p>
      <text:p text:style-name="P6"><text:soft-page-break/><text:span text:style-name="T4">61.<text:tab/>≠a-ma-ru-kam za-e nam-ba-</text:span><text:span text:style-name="T7">å</text:span><text:span text:style-name="T4">e-b</text:span><text:span text:style-name="T7">é</text:span><text:span text:style-name="T4">-d</text:span><text:span text:style-name="T7">è</text:span><text:span text:style-name="T4">-ne <text:tab/>35</text:span></text:p>
      <text:p text:style-name="P12"/>
      <text:p text:style-name="P8">Colophon P (X1)</text:p>
      <text:p text:style-name="P8"/>
      <text:h text:style-name="P2" text:outline-level="1"><text:span text:style-name="T63">Translation</text:span><text:span text:style-name="T1"> (B)</text:span></text:h>
      <text:p text:style-name="P26"/>
      <text:p text:style-name="P35"><text:span text:style-name="T39">1–2 </text:span><text:span text:style-name="T1">Speak to Puzur-Åulgi, governor of Kazallu, </text:span><text:span text:style-name="T39">4 </text:span><text:span text:style-name="T1">saying (the words of) </text:span><text:span text:style-name="T39">3</text:span><text:span text:style-name="T1">Ibbi-Sin, your king: </text:span></text:p>
      <text:p text:style-name="P35"><text:span text:style-name="T39">3 </text:span><text:span text:style-name="T1">Ever since I selected you out of the ranks and made you the governor of Kazallu, </text:span><text:span text:style-name="T39">4</text:span><text:span text:style-name="T1">have you not been honored throughout the homeland as my representative? </text:span><text:span text:style-name="T39">5 </text:span><text:span text:style-name="T1">Kazallu … </text:span><text:span text:style-name="T39">6 </text:span><text:span text:style-name="T1">A man who is …</text:span><text:span text:style-name="T39">7 </text:span><text:span text:style-name="T1">Enlil has not …from </text:span><text:span text:style-name="T26">your</text:span><text:span text:style-name="T1"> frontier area. </text:span><text:span text:style-name="T39">8 </text:span><text:span text:style-name="T1">Someone excellent, a man who is like you … ­the responsibilities over the smaller cities … </text:span><text:span text:style-name="T39">9 </text:span><text:span text:style-name="T1">Why is it that all valor has been torn from your heart, </text:span><text:span text:style-name="T39">10 </text:span><text:span text:style-name="T1">why are you so panicked and full of contempt? </text:span><text:span text:style-name="T39">11 </text:span><text:span text:style-name="T1">You even sent someone to me (saying) thus:</text:span><text:span text:style-name="Footnote_20_Symbol"><text:span text:style-name="T1"><text:note text:id="ftn10" text:note-class="footnote"><text:note-citation>10</text:note-citation><text:note-body><text:p text:style-name="Footnote"><text:span text:style-name="T1"><text:s/>Var.: But you sent me someone with the following message.</text:span></text:p></text:note-body></text:note></text:span></text:span><text:span text:style-name="T1"> </text:span><text:span text:style-name="T39">12  </text:span><text:span text:style-name="T1">“Iåbi-Erra has presented his matter before me, </text:span><text:span text:style-name="T39">13 </text:span><text:span text:style-name="T1">and as far as I am concerned, when­ he finally strikes, I will have to flee!” </text:span><text:span text:style-name="T39">14 </text:span><text:span text:style-name="T1">How is it that you do not know how to repulse Iåbi-Erra­ to his own country? </text:span><text:span text:style-name="T39">15–16 </text:span><text:span text:style-name="T1">Why did you and </text:span>Ğ<text:span text:style-name="T1">irbubu, governor of </text:span>Ğ<text:span text:style-name="T1">irkal, not stand up against him with the troops ­that are under your authority (while you still had the chance)? </text:span><text:span text:style-name="T39">17 </text:span><text:span text:style-name="T1">To restore the lands to their previous condition—that was the assignment you were both given!</text:span><text:span text:style-name="T13"> </text:span></text:p>
      <text:p text:style-name="P35"><text:span text:style-name="T1"><text:s/></text:span><text:span text:style-name="T39">18 </text:span><text:span text:style-name="T1">Enlil had earlier already come to hate Sumer,</text:span><text:span text:style-name="T39">19 </text:span><text:span text:style-name="T1">appointing a monkey descending from its mountain (home) to the stewardship of the homeland. </text:span><text:span text:style-name="T39">20–21 </text:span><text:span text:style-name="T1">But now Enlil has handed ­kingship to a (mere) </text:span><text:span text:style-name="T13">peddler of exotic spices</text:span><text:span text:style-name="T1">, one who chases the wind, to Iåbi-Erra, who is not even of­ Sumerian descent. </text:span><text:span text:style-name="T39">22 </text:span><text:span text:style-name="T1">Moreover, once the assembly of the gods, (decided) to scatter the (inhabitants of the) Sumer, </text:span><text:span text:style-name="T39">­23 </text:span><text:span text:style-name="T1">Father Enlil, having conveyed his commands, proceeded to overthrow the homeland. </text:span><text:span text:style-name="T39">24 </text:span><text:span text:style-name="T1">“As long as Ur </text:span><text:span text:style-name="T13">is imbued with evildoers,</text:span><text:span text:style-name="T1"> ­</text:span><text:span text:style-name="T39">25 </text:span><text:span text:style-name="T1">Iåbi-Erra, the man of Mari, will tear out its foundations, </text:span><text:span text:style-name="T39">26 </text:span><text:span text:style-name="T1">and Sumer will be </text:span><text:soft-page-break/><text:span text:style-name="T1">measured out,” thus he spoke! </text:span><text:span text:style-name="T39">27 </text:span><text:span text:style-name="T1">And if the governors of the individual cities should gather together, </text:span><text:span text:style-name="T39">28 </text:span><text:span text:style-name="T1">by Enlil’s command Iåbi-Erra will fall. </text:span></text:p>
      <text:p text:style-name="P35"><text:span text:style-name="T39">29 </text:span><text:span text:style-name="T1">But even supposing that he is not (betrayed) as if being handed over to an enemy city by a comrade, </text:span><text:span text:style-name="T39">30 </text:span><text:span text:style-name="T1">and you, although acting as if you were my trusted servant, recognize Iåbi-Erra by yourself/out of fear, </text:span><text:span text:style-name="T39">31 </text:span><text:span text:style-name="T1">your statements would do nothing to upset me, </text:span><text:span text:style-name="T39">32 </text:span><text:span text:style-name="T1">for you know very well that I am (a favorite) of the gods.</text:span></text:p>
      <text:p text:style-name="P35"><text:span text:style-name="T39">33 </text:span><text:span text:style-name="T1">Father Enlil, by means of his angry commands, has overthrown the homeland. </text:span><text:span text:style-name="T39">34 </text:span><text:span text:style-name="T1">Come now, he has returned to my side! </text:span><text:span text:style-name="T39">35 </text:span><text:span text:style-name="T13">My complaints were submitted by humble prayer</text:span><text:span text:style-name="T1">, ­</text:span><text:span text:style-name="T39">36 </text:span><text:span text:style-name="T1">and Great Lord Enlil heard me out; </text:span><text:span text:style-name="T39">37 </text:span><text:span text:style-name="T1">he cast his favorable glance upon me, </text:span><text:span text:style-name="T39">38 </text:span><text:span text:style-name="T1">set his holy heart on­ mercy, </text:span><text:span text:style-name="T39">39 </text:span><text:span text:style-name="T1">and established for me my favorable omen. ­</text:span><text:span text:style-name="T39">40 </text:span><text:span text:style-name="T1">And after I had the follow-up reading made concerning his </text:span><text:span text:style-name="T12">pars familiaris</text:span><text:span text:style-name="T1"> and my </text:span><text:span text:style-name="T12">pars hostilis</text:span><text:span text:style-name="T1">,</text:span><text:span text:style-name="Footnote_20_Symbol"><text:span text:style-name="T1"><text:note text:id="ftn11" text:note-class="footnote"><text:note-citation>11</text:note-citation><text:note-body><text:p text:style-name="Footnote"><text:span text:style-name="T1"><text:s/>So X1; X2 omits 41 and 42: After I had the follow-up reading made concerning the left and right sides, (the message was): … </text:span></text:p></text:note-body></text:note></text:span></text:span><text:span text:style-name="T1"> </text:span><text:span text:style-name="T39">41 </text:span><text:span text:style-name="T1">the weapon-mark on my right side, its trunk is straight, and that (good news) gave me joy; </text:span><text:span text:style-name="T39">42 </text:span><text:span text:style-name="T1">on the weapon-mark on his (i.e., Iåbi-Erra’s) left side a filament is suspended,</text:span><text:span text:style-name="Footnote_20_Symbol"><text:span text:style-name="T1"><text:note text:id="ftn12" text:note-class="footnote"><text:note-citation>12</text:note-citation><text:note-body><text:p text:style-name="Footnote"><text:span text:style-name="T1"><text:s/>Alt. tr.: is attached.</text:span></text:p></text:note-body></text:note></text:span></text:span><text:span text:style-name="T1"> it is placed (against) the other side. </text:span><text:span text:style-name="T39">43</text:span><text:span text:style-name="T1">(The message was:) “My enemy ­shall fall into my hands, he shall be killed, </text:span><text:span text:style-name="T39">44 </text:span><text:span text:style-name="T1">the people, having come out of darkness into the light, will lie in </text:span><text:span text:style-name="T26">peaceful habitations</text:span><text:span text:style-name="T1">.” </text:span><text:span text:style-name="T39">45 </text:span><text:span text:style-name="T1">Utu, lord who makes the decisions of the heavens­ and the earth, has provided (this) omen. </text:span></text:p>
      <text:p text:style-name="P35"><text:span text:style-name="T39">46 </text:span><text:span text:style-name="T1">Return to reconciliation </text:span><text:span text:style-name="T13">as before</text:span><text:span text:style-name="T1">, </text:span><text:span text:style-name="T39">47 </text:span><text:span text:style-name="T1">come now, ­(you too) must return to reconciliation, </text:span><text:span text:style-name="T13">so that all treachery is undone</text:span><text:span text:style-name="T1">, </text:span><text:span text:style-name="T39">48 </text:span><text:span text:style-name="T1">so that ­your can people can work on their harvest. </text:span><text:span text:style-name="T39">49 </text:span><text:span text:style-name="T1">You must not hurry to come to me; </text:span><text:span text:style-name="T39">50 </text:span><text:span text:style-name="T1">(I assure you that) he will not conquer the city that he (wants), </text:span><text:span text:style-name="T39">51 </text:span><text:span text:style-name="T1">the ­man of Mari, with the mind of a beast, will not exercise sovereignty there! </text:span><text:span text:style-name="T39">52–53 </text:span><text:span text:style-name="T1">Now Enlil has mustered the Tidnumite(s) in (the ­land of) Amurrum as my helper(s). </text:span><text:span text:style-name="T39">54–55 </text:span><text:span text:style-name="T1">… </text:span><text:span text:style-name="T39">56 </text:span><text:span text:style-name="T1">The Elamite (forces) will be repulsed, </text:span><text:span text:style-name="T39">52 </text:span><text:span text:style-name="T1">Iåbi-Erra will be captured, and </text:span><text:span text:style-name="T39">58 </text:span><text:span text:style-name="T1">the homeland­ will be restored (to me). </text:span><text:span text:style-name="T39">59 </text:span><text:span text:style-name="T1">The foreign land(s) will learn ­of </text:span><text:soft-page-break/><text:span text:style-name="T1">my strength! </text:span><text:span text:style-name="T39">60 </text:span><text:span text:style-name="T1">From now on you ….</text:span><text:span text:style-name="T39">61 </text:span><text:span text:style-name="T1">It is urgent, you must make sure that everyone must not neglect (my orders)!</text:span></text:p>
      <text:h text:style-name="P1" text:outline-level="1"/>
      <text:h text:style-name="P3" text:outline-level="1">Commentary</text:h>
      <text:p text:style-name="P40"/>
      <text:p text:style-name="P33"><text:span text:style-name="T1">This letter is known in two versions, a shorter one (A) from Nippur, Kish, and Sippar, and a longer one (B) attested in two manuscripts of unknown provenience. As noted above, there are clues that suggest that X1 may come from Sippar and X2 from Babylon but the evidence is hardly conclusive. Version B adds six lines between lines 5 and 6, fourteen or fifteen lines between 25 and 26, and two lines between 32 and 33. The short version appears to be fairly stable, with few substantive variants but the two sources of B clearly represent different redactional traditions. X1 is dated to the 27th year of Samsu-iluna, providing a historical context for one manuscript the long version. Moreover, the text was known to the compiler of the </text:span><text:span text:style-name="T12">Uruk Letter Catalog</text:span><text:span text:style-name="T1">, as documented by the entry in line 8: </text:span><text:span text:style-name="T20">puzur</text:span><text:span text:style-name="T54">4</text:span><text:span text:style-name="T20">‑</text:span><text:span text:style-name="T43">d</text:span><text:span text:style-name="T20">åul‑</text:span><text:span text:style-name="T22">≠</text:span><text:span text:style-name="T20">gi</text:span><text:span text:style-name="T24"></text:span><text:span text:style-name="T20"> åa‑ka‑[na …]</text:span><text:span text:style-name="T1">.</text:span></text:p>
      <text:p text:style-name="P35"><text:span text:style-name="T1">The differences between the two versions are not only in length. A has many difficult passages, and some of them seem to have been as puzzling to some ancients as they are to many of us. Redactors of what became “B” — itself not uniform—attempted to make sense of some version of “A” that was at their disposal, reinterpreting some of the grammar and vocabulary to fit a specific understanding of the text. </text:span></text:p>
      <text:p text:style-name="P26"/>
      <text:p text:style-name="P31"><text:span text:style-name="T28">B10</text:span><text:span text:style-name="T1">. This difficult line, which is not in the short version, contains words that are otherwise rare in Sumerian. The noun </text:span><text:span text:style-name="T20">ní-ul</text:span><text:span text:style-name="T54">4</text:span><text:span text:style-name="T1">, “fear, terror,” occurs, to my knowledge, only once in another text, in </text:span><text:span text:style-name="T12">Ininåagura</text:span><text:span text:style-name="T1"> 161 (see </text:span>Å<text:span text:style-name="T1">. Sjöberg, </text:span><text:span text:style-name="T13">ZA</text:span><text:span text:style-name="T1"> 65 [1975] 161): </text:span><text:span text:style-name="T20">ní-àm ur</text:span><text:span text:style-name="T54">4</text:span><text:span text:style-name="T20">-re ní ≠ul</text:span><text:span text:style-name="T54">4</text:span><text:span text:style-name="T25"></text:span><text:span text:style-name="T20"> ní-≠ri</text:span><text:span text:style-name="T25"></text:span><text:span text:style-name="T20">-ti-la ní gal me-lám-ma</text:span><text:span text:style-name="T1">, which consists of a series of synonyms and quasi-synonyms for “fear,” “terror.” Here </text:span><text:span text:style-name="T20">ul</text:span><text:span text:style-name="T54">4</text:span><text:span text:style-name="T1"> seems to qualify the noun in the compound </text:span><text:soft-page-break/><text:span text:style-name="T1">verb </text:span><text:span text:style-name="T20">ní…te</text:span><text:span text:style-name="T1">, “to fear;” it could either be construed as </text:span><text:span text:style-name="T20">ul</text:span><text:span text:style-name="T54">4</text:span><text:span text:style-name="T1"> = </text:span><text:span text:style-name="T13">piqittu</text:span><text:span text:style-name="T1">, “terror,” or as the adverb “greatly” (</text:span><text:span text:style-name="T13">magal</text:span><text:span text:style-name="T1">); see now M. Jaques, </text:span><text:span text:style-name="T12">Le vocabulaire des sentiments</text:span><text:span text:style-name="T1"> 189. </text:span></text:p>
      <text:p text:style-name="P35"><text:span text:style-name="T1">The verb must be </text:span><text:span text:style-name="T20">igi-tur …gíd-i</text:span><text:span text:style-name="T1">, “to hold in contempt, despise,” which is otherwise only attested in </text:span><text:span text:style-name="T12">SP Coll. 2</text:span><text:span text:style-name="T1"> 16 and in bilingual and lexical texts (=</text:span><text:span text:style-name="T13">å</text:span><text:span text:style-name="T66">ē</text:span><text:span text:style-name="T13">ø</text:span><text:span text:style-name="T66">ū</text:span><text:span text:style-name="T13">ta leqû</text:span><text:span text:style-name="T1">).</text:span></text:p>
      <text:p text:style-name="P26"/>
      <text:p text:style-name="P31"><text:span text:style-name="T27">A6 = B11</text:span><text:span text:style-name="T1">. Note that </text:span><text:span text:style-name="T20">ur</text:span><text:span text:style-name="T54">5</text:span><text:span text:style-name="T20">-gin</text:span><text:span text:style-name="T54">7 </text:span><text:span text:style-name="T1">is used, like its Akkadian equivalent</text:span><text:span text:style-name="T13"> k</text:span><text:span text:style-name="T66">ī</text:span><text:span text:style-name="T13">am</text:span><text:span text:style-name="T1">, to introduce direct speech. In line 22 it follows the quotation, and the form is </text:span><text:span text:style-name="T20">ur</text:span><text:span text:style-name="T54">5</text:span><text:span text:style-name="T20">-gin</text:span><text:span text:style-name="T54">7</text:span><text:span text:style-name="T20">-nam</text:span><text:span text:style-name="T31">, which corresponds to </text:span><text:span text:style-name="T13">k</text:span><text:span text:style-name="T66">ī</text:span><text:span text:style-name="T13">amma</text:span><text:span text:style-name="T26">, which is likewise used to introduce quoted statements.</text:span></text:p>
      <text:p text:style-name="P35"><text:span text:style-name="T1">The verbal form in A is, technically speaking, in the third person, “he sent a man to you,” but that is clearly incorrect. A redactor of B attempted to clarify this with the superfluous </text:span><text:span text:style-name="T20">za-e </text:span><text:span text:style-name="T32">Ñ</text:span><text:span text:style-name="T20">á-ra</text:span><text:span text:style-name="T1">, “you to me.”</text:span></text:p>
      <text:p text:style-name="P29"/>
      <text:p text:style-name="P31"><text:span text:style-name="T27">A7–8 = B12–13</text:span><text:span text:style-name="T1">. These are the incipit and last lines of the previous­ letter; this is a unique example of the way in which one could ­refer to previous correspondence in Sumerian.</text:span></text:p>
      <text:p text:style-name="P50"/>
      <text:p text:style-name="P49"><text:span text:style-name="T29">A9 = B14</text:span><text:span text:style-name="T33">. The syntax of this line is difficult. The first part, governed by a temporal adverb (</text:span><text:span text:style-name="T20">en-na</text:span><text:span text:style-name="T33"> = </text:span><text:span text:style-name="T14">adi</text:span><text:span text:style-name="T33">), must be dependent on the main clause, which is introduced by an interrogative preposition (</text:span><text:span text:style-name="T20">a-gin</text:span><text:span text:style-name="T54">7</text:span><text:span text:style-name="T33"> = </text:span><text:span text:style-name="T14">kî</text:span><text:span text:style-name="T33">). Redactors of the long version recognized the problem and attempted to resolve it by changing the predicate of the dependent clause but only managed to introduce more confusion.</text:span></text:p>
      <text:p text:style-name="P50"><text:s/></text:p>
      <text:p text:style-name="P31"><text:span text:style-name="T28">A13–15 = B18–20</text:span><text:span text:style-name="T1">. The proper understanding of this passage relies on the first word, which is </text:span><text:span text:style-name="T20">u</text:span><text:span text:style-name="T54">4</text:span><text:span text:style-name="T20"> na-me</text:span><text:span text:style-name="T1"> in one manuscript of A but clarified as </text:span><text:span text:style-name="T20">u</text:span><text:span text:style-name="T54">4</text:span><text:span text:style-name="T20"> na-an-ga-ma</text:span><text:span text:style-name="T1"> in B.</text:span><text:span text:style-name="Footnote_20_Symbol"><text:span text:style-name="T1"><text:note text:id="ftn13" text:note-class="footnote"><text:note-citation>13</text:note-citation><text:note-body><text:p text:style-name="Footnote"><text:span text:style-name="T1"><text:s/>Note that </text:span><text:span text:style-name="T19">u</text:span><text:span text:style-name="T56">4</text:span><text:span text:style-name="T19"> na-an-ga-ma</text:span><text:span text:style-name="T1">, “earlier,” is derived from </text:span><text:span text:style-name="T19">na-an-ga-ma</text:span><text:span text:style-name="T1">, “moreover, furthermore.” </text:span></text:p></text:note-body></text:note></text:span></text:span><text:span text:style-name="T1"> The scribe of X1 has taken pains to interpret a difficult passage, since in all other cases </text:span><text:span text:style-name="T20">u</text:span><text:span text:style-name="T54">4</text:span><text:span text:style-name="T20"> na-me</text:span><text:span text:style-name="T1"> occurs with negative verbal forms (</text:span><text:span text:style-name="T13">matima</text:span><text:span text:style-name="T1">, “never;” see commentary to </text:span><text:span text:style-name="T34">IbIå1A </text:span><text:span text:style-name="T1">13’ </text:span><text:span text:style-name="T34">[22]</text:span><text:span text:style-name="T1">); here it must be a temporal adverb. These lines have to be compared to </text:span><text:span text:style-name="T12">Lugalbanda </text:span><text:soft-page-break/><text:span text:style-name="T12">Epic II </text:span><text:span text:style-name="T1">74–77 (C. Wilcke, </text:span><text:span text:style-name="T13">JNES</text:span><text:span text:style-name="T1"> 27 [1968] 241, and idem, </text:span><text:span text:style-name="T13">Das Lugalbandaepos </text:span><text:span text:style-name="T1">98–100 with commentary on p. 159; H. Vanstiphout, </text:span><text:span text:style-name="T12">Epics of Sumerian Kings</text:span><text:span text:style-name="T1"> 140–41): </text:span></text:p>
      <text:p text:style-name="P26"/>
      <text:p text:style-name="P41"><text:span text:style-name="T22">u</text:span><text:span text:style-name="T57">4</text:span><text:span text:style-name="T22"> na-an-ga-ma muåen-e gùd-bi-åè åid</text:span><text:span text:style-name="T57">17</text:span><text:span text:style-name="T22"> un-gi</text:span><text:span text:style-name="T57">4</text:span></text:p>
      <text:p text:style-name="P52"><text:span text:style-name="T23">amar-bi gùd-bi-ta gù ba-ni-ib-gi</text:span><text:span text:style-name="T58">4</text:span><text:span text:style-name="T23">-gi</text:span><text:span text:style-name="T58">4+</text:span></text:p>
      <text:p text:style-name="P42">ì-ne-éå muåen-e gùd-bi-åè </text:p>
      <text:p text:style-name="P52"><text:span text:style-name="T23">amar-bi gùd-bi-ta gù nu-um-ma-ni-ib-gi</text:span><text:span text:style-name="T58">4</text:span><text:span text:style-name="T23">-gi</text:span><text:span text:style-name="T58">4</text:span></text:p>
      <text:p text:style-name="P44"/>
      <text:p text:style-name="P53">Earlier, whenever the bird screeched at its nest,</text:p>
      <text:p text:style-name="P43">Its young answered it from its nest,</text:p>
      <text:p text:style-name="P43">But now, when the bird screeched at its nest,</text:p>
      <text:p text:style-name="P41"><text:span text:style-name="T34">Its young did not answer it from its nest.</text:span></text:p>
      <text:p text:style-name="P29"/>
      <text:p text:style-name="P31"><text:span text:style-name="T34">Thus, the phrases governed by the adverbs </text:span><text:span text:style-name="T21">u</text:span><text:span text:style-name="T55">4</text:span><text:span text:style-name="T21">-na-me…ì-ne-éå</text:span><text:span text:style-name="T34"> (A), and </text:span><text:span text:style-name="T21">u</text:span><text:span text:style-name="T55">4</text:span><text:span text:style-name="T21"> na-an-ga-ma…a-da-lam</text:span><text:span text:style-name="T34"> (B) are structurally identical, contrasting earlier and later events. This is extremely important; we now realize that the word “monkey” does not refer to Iåbi-Erra, as has always been thought but must be a characterization of someone else, undoubtedly “Elamites.” </text:span><text:span text:style-name="T1">Is it possible that this refers to events that provided the enigmatic name of Ibbi-Sin’s 23rd, and penultimate, year: </text:span><text:span text:style-name="T20">mu </text:span><text:span text:style-name="T43">d</text:span><text:span text:style-name="T20">i-bí-</text:span><text:span text:style-name="T43">d</text:span><text:span text:style-name="T20">en.zu lugal uri</text:span><text:span text:style-name="T54">5</text:span><text:span text:style-name="T43">ki</text:span><text:span text:style-name="T20">-ma-ra </text:span><text:span text:style-name="T43">úgu</text:span><text:span text:style-name="T20">ugu</text:span><text:span text:style-name="T54">4</text:span><text:span text:style-name="T20">-bi dugud kur-bi mu-na-e-ra</text:span><text:span text:style-name="T1">, “The year: The d</text:span><text:span text:style-name="T12">umb/formidable</text:span><text:span text:style-name="T1"> monkey </text:span><text:span text:style-name="T13">struck out</text:span><text:span text:style-name="T1"> from its mountain against Ibbi-Sin, king of Ur.” Note that the Gutians are described as having the form of monkeys (</text:span><text:span text:style-name="T20">uludin</text:span><text:span text:style-name="T54">2</text:span><text:span text:style-name="T20"> ugu</text:span><text:span text:style-name="T54">4</text:span><text:span text:style-name="T20">-bi</text:span><text:span text:style-name="T1">) in the </text:span><text:span text:style-name="T13">Curse of Agade </text:span><text:span text:style-name="T26">156</text:span><text:span text:style-name="T1">, and the same expression is used to characterize Amorites in the </text:span><text:span text:style-name="T13">Marriage of Amurru </text:span><text:span text:style-name="T1">(line 127). This may be a reference to some other highlanders here, Elamites, or perhaps the Amorites, according to IbIå1A: 14’ (letter 22), although the latter is definitely untrustworthy. More important, if this holds true, it would date the Puzur-Numuåda correspondence to the very end of Ibbi-Sin’s reign. See pp. </text:span><text:span text:style-name="T72">000-00</text:span><text:span text:style-name="T1"> above.</text:span></text:p>
      <text:p text:style-name="P26"><text:soft-page-break/><text:tab/></text:p>
      <text:p text:style-name="P31"><text:span text:style-name="T27">A13 = B18</text:span><text:span text:style-name="T1">. The verb </text:span><text:span text:style-name="T20">hul…gig(gi</text:span><text:span text:style-name="T54">4</text:span><text:span text:style-name="T20">)</text:span><text:span text:style-name="T1"> is usually translated as “to hate.” The sense here is more precise: Enlil has broken his bond with Sumer, and thus the verb is used here in the “judicial” sense of scorn or repudiation discussed in M. Jaques, </text:span><text:span text:style-name="T12">Le vocabulaire des sentiments</text:span><text:span text:style-name="T1"> 156–58. </text:span></text:p>
      <text:p text:style-name="P51"/>
      <text:p text:style-name="P31"><text:span text:style-name="T27">A15 = B20</text:span><text:span text:style-name="T1">. The expression</text:span><text:span text:style-name="T20"> lú im-sa</text:span><text:span text:style-name="T54">10</text:span><text:span text:style-name="T20">-sa</text:span><text:span text:style-name="T54">10</text:span><text:span text:style-name="T20"> nu-luh-ha</text:span><text:span text:style-name="T43">sar</text:span><text:span text:style-name="T1">, which is­ attested in at least five manuscripts of the short version, is ­grammatically and lexically difficult. The term </text:span><text:span text:style-name="T20">nu-luh-ha</text:span><text:span text:style-name="T43">sar</text:span><text:span text:style-name="T1">, Akkadian </text:span><text:span text:style-name="T12">nuæurtu</text:span><text:span text:style-name="T1"> or </text:span><text:span text:style-name="T13">t</text:span><text:span text:style-name="T66">ī</text:span><text:span text:style-name="T13">jatu</text:span><text:span text:style-name="T1">, has been rendered as Asafoedita, ever since it was­ thus defined in R. C. Thompson, </text:span><text:span text:style-name="T12">DAB</text:span><text:span text:style-name="T1">, 354–58; see ­B. Landsberger, </text:span><text:span text:style-name="T13">FS</text:span><text:span text:style-name="T1"> </text:span><text:span text:style-name="T12">Baumgartner </text:span><text:span text:style-name="T1">179 n. 1, with earlier references to ­our passage. As far as I can gather, there is not a single other example of this word in any Sumerian text outside of the lexical tradition (documented in the dictionaries). It is listed in an OB school coefficient list of unknown origin, followed by </text:span><text:span text:style-name="T20">åe-lú</text:span><text:span text:style-name="T43">sar</text:span><text:span text:style-name="T1">, presumably “coriander,” (E. Robson, </text:span><text:span text:style-name="T12">Mesopotamian Mathematics</text:span><text:span text:style-name="T1"> 193: 15–16). The presumption has been that </text:span><text:span text:style-name="T26">Asafoedita</text:span><text:span text:style-name="T1"> is a foul­ smelling spice, and thus peddlers of such a substance would have been ­tainted by its odor. But there is no evidence to support this­ identification, etymology aside (“unclean”), as the extant documentation provides no­ evidence on the nature of this plant.</text:span><text:span text:style-name="Footnote_20_Symbol"><text:span text:style-name="T1"><text:note text:id="ftn14" text:note-class="footnote"><text:note-citation>14</text:note-citation><text:note-body><text:p text:style-name="Footnote"><text:span text:style-name="T1"><text:s/>See now </text:span><text:span text:style-name="T12">CAD</text:span><text:span text:style-name="T1"> T 400: “The identification with asafoedita in Thompson DAB 358 is not supported by the botanical evidence.”</text:span></text:p></text:note-body></text:note></text:span></text:span><text:span text:style-name="T1"> Moreover, Asafoedita</text:span><text:span text:style-name="T12">, </text:span><text:span text:style-name="T1">as anyone who has cooked northern Indian food knows</text:span><text:span text:style-name="T12">, </text:span><text:span text:style-name="T1">“is ­virtually odorless until it is powdered, when it releases its ­strong characteristic smell” (J. Sahni, </text:span><text:span text:style-name="T12">Classic Indian Cooking</text:span><text:span text:style-name="T1"> 9). It was a foreign plant, at least in Assyria, since it was listed as such by Assurnaœirpal in his “Banquet Stela” (</text:span><text:span text:style-name="T12">Iraq</text:span><text:span text:style-name="T1"> 14 33 [1952]: 48 = </text:span><text:span text:style-name="T13">RIMA</text:span><text:span text:style-name="T1"> 2 A.0.101.30).</text:span><text:span text:style-name="Footnote_20_Symbol"><text:span text:style-name="T1"><text:note text:id="ftn15" text:note-class="footnote"><text:note-citation>15</text:note-citation><text:note-body><text:p text:style-name="Footnote"><text:span text:style-name="T1"><text:s/>D. T. Potts, </text:span><text:span text:style-name="T13">Mesopotamian Civilization </text:span><text:span text:style-name="T1">66, claims that Asafoedita was grown in the gardens of Merodach-Baladan (</text:span><text:span text:style-name="T13">CT </text:span><text:span text:style-name="T1">14 50:65) but the plant in question is </text:span><text:span text:style-name="T13">œurbu</text:span><text:span text:style-name="T1">, a different, albeit unidentified plant. The identification of the plant as Asafoedita was already questioned by A. Kilmer, </text:span><text:span text:style-name="T12">OrNS</text:span><text:span text:style-name="T1"> 29 (1960) 297 n. 1.</text:span></text:p></text:note-body></text:note></text:span></text:span><text:span text:style-name="T1"> Perhaps this is the clue to the metaphor: Iåbi-Erra is a mere peddler of exotic foreign substances, once again stressing his foreign origins. </text:span></text:p>
      <text:p text:style-name="P36"><text:soft-page-break/>The two versions have different forms of the line:</text:p>
      <text:p text:style-name="P45"><text:span text:style-name="T1">A </text:span><text:span text:style-name="T20">ì-ne-éå </text:span><text:span text:style-name="T43">d</text:span><text:span text:style-name="T20">en-líl-le lú im-sa</text:span><text:span text:style-name="T54">10</text:span><text:span text:style-name="T20">-sa</text:span><text:span text:style-name="T54">10</text:span><text:span text:style-name="T20"> nu-luh-ha</text:span><text:span text:style-name="T43">sar</text:span></text:p>
      <text:p text:style-name="P45"><text:span text:style-name="T1">B </text:span><text:span text:style-name="T20">a-da-lam </text:span><text:span text:style-name="T43">d</text:span><text:span text:style-name="T20">en-líl-le nu-luh-ha</text:span><text:span text:style-name="T43">sar</text:span><text:span text:style-name="T20"> sa</text:span><text:span text:style-name="T54">10</text:span><text:span text:style-name="T20">-sa</text:span><text:span text:style-name="T54">10</text:span><text:span text:style-name="T20">-dè lú</text:span><text:span text:style-name="T43">?</text:span><text:span text:style-name="T20"> ­tumu nígin</text:span><text:span text:style-name="T1"> (At present the end of the line in X1 reads: </text:span><text:span text:style-name="T20">sa</text:span><text:span text:style-name="T54">10</text:span><text:span text:style-name="T20">-sa</text:span><text:span text:style-name="T54">10</text:span><text:span text:style-name="T20">-d[è ­lú] tumu-x</text:span><text:span text:style-name="T1">. </text:span></text:p>
      <text:p text:style-name="P35"><text:span text:style-name="T1">The text was in better condition when it was cited by­ B. Landsberger, </text:span><text:span text:style-name="T13">FS Baumgartner</text:span><text:span text:style-name="T1"> 179 n. 1. X2 has the idiosyncratic syllabic writing </text:span><text:span text:style-name="T20">nu-ha-ra</text:span><text:span text:style-name="T1">. The end of the line may have to be read as </text:span><text:span text:style-name="T20">lú</text:span><text:span text:style-name="T43">?</text:span><text:span text:style-name="T20"> im-nígin</text:span><text:span text:style-name="T1">.</text:span></text:p>
      <text:p text:style-name="P26"/>
      <text:p text:style-name="P31"><text:span text:style-name="T27">A16 = B21</text:span><text:span text:style-name="T1">. The phrase </text:span><text:span text:style-name="T20">numun ki-en-gi-ra nu-me-a</text:span><text:span text:style-name="T1"> is unique. Compare, perhaps, the invective raised against Åamåi-Addu by­ Puzur-Sin of Assur: </text:span><text:span text:style-name="T13">la å</text:span><text:span text:style-name="T66">ī</text:span><text:span text:style-name="T13">r aååur</text:span><text:span text:style-name="T1">, “not of the flesh of the city­ of Assur” (A. K. Grayson, </text:span><text:span text:style-name="T12">ARRIM</text:span><text:span text:style-name="T1"> 3 [1985] 12 lines 12–13 and 25; see already J. Cooper, </text:span><text:span text:style-name="T12">Curse of Agade</text:span><text:span text:style-name="T1"> 35 n. 42).</text:span></text:p>
      <text:p text:style-name="P50"/>
      <text:p text:style-name="P31"><text:span text:style-name="T27">A17 = B22</text:span><text:span text:style-name="T1">. </text:span><text:span text:style-name="T20">ga-nam</text:span><text:span text:style-name="T1"> seems to be used in two different ways, either as an adverb meaning “moreover,” (Akk. </text:span><text:span text:style-name="T13">app</text:span><text:span text:style-name="T66">ū</text:span><text:span text:style-name="T13">na</text:span><text:span text:style-name="T1">), or as a particle introducing irrealis (</text:span><text:span text:style-name="T13">piqa</text:span><text:span text:style-name="T1">, </text:span><text:span text:style-name="T13">tuåama</text:span><text:span text:style-name="T1">, etc.; see C. Wilcke, </text:span><text:span text:style-name="T13">JNES</text:span><text:span text:style-name="T1"> 27 [1968] 240–42). Note that the irrealis occurrences, as well as all Akkadian translations, are post-OB and have no relevance for this passage.</text:span></text:p>
      <text:p text:style-name="P54"><text:span text:style-name="T33">The writer of X1 reinterpreted </text:span><text:span text:style-name="T20">ság…dug</text:span><text:span text:style-name="T54">4</text:span><text:span text:style-name="T33"> = </text:span><text:span text:style-name="T14">sap</text:span><text:span text:style-name="T66">ā</text:span><text:span text:style-name="T14">æu</text:span><text:span text:style-name="T33">, “to scatter,” with a synonym </text:span><text:span text:style-name="T20">bir-bir</text:span><text:span text:style-name="T33"> but in a sense combined the two, apparently creating a neologism, a compound verb </text:span><text:span text:style-name="T20">bir-bir…dug</text:span><text:span text:style-name="T54">4</text:span><text:span text:style-name="T33">.</text:span></text:p>
      <text:p text:style-name="P50"/>
      <text:p text:style-name="P49"><text:span text:style-name="T29">A18 = B23</text:span><text:span text:style-name="T33">. In A the idiom</text:span><text:span text:style-name="T20"> du</text:span><text:span text:style-name="T54">11</text:span><text:span text:style-name="T20">-ga-du</text:span><text:span text:style-name="T54">11</text:span><text:span text:style-name="T20">-ga dab</text:span><text:span text:style-name="T54">5</text:span><text:span text:style-name="T35"> </text:span><text:span text:style-name="T33">is a calque from Akkadian </text:span><text:span text:style-name="T14">awatam œab</text:span><text:span text:style-name="T67">ā</text:span><text:span text:style-name="T14">tum</text:span><text:span text:style-name="T33">, “to convey a message” (</text:span><text:span text:style-name="T14">CAD</text:span><text:span text:style-name="T33"> Œ 25). It may not have been properly understood by the author of B.</text:span></text:p>
      <text:p text:style-name="P50"/>
      <text:p text:style-name="P31"><text:span text:style-name="T27">A19 = B24</text:span><text:span text:style-name="T1">. The final sign in </text:span><text:span text:style-name="T20">lú-</text:span><text:span text:style-name="T32">NE.RU</text:span><text:span text:style-name="T20">-åa</text:span><text:span text:style-name="T1"> (only in A; B: </text:span><text:span text:style-name="T20">-ra</text:span><text:span text:style-name="T1">) presents a problem. This­ passage was discussed by </text:span>Å<text:span text:style-name="T1">. Sj</text:span>ö<text:span text:style-name="T1">berg, </text:span><text:span text:style-name="T12">ZA</text:span><text:span text:style-name="T1"> 83 (1993) 18–19. Most of ­the evidence points to </text:span><text:soft-page-break/><text:span text:style-name="T1">a reading </text:span><text:span text:style-name="T20">érim</text:span><text:span text:style-name="T1"> of </text:span><text:span text:style-name="T20">NE.RU</text:span><text:span text:style-name="T1"> but this clearly demonstrates that some scribes read the signs </text:span><text:span text:style-name="T32">NE.RU.DU</text:span><text:span text:style-name="T31"> as </text:span><text:span text:style-name="T20">ne-ru-åa</text:span><text:span text:style-name="T54">4</text:span><text:span text:style-name="T1">. ­</text:span></text:p>
      <text:p text:style-name="P28"/>
      <text:p text:style-name="P31"><text:span text:style-name="T28">A24–25 = B29–30</text:span><text:span text:style-name="T1">. The interpretation of A offered here is hardly secure, as the line has no known parallels, and the syntax is difficult to analyze. These problems may have already vexed the ancients; somewhere along the line of transmission someone either did not understand the passage correctly, or wanted to amend it to reflect better a particular understanding of the lines. This may have been a multi-step process. In A25 the verbal form </text:span><text:span text:style-name="T20">ba-åúm-mu-na-ta</text:span><text:span text:style-name="T1"> is positive but in B29 the two sources differ. X1 has the negative </text:span><text:span text:style-name="T20">ba-ra-mu-un-åúm-ma-ta</text:span><text:span text:style-name="T1"> but X2 has </text:span><text:span text:style-name="T20">ba-ra-an-åúm-ma-a</text:span><text:span text:style-name="T1">, which may be either negative or positive second person. This change is echoed in the verb in the next line, where negative prefix</text:span><text:span text:style-name="T20"> nu-</text:span><text:span text:style-name="T1"> has been reinterpreted as </text:span><text:span text:style-name="T20">ní</text:span><text:span text:style-name="T1">, “fear,” or as the reflexive particle, and the verbal form changed to positive. The new interpretation may have then led to the insertion of the two new lines that follow in B but were not in A.</text:span></text:p>
      <text:p text:style-name="P35"><text:span text:style-name="T1">From a syntactic point of view, these lines are difficult to analyze; at first glance we have two subordinate clauses with no main sentence. With some reservations, I take </text:span><text:span text:style-name="T20">nu-mu-un-zu-a</text:span><text:span text:style-name="T1"> not as a subordinated verbal form but as a question, although one would expect </text:span><text:span text:style-name="T20">*nu-mu-un-zu-ù</text:span><text:span text:style-name="T1">. The basic meaning of the passage is: even if you were to surrender to him, do you think he would really believe that you were no longer loyal to me? </text:span></text:p>
      <text:p text:style-name="P26"/>
      <text:p text:style-name="P31"><text:span text:style-name="T27">A29=B49</text:span><text:span text:style-name="T1">. The first verb is different in all manuscripts. The composite text follows N1 (</text:span><text:span text:style-name="T20">gur</text:span><text:span text:style-name="T54">10</text:span><text:span text:style-name="T1">); N2 has a phonetic variant </text:span><text:span text:style-name="T20">gur</text:span><text:span text:style-name="T54">4</text:span><text:span text:style-name="T1">. The tradition of X1 (B) once again follows a track of reinterpretation. The root </text:span><text:span text:style-name="T20">/gur/</text:span><text:span text:style-name="T1"> was found wanting and was understood as </text:span><text:span text:style-name="T20">ul</text:span><text:span text:style-name="T54">4</text:span><text:span text:style-name="T1"> (i.e., </text:span><text:span text:style-name="T20">gír</text:span><text:span text:style-name="T1">-</text:span><text:span text:style-name="T12">gunû</text:span><text:span text:style-name="T1">) = </text:span><text:span text:style-name="T12">æam</text:span><text:span text:style-name="T66">ā</text:span><text:span text:style-name="T12">øu</text:span><text:span text:style-name="T1">, “to hurry;” under Akkadian influence the two verbs in the line were taken as hendiadys. </text:span></text:p>
      <text:p text:style-name="P26"/>
      <text:p text:style-name="P31"><text:soft-page-break/><text:span text:style-name="T27">A30 = B50</text:span><text:span text:style-name="T1">. The predicate is </text:span><text:span text:style-name="T20">åu + sá…dug</text:span><text:span text:style-name="T1">, a calque of </text:span><text:span text:style-name="T13">q</text:span><text:span text:style-name="T66">ā</text:span><text:span text:style-name="T13">tam kaå</text:span><text:span text:style-name="T66">ā</text:span><text:span text:style-name="T13">dum</text:span><text:span text:style-name="T1">, “to conquer,” discussed in the commentary to PuIb1: 16 (23). Indeed, this line undoubtedly alludes to that particular line in the letter which this one answers. The use of the unseparated </text:span><text:span text:style-name="T20">sá-di</text:span><text:span text:style-name="T31">, used in all three Nippur sources, </text:span><text:span text:style-name="T1">is characteristic of Larsa Sumerian but is unique in this letter, in which compound verbs are otherwise are properly used correctly. Note that the author of X1 insisted on a correct form (</text:span><text:span text:style-name="T20">sá nu-ub-du</text:span><text:span text:style-name="T54">11</text:span><text:span text:style-name="T20">-ga</text:span><text:span text:style-name="T1">).</text:span></text:p>
      <text:p text:style-name="P27"/>
      <text:p text:style-name="P31"><text:span text:style-name="T27">A33 = B56</text:span><text:span text:style-name="T1">. The complex ideological games that are being played here are echoed in the OB omen tradition, which preserves</text:span><text:span text:style-name="T27"> </text:span><text:span text:style-name="T1">a very different version of these events, using very similar language, albeit in Akkadian (</text:span><text:span text:style-name="T12">YOS</text:span><text:span text:style-name="T1"> 10 46 v 4–6): </text:span><text:span text:style-name="T12">åumma</text:span><text:span text:style-name="T1">(diå) </text:span><text:span text:style-name="T20">giå.tukul</text:span><text:span text:style-name="T12"> ra-bu-um i-na i-mi-tim åa-ki-im-ma</text:span><text:span text:style-name="T1">, </text:span><text:span text:style-name="T12">e-li mar-tim ra-ki-ib</text:span><text:span text:style-name="T1"> </text:span><text:span text:style-name="T20">giå.tukul</text:span><text:span text:style-name="T12"> </text:span><text:span text:style-name="T39">I</text:span><text:span text:style-name="T12">iå-bi-èr-ra</text:span><text:span text:style-name="T1">,</text:span><text:span text:style-name="T12"> åa e-la-am-tam is-ku-pu</text:span><text:span text:style-name="T1">, “If there is a large Weapon-mark present in the pars familiaris, and it straddles the gall-bladder, it is the Weapon-mark of Iåbi-Erra, who repulsed the Elamite (forces).” Note that Akkadian </text:span><text:span text:style-name="T12">sak</text:span><text:span text:style-name="T65">ā</text:span><text:span text:style-name="T12">pum</text:span><text:span text:style-name="T1"> is the lexical equivalent of Sumerian </text:span><text:span text:style-name="T20">zag…tag</text:span><text:span text:style-name="T1">, “to push away, to repulse.” In both versions of the letter the promise is that it will be Ibbi-Sin who will repulse Elam, and capture Iåbi-Erra.</text:span></text:p>
      <text:p text:style-name="P26"/>
      <text:p text:style-name="P31"><text:span text:style-name="T28">B36</text:span><text:span text:style-name="T1">. Note the use of the uncommon </text:span><text:span text:style-name="T20">géåtu…ri</text:span><text:span text:style-name="T1"> in X2, while X1 has </text:span><text:span text:style-name="T32">Ñ</text:span><text:span text:style-name="T20">éåtu…</text:span><text:span text:style-name="T32">Ñ</text:span><text:span text:style-name="T20">ar</text:span><text:span text:style-name="T1">. For examples of the former, which is often misinterpreted, see F. Karahashi, </text:span><text:span text:style-name="T13">Sumerian Compund Verbs </text:span><text:span text:style-name="T1">86. Both mean, “to listen, pay attention.”</text:span></text:p>
      <text:p text:style-name="P26"/>
      <text:p text:style-name="P31"><text:span text:style-name="T28">B37</text:span><text:span text:style-name="T1">. The normal Sumerian version of this expression does not have </text:span><text:span text:style-name="T20">ní</text:span><text:span text:style-name="T32">Ñ</text:span><text:span text:style-name="T1">; e.g., </text:span><text:span text:style-name="T13">Nippur Lament</text:span><text:span text:style-name="T1"> 229: </text:span><text:span text:style-name="T20">an-né </text:span><text:span text:style-name="T43">d</text:span><text:span text:style-name="T20">en-líl-le igi sa</text:span><text:span text:style-name="T54">6</text:span><text:span text:style-name="T20">-ga-ne-ne im-åi-in-bar-re-eå-àm</text:span><text:span text:style-name="T1">. The only other example that is similar to the one found here known to me is found in an incantation </text:span><text:span text:style-name="T13">VAS</text:span><text:span text:style-name="T1"> 17 14: 17-18 </text:span><text:span text:style-name="T43">d</text:span><text:span text:style-name="T20">utu agrun-na-ta [x x x] igi ní</text:span><text:span text:style-name="T32">Ñ</text:span><text:span text:style-name="T20">-sa</text:span><text:span text:style-name="T54">6</text:span><text:span text:style-name="T20">-ga-ni hé-[em-kù-ge]</text:span><text:span text:style-name="T1">. The difference between ADJ and </text:span><text:span text:style-name="T20">ní</text:span><text:span text:style-name="T32">Ñ</text:span><text:span text:style-name="T1">-ADJ in Sumerian is not clear to me.</text:span></text:p>
      <text:p text:style-name="P26"/>
      <text:p text:style-name="P31"><text:soft-page-break/><text:span text:style-name="T27">B39–43</text:span><text:span text:style-name="T1">. This is the only actual omen in Sumerian and­ therefore requires a full discussion. The technical vocabulary­ is unique; it must be compared to the Akkadian language of­ extispicy, since there are no second-millennium omens in Sumerian. The passage in question is attested only in non-Nippurean manuscripts and was clearly invented by some northern scribe, who cleverly invented a Sumerian technical vocabulary for extispicy. The observations in Michalowski, </text:span><text:span text:style-name="T12">FS</text:span><text:span text:style-name="T1"> </text:span><text:span text:style-name="T12">Leichty </text:span><text:span text:style-name="T1">247–58 must now be adjusted accordingly. Nevertheless, the new rendition of these lines remains hypothetical, at best.</text:span></text:p>
      <text:p text:style-name="P26"/>
      <text:p text:style-name="P31"><text:span text:style-name="T27">B39</text:span><text:span text:style-name="T1">. This line contains two technical terms: </text:span><text:span text:style-name="T20">kí</text:span><text:span text:style-name="T32">Ñ</text:span><text:span text:style-name="T20">-gi</text:span><text:span text:style-name="T54">4</text:span><text:span text:style-name="T20">-a</text:span><text:span text:style-name="T1"> and </text:span><text:span text:style-name="T20">uzu ­silim-ma</text:span><text:span text:style-name="T1">. The former is undoubtedly </text:span><text:span text:style-name="T12">t</text:span><text:span text:style-name="T65">ē</text:span><text:span text:style-name="T12">rtum</text:span><text:span text:style-name="T26"> or </text:span><text:span text:style-name="T12">amutum</text:span><text:span text:style-name="T26">; see D. Foxvog, </text:span><text:span text:style-name="T12">FS Sjöberg </text:span><text:span text:style-name="T26">172–73.</text:span><text:span text:style-name="T1"> Sumerian </text:span><text:span text:style-name="T20">uzu</text:span><text:span text:style-name="T1"> is sometimes used as­ synonym for </text:span><text:span text:style-name="T12">t</text:span><text:span text:style-name="T65">ē</text:span><text:span text:style-name="T12">rtum</text:span><text:span text:style-name="T1"> but here it probably has a more limited­ meaning; the phrase is a back translation from Akkadian </text:span><text:span text:style-name="T13">å</text:span><text:span text:style-name="T66">ī</text:span><text:span text:style-name="T13">rum åalmum</text:span><text:span text:style-name="T1">, “favorable ominous part.” As such, </text:span><text:span text:style-name="T20">uzu</text:span><text:span text:style-name="T1"> probably reflects the more generalized technical use of </text:span><text:span text:style-name="T13">å</text:span><text:span text:style-name="T66">ī</text:span><text:span text:style-name="T13">rum </text:span><text:span text:style-name="T1">to designate</text:span><text:span text:style-name="T13"> </text:span><text:span text:style-name="T1">various sorts of ominous phenomena, as discussed by J.-P. Durand, </text:span><text:span text:style-name="T13">ARM 26</text:span><text:span text:style-name="T1">, 15–19.</text:span></text:p>
      <text:p text:style-name="P26"><text:s/></text:p>
      <text:p text:style-name="P31"><text:span text:style-name="T27">B40</text:span><text:span text:style-name="T1">. In X1, the two sides of the liver are here described as </text:span><text:span text:style-name="T20">uzu ­zi-da</text:span><text:span text:style-name="T1"> and </text:span><text:span text:style-name="T20">uzu gùb-bu</text:span><text:span text:style-name="T1">; the </text:span><text:span text:style-name="T13">pars familiaris</text:span><text:span text:style-name="T1"> and </text:span><text:span text:style-name="T13">pars hostilis</text:span><text:span text:style-name="T1">,­ for which see I. Starr, </text:span><text:span text:style-name="T13">Rituals of the Diviner</text:span><text:span text:style-name="T1"> 15–29. In X2 there are only the two sides, without </text:span><text:span text:style-name="T20">uzu</text:span><text:span text:style-name="T1">; this scribe also omits lines 41 and 42, that is the laborious Sumerian description of the exta. Without additional duplicates it is impossible to decide if X2 actually omits these lines, or if they were added by the scribe of X1. </text:span></text:p>
      <text:p text:style-name="P35"><text:span text:style-name="T1">The reading</text:span><text:span text:style-name="T20"> á-diri</text:span><text:span text:style-name="T1">, or perhaps better </text:span><text:span text:style-name="T20">á-</text:span><text:span text:style-name="T32">SI.A</text:span><text:span text:style-name="T1">, if correct, presents multiple difficulties. </text:span><text:span text:style-name="T13">PSD</text:span><text:span text:style-name="T1"> A/II 51 renders </text:span><text:span text:style-name="T20">á-diri </text:span><text:span text:style-name="T1">as “superior strength,” and this is clearly not at issue here. There remains the administrative term </text:span><text:span text:style-name="T20">á diri</text:span><text:span text:style-name="T1">, “additional work (assignment),” listed in the dictionary on the following page, and one might consider that the usage in the letter is related to the latter. I see three possibilities here. Either the author used it here in an adverbial sense, and the hence the translation should be “</text:span><text:span text:style-name="T13">additionally, furthermore,</text:span><text:span text:style-name="T1">” or </text:span><text:soft-page-break/><text:span text:style-name="T1">this is another attempt to create a Sumerian extispicy term in Sumerian. The two texts differ substantially here but note that the technically incorrect ascription of the right side to Iåbi-Erra and the left to Ibbi-Sin in X1 in line 40 seems to be reversed in 41 and 42. Therefore, with all due caution, I suggest that </text:span><text:span text:style-name="T20">á-diri </text:span><text:span text:style-name="T1">is an attempt to render Akkadian </text:span><text:span text:style-name="T13">aæ</text:span><text:span text:style-name="T66">ī</text:span><text:span text:style-name="T13">tu</text:span><text:span text:style-name="T1">, “follow-up.” As I understand it, Ibbi-Sin implies, according to the Old Babylonian author, that he had omens performed, and the follow-up was favorable to him, as he relates here.</text:span></text:p>
      <text:p text:style-name="P30"/>
      <text:p text:style-name="P31"><text:span text:style-name="T30">B41–42</text:span><text:span text:style-name="T31">. The expressions </text:span><text:span text:style-name="T44">Ñ</text:span><text:span text:style-name="T43">iå</text:span><text:span text:style-name="T20">tukul á zi-da</text:span><text:span text:style-name="T1"> and </text:span><text:span text:style-name="T39">Ñ</text:span><text:span text:style-name="T43">iå</text:span><text:span text:style-name="T20">tukul gùb-bu</text:span><text:span text:style-name="T1"> are renditions of Akkadian </text:span><text:span text:style-name="T13">kak imittim</text:span><text:span text:style-name="T1"> and </text:span><text:span text:style-name="T13">kak åum</text:span><text:span text:style-name="T66">ē</text:span><text:span text:style-name="T13">lim</text:span><text:span text:style-name="T1">, “Weapon of the right/left (side of a permanent feature); </text:span><text:span text:style-name="T31">For the Akkadian see U. Jeyes, </text:span><text:span text:style-name="T15">OBE</text:span><text:span text:style-name="T31"> 82.</text:span><text:span text:style-name="T1"> The </text:span><text:span text:style-name="T12">kakku</text:span><text:span text:style-name="T1"> has no parts in Akkadian extispicy; Ulla Koch suggests to me that </text:span><text:span text:style-name="T20">gú</text:span><text:span text:style-name="T1"> may therefore refer to something else, perhaps a part of the gall bladder. </text:span></text:p>
      <text:p text:style-name="P35"><text:span text:style-name="T1">In Akkadian divination texts, </text:span><text:span text:style-name="T20">gu</text:span><text:span text:style-name="T1"> = </text:span><text:span text:style-name="T13">qûm</text:span><text:span text:style-name="T1">, “filament,” is another negative mark; see U. Jeyes, </text:span><text:span text:style-name="T13">OBE</text:span><text:span text:style-name="T1"> 91–92 and U. Koch-Westenholz, </text:span><text:span text:style-name="T13">BLO </text:span><text:span text:style-name="T1">63 with previous literature. As Jeyes observed, this feature connotes restraint or obstruction, which in this case must pertain to Iåbi-Erra. The verb </text:span><text:span text:style-name="T20">lá</text:span><text:span text:style-name="T1"> renders Akkadian </text:span><text:span text:style-name="T13">åuqallulum</text:span><text:span text:style-name="T1">, “to be suspended, dangle,” or perhaps even </text:span><text:span text:style-name="T13">kamû</text:span><text:span text:style-name="T1">, “to attach” (suggested to me by R. D. Biggs), both of which are commonly used in conjunction with the “filament.”</text:span></text:p>
      <text:p text:style-name="P26"/>
      <text:p text:style-name="P31"><text:span text:style-name="T27">B43</text:span><text:span text:style-name="T1">. Note that the apodosis of this omen­ contains a Sumerian calque of an Akkadian expression that is­ found in omen and dream reports from Mari; </text:span><text:span text:style-name="T20">åu…</text:span><text:span text:style-name="T32">Ñ</text:span><text:span text:style-name="T20">ar</text:span><text:span text:style-name="T1"> here used in­ the sense of </text:span><text:span text:style-name="T12">ana q</text:span><text:span text:style-name="T65">ā</text:span><text:span text:style-name="T12">ti mull</text:span><text:span text:style-name="T66">ū</text:span><text:span text:style-name="T12">,</text:span><text:span text:style-name="T1"> “to deliver to someone.” Note </text:span><text:span text:style-name="T12">ARMT</text:span><text:span text:style-name="T1"> X 8 = </text:span><text:span text:style-name="T12">AEM</text:span><text:span text:style-name="T1"> I/1 214 12–14: </text:span><text:span text:style-name="T12">na-ak-ri-ka a-na qa-ti-ka ú-ma-al-la</text:span><text:span text:style-name="T1">,­ “I will deliver your enemies to you,” (quotation from the speech­ of a woman who fell in a trance in the temple of Annunitum). ­Similar phrases are found in the highly formalized letters of Dam-æuraœim to Zimri-Lim, </text:span><text:span text:style-name="T12">ARMT</text:span><text:span text:style-name="T1"> X 62 and 63.</text:span></text:p>
      <text:p text:style-name="P26"><text:soft-page-break/></text:p>
      <text:p text:style-name="P31"><text:span text:style-name="T27">B44</text:span><text:span text:style-name="T1">. The motif of turning darkness into light, or the ­reverse, a metaphor for the reversal of fortune, is ­well attested in Sumerian literature; see, e.g., </text:span><text:span text:style-name="T12">Eridu Lament</text:span><text:span text:style-name="T1"> 1:22 </text:span><text:span text:style-name="T20">uru-a u</text:span><text:span text:style-name="T54">4</text:span><text:span text:style-name="T20"> ­zalag-ga è-a u</text:span><text:span text:style-name="T54">4</text:span><text:span text:style-name="T20"> ba-da-ku</text:span><text:span text:style-name="T54">10</text:span><text:span text:style-name="T20">-ku</text:span><text:span text:style-name="T54">10</text:span><text:span text:style-name="T20"> eridu</text:span><text:span text:style-name="T43">ki</text:span><text:span text:style-name="T20">-ga u</text:span><text:span text:style-name="T54">4</text:span><text:span text:style-name="T20"> zalag-ga è-a u</text:span><text:span text:style-name="T54">4</text:span><text:span text:style-name="T20"> ­ba-da-ku</text:span><text:span text:style-name="T54">10</text:span><text:span text:style-name="T20">-ku</text:span><text:span text:style-name="T54">10</text:span><text:span text:style-name="T20"> </text:span><text:span text:style-name="T43">d</text:span><text:span text:style-name="T20">utu an-úr-ra åú-a-gin</text:span><text:span text:style-name="T54">7</text:span><text:span text:style-name="T20"> an-usan-åè ba-dù</text:span><text:span text:style-name="T1">, “In the­ city where bright sunlight used to shine forth, the day darkened. ­In Eridu, where bright sunlight used to shine forth, the day ­darkened. As if the sun had set below the horizon, it turned­ into twilight”; see also </text:span><text:span text:style-name="T12">Letter-Prayer of </text:span><text:span text:style-name="T13">Sin-iddinam to Utu</text:span><text:span text:style-name="T1"> 7, or </text:span><text:span text:style-name="T12">Letter-Prayer of Sin-åamuæ to</text:span><text:span text:style-name="T1"> </text:span><text:span text:style-name="T13">Enki </text:span><text:span text:style-name="T1">48. Sum. </text:span><text:span text:style-name="T20">zalag</text:span><text:span text:style-name="T1"> was “read” as </text:span><text:span text:style-name="T13">n</text:span><text:span text:style-name="T66">ū</text:span><text:span text:style-name="T13">rum</text:span><text:span text:style-name="T1"> already in Ur III; note the playful writing </text:span><text:span text:style-name="T20">hu-ùh-ZALAG</text:span><text:span text:style-name="T43">ki</text:span><text:span text:style-name="T1"> for the place name Huhnuri in B. Lafont,­ </text:span><text:span text:style-name="T12">Documents </text:span><text:span text:style-name="T1">79:13. More to the point is the similarity with expressions found in OB “historical” omens pertaining to Sargon and the otherwise unknown TE-Enlila:</text:span><text:span text:style-name="T13"> am</text:span><text:span text:style-name="T66">ū</text:span><text:span text:style-name="T13">t Åarrukên åa ekl</text:span><text:span text:style-name="T66">ē</text:span><text:span text:style-name="T13">tam illikuma/iæbutma n</text:span><text:span text:style-name="T66">ū</text:span><text:span text:style-name="T13">ram </text:span><text:span text:style-name="T66">ī</text:span><text:span text:style-name="T13">muru/</text:span><text:span text:style-name="T66">ū</text:span><text:span text:style-name="T13">œiaååum</text:span><text:span text:style-name="T1">, “Omen of Sargon who went through/made an incursion into the darkness and then saw/had appear light;” </text:span><text:span text:style-name="T13">am</text:span><text:span text:style-name="T66">ū</text:span><text:span text:style-name="T13">t</text:span><text:span text:style-name="T1"> TE-Enlil </text:span><text:span text:style-name="T13">åa n</text:span><text:span text:style-name="T66">ū</text:span><text:span text:style-name="T13">rum </text:span><text:span text:style-name="T66">ū</text:span><text:span text:style-name="T13">œiaåum</text:span><text:span text:style-name="T1">, “omen of TE-Enlil for whom the light appeared;” for references see A. Goetze, </text:span><text:span text:style-name="T13">JCS</text:span><text:span text:style-name="T1"> 1 (1947) 256–57, 263 and also J. S. Cooper, </text:span><text:span text:style-name="T13">Death in Mesopotamia </text:span><text:span text:style-name="T1">102.</text:span></text:p>
      <text:p text:style-name="P35"><text:span text:style-name="T1">The end of the line is grammatically difficult. One could read </text:span><text:span text:style-name="T20">èd/nú-ne </text:span><text:span text:style-name="T1">rather than </text:span><text:span text:style-name="T20">è/nú-dè</text:span><text:span text:style-name="T1">. </text:span></text:p>
      <text:p text:style-name="P29"/>
      <text:p text:style-name="P31"><text:span text:style-name="T28">A27 = B46</text:span><text:span text:style-name="T34">. The two versions have very different interpretations of this line; </text:span><text:span text:style-name="T21">inim du</text:span><text:span text:style-name="T55">10</text:span><text:span text:style-name="T34"> is here equivalent to </text:span><text:span text:style-name="T16">sal</text:span><text:span text:style-name="T68">ī</text:span><text:span text:style-name="T16">mu</text:span><text:span text:style-name="T34">, “peace, reconciliation,” known only from bilingual texts and as a logogram in Akkadian, rather than the more common “favorable pronouncement.” </text:span></text:p>
      <text:p text:style-name="P35"><text:span text:style-name="T34">The temporal adverb </text:span><text:span text:style-name="T21">u</text:span><text:span text:style-name="T55">4</text:span><text:span text:style-name="T21">-bi-da-(k)</text:span><text:span text:style-name="T34"> in B is very rare; it is found only in inscriptions of Warad-Sin and Rim-Sin in the expression </text:span><text:span text:style-name="T21">diri u</text:span><text:span text:style-name="T55">4</text:span><text:span text:style-name="T21">-bi-da-åè/ka</text:span><text:span text:style-name="T34">, which seems to mean “more than previously/before.”</text:span></text:p>
      <text:p text:style-name="P39"/>
      <text:p text:style-name="P31"><text:soft-page-break/><text:span text:style-name="T27">A28 = B47</text:span><text:span text:style-name="T1">. The expression </text:span><text:span text:style-name="T20">lul du</text:span><text:span text:style-name="T54">8</text:span><text:span text:style-name="T20">-du</text:span><text:span text:style-name="T54">8</text:span><text:span text:style-name="T20">-ù-da hé-ni-ib-túm-túm-mu</text:span><text:span text:style-name="T1"> is unique; it ­must be compared with the line in </text:span><text:span text:style-name="T13">Father and Son</text:span><text:span text:style-name="T1"> 63: </text:span><text:span text:style-name="T20">du</text:span><text:span text:style-name="T54">10</text:span><text:span text:style-name="T20">-ak-a</text:span><text:span text:style-name="T54">5</text:span><text:span text:style-name="T20">-dè lul-da mi-ni-in-túm-túm-mu nu-mu-e-åi-in-åe,</text:span><text:span text:style-name="T31"> translated by </text:span><text:span text:style-name="T80">Å</text:span><text:span text:style-name="T31">. Sj</text:span><text:span text:style-name="T80">ö</text:span><text:span text:style-name="T31">berg’s</text:span><text:span text:style-name="T1"> as “Bitte ich kann nicht zulassen, dass du immer wieder unzuverlässig und falsch bist” (</text:span><text:span text:style-name="T13">JCS </text:span><text:span text:style-name="T1">25 [1973] 116, with commentary on p. 124). My interpretation is based on </text:span><text:span text:style-name="T20">du</text:span><text:span text:style-name="T54">8</text:span><text:span text:style-name="T20">-du</text:span><text:span text:style-name="T54">8</text:span><text:span text:style-name="T1"> as </text:span><text:span text:style-name="T13">puææuru</text:span><text:span text:style-name="T1">, “to undo.” The author of B had trouble with this line may have interpreted </text:span><text:span text:style-name="T20">du</text:span><text:span text:style-name="T54">8</text:span><text:span text:style-name="T20">-du</text:span><text:span text:style-name="T54">8</text:span><text:span text:style-name="T20">-ù-da </text:span><text:span text:style-name="T31">as</text:span><text:span text:style-name="T20"> du</text:span><text:span text:style-name="T54">10</text:span><text:span text:style-name="T20">-ud-ak</text:span><text:span text:style-name="T1"> =</text:span><text:span text:style-name="T13"> tespītu</text:span><text:span text:style-name="T1">, “prayer,” possibly influenced by the </text:span><text:span text:style-name="T13">Father and Son</text:span><text:span text:style-name="T1"> line cited above. </text:span></text:p>
      <text:p text:style-name="P26"/>
      <text:p text:style-name="P31"><text:span text:style-name="T27">A31 = B51</text:span><text:span text:style-name="T1">. The translation of this line has been taken for granted but it is not without problems. Were it not for similar sentiments found in other texts, one would interpret </text:span><text:span text:style-name="T32">Ñ</text:span><text:span text:style-name="T20">alga ur-re</text:span><text:span text:style-name="T1">, the form found in all the Nippur manuscripts, as “of hostile intentions,” rather than as “the mind of a dog/beast.” For </text:span><text:span text:style-name="T20">ur</text:span><text:span text:style-name="T1"> in the sense of Akkadian </text:span><text:span text:style-name="T12">nakru</text:span><text:span text:style-name="T1">, see, e.g., Uruk Lament 4.11 </text:span><text:span text:style-name="T20">gu-ti-um ur-re ba-e-≠bal</text:span><text:span text:style-name="T25"></text:span><text:span text:style-name="T20"> […]</text:span><text:span text:style-name="T1">, “Gutium, the enemy, overturned….” “Mind of a beast” would be </text:span><text:span text:style-name="T32">Ñ</text:span><text:span text:style-name="T20">alga ur-ra</text:span><text:span text:style-name="T1"> or </text:span><text:span text:style-name="T32">Ñ</text:span><text:span text:style-name="T20">alga ur-ra-ke</text:span><text:span text:style-name="T54">4</text:span><text:span text:style-name="T1">, and, indeed, the former is what X1 writes. The most instructive parallel is in </text:span><text:span text:style-name="T12">Curse of Agade</text:span><text:span text:style-name="T1"> 156, where Gutium is described as: </text:span><text:span text:style-name="T20">dím-ma lú-ùlu </text:span><text:span text:style-name="T32">Ñ</text:span><text:span text:style-name="T20">alga/arhuå ur-ra/a/e uludin</text:span><text:span text:style-name="T54">2</text:span><text:span text:style-name="T20"> </text:span><text:span text:style-name="T43">úgu</text:span><text:span text:style-name="T20">ugu</text:span><text:span text:style-name="T54">4</text:span><text:span text:style-name="T20">-bi</text:span><text:span text:style-name="T1">, “With human instinct but the mind of a dog/beast, and monkey’s looks” (see J. Cooper, </text:span><text:span text:style-name="T12">Curse of Agade </text:span><text:span text:style-name="T1">31, 353 n. 46, with parallels). It is probable that the Nippur scribes understood this passage as referring to “hostile intentions,” but that the ever-vigilant author of X1 hyper-corrected it to conform to the usage he knew from other texts. </text:span></text:p>
      <text:p text:style-name="P26"/>
      <text:p text:style-name="P31"><text:span text:style-name="T28">A32-33 = B52–53</text:span><text:span text:style-name="T1">. From the purely formal grammatical point of view the Amorites are referred to in singular third person of the animate class. The tradition represented by X1 (B) indicates that someone recognized this and attempted to take it literally, hence the otherwise inexplicable writing </text:span><text:span text:style-name="T20">ti-da-ma-rum</text:span><text:span text:style-name="T1">, which I take to be a clumsy attempt at a Sumerian </text:span><text:span text:style-name="T13">nisbe</text:span><text:span text:style-name="T1">, hence the reading </text:span><text:span text:style-name="T20">-rum</text:span><text:span text:style-name="T1"> rather than </text:span><text:span text:style-name="T20">-aå</text:span><text:span text:style-name="T1">. Note that only manuscript Si1 among the A version texts has </text:span><text:span text:style-name="T20">ti-da-nu-um</text:span><text:span text:style-name="T1">. </text:span></text:p>
      <text:p text:style-name="P26"><text:soft-page-break/></text:p>
      <text:p text:style-name="P31"><text:span text:style-name="T27">A35 = B61</text:span><text:span text:style-name="T1">. Following the singular second person pronoun </text:span><text:span text:style-name="T20">za-e</text:span><text:span text:style-name="T1">, most manuscripts have a different form of the final verb: two have second persona plural (N2, N3), one has first/second singular (N1 but this might be simply abbreviation of the plural form), one has third plural (X1, probably also Si1). Most probably, the confusion derives from the contrast between the singular independent pronoun, addressed to Puzur-Numuåda, and the plural verb form that references both him and </text:span><text:span text:style-name="T69">Ğ</text:span><text:span text:style-name="T1">irbubu, governor of nearby </text:span><text:span text:style-name="T69">Ğ</text:span><text:span text:style-name="T1">irkal. Compare </text:span><text:span text:style-name="T12">Letter of Nanna-kiºaÑa to Lipit-Eåtar</text:span><text:span text:style-name="T1"> (SEpM 4) 18 </text:span><text:span text:style-name="T20">lugal-</text:span><text:span text:style-name="T32">Ñ</text:span><text:span text:style-name="T20">u</text:span><text:span text:style-name="T54">10</text:span><text:span text:style-name="T20"> nam-ba-e-åe-ba-e-ne</text:span><text:span text:style-name="T1">, “my king, (the troops) will not neglect (your ord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Lucida Grande" svg:font-family="'Lucida Grande'" style:font-family-generic="swiss"/>
    <style:font-face style:name="AssyrianDictionary" svg:font-family="AssyrianDictionary" style:font-pitch="variable"/>
    <style:font-face style:name="Courier New" svg:font-family="'Courier New'" style:font-pitch="variable"/>
    <style:font-face style:name="Tahoma" svg:font-family="Tahoma" style:font-pitch="variable"/>
    <style:font-face style:name="AO Times New Roman" svg:font-family="'AO Times New Roman', Cochi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text-properties fo:font-style="italic" style:font-style-asian="italic"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Plain_20_Text" style:display-name="Plain Text" style:family="paragraph" style:parent-style-name="Standard">
      <style:text-properties style:font-name="Courier New" fo:font-size="10pt" style:font-size-asian="10pt"/>
    </style:style>
    <style:style style:name="Normal_20__28_Web_29_" style:display-name="Normal (Web)" style:family="paragraph" style:parent-style-name="Standard">
      <style:paragraph-properties fo:margin-top="0.0693in" fo:margin-bottom="0.0693in"/>
      <style:text-properties style:font-size-complex="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Endnote" style:family="paragraph" style:parent-style-name="Standard" style:class="extra">
      <style:text-properties fo:font-size="10pt" style:font-size-asian="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style:font-size-complex="12pt"/>
    </style:style>
    <style:style style:name="Comment_20_Subject" style:display-name="Comment Subject" style:family="paragraph" style:parent-style-name="Comment_20_Text" style:next-style-name="Comment_20_Text">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Endnote_20_Symbol" style:display-name="End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weight="bold" style:font-weight-asian="bold" style:font-weight-complex="bold"/>
    </style:style>
    <style:style style:name="Heading_20_1_20_Char" style:display-name="Heading 1 Char" style:family="text" style:parent-style-name="Default_20_Paragraph_20_Font">
      <style:text-properties fo:font-size="12pt" fo:font-weight="bold" style:font-size-asian="12pt" style:font-weight-asian="bold" style:font-weight-complex="bold"/>
    </style:style>
    <style:style style:name="Plain_20_Text_20_Char" style:display-name="Plain Text Char" style:family="text" style:parent-style-name="Default_20_Paragraph_20_Font">
      <style:text-properties style:font-name="Courier New"/>
    </style:style>
    <style:style style:name="Header_20_Char" style:display-name="Header Char" style:family="text" style:parent-style-name="Default_20_Paragraph_20_Font">
      <style:text-properties fo:font-size="12pt" style:font-size-asian="12pt"/>
    </style:style>
    <style:style style:name="Footnote_20_Text_20_Char" style:display-name="Footnote Text Char" style:family="text" style:parent-style-name="Default_20_Paragraph_20_Font"/>
    <style:style style:name="Footer_20_Char" style:display-name="Footer Char" style:family="text" style:parent-style-name="Default_20_Paragraph_20_Font">
      <style:text-properties fo:font-size="12pt" style:font-size-asian="12pt"/>
    </style:style>
    <style:style style:name="Endnote_20_Text_20_Char" style:display-name="Endnote Text Char" style:family="text" style:parent-style-name="Default_20_Paragraph_20_Font"/>
    <style:style style:name="Body_20_Text_20_Char" style:display-name="Body Text Char" style:family="text" style:parent-style-name="Default_20_Paragraph_20_Font">
      <style:text-properties fo:font-size="12pt" fo:font-style="italic" style:font-size-asian="12pt" style:font-style-asian="italic" style:font-style-complex="italic"/>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25in" fo:text-indent="0in" style:auto-text-indent="false">
        <style:tab-stops>
          <style:tab-stop style:position="1.6807in"/>
        </style:tab-stops>
      </style:paragraph-properties>
    </style:style>
    <style:style style:name="MP2" style:family="paragraph" style:parent-style-name="Head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1in" fo:margin-left="0.9161in" fo:margin-right="0.916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page-layout>
    <style:page-layout style:name="Mpm2">
      <style:page-layout-properties fo:page-width="8.5in" fo:page-height="11in" style:num-format="1" style:print-orientation="portrait" fo:margin-top="1in" fo:margin-bottom="1in" fo:margin-left="0.9161in" fo:margin-right="0.916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draw:frame draw:style-name="Mfr1" draw:name="Frame1" text:anchor-type="paragraph" svg:y="0.0008in" fo:min-width="0in" draw:z-index="20"><draw:text-box fo:min-height="0.1457in"><text:p text:style-name="Header"><text:span text:style-name="Page_20_Number"><text:page-number text:select-page="current">30</text:page-number></text:span></text:p></draw:text-box></draw:frame></text:p>
      </style:header>
    </style:master-page>
    <style:master-page style:name="First_20_Page" style:display-name="First Page" style:page-layout-name="Mpm2" style:next-style-name="Standard">
      <style:header>
        <text:p text:style-name="MP2"><draw:frame draw:style-name="Mfr1" draw:name="Frame2" text:anchor-type="paragraph" svg:y="0.0008in" fo:min-width="0in" draw:z-index="0"><draw:text-box fo:min-height="0.1457in"><text:p text:style-name="Header"><text:span text:style-name="Page_20_Number"><text:page-number text:select-page="current">30</text:page-number></text:span></text:p></draw:text-box></draw:fra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iotr Michalowski</meta:initial-creator>
    <meta:creation-date>2000-07-29T10:31:00</meta:creation-date>
    <dc:creator>Piotr Michalowski</dc:creator>
    <dc:date>2009-10-28T12:56:00</dc:date>
    <meta:print-date>2009-08-31T15:44:00</meta:print-date>
    <meta:editing-cycles>1225</meta:editing-cycles>
    <meta:editing-duration>PT543H46M00S</meta:editing-duration>
    <meta:document-statistic meta:table-count="0" meta:image-count="0" meta:object-count="0" meta:page-count="30" meta:paragraph-count="449" meta:word-count="8776" meta:character-count="45643"/>
    <meta:generator>OpenOffice.org/3.1$Unix OpenOffice.org_project/310m19$Build-9420</meta:generator>
  </office:meta>
</office:document-meta>
</file>